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-Jan23_16-49-40_AK44148TAG_d5K3_h4_dtch_00th_020pts-tag-Accuracy_predictions" table:style-name="ta1">
        <table:shapes>
          <draw:frame draw:z-index="0" draw:style-name="gr1" draw:text-style-name="P1" svg:width="159.99mm" svg:height="89.99mm" svg:x="240.93mm" svg:y="31.01mm">
            <loext:p draw:notify-on-update-of-ranges="'run-Jan23_16-49-40_AK44148TAG_d5K3_h4_dtch_00th_020pts-tag-Accuracy_predictions'.C1:'run-Jan23_16-49-40_AK44148TAG_d5K3_h4_dtch_00th_020pts-tag-Accuracy_predictions'.C1 'run-Jan23_16-49-40_AK44148TAG_d5K3_h4_dtch_00th_020pts-tag-Accuracy_predictions'.C2:'run-Jan23_16-49-40_AK44148TAG_d5K3_h4_dtch_00th_020pts-tag-Accuracy_predictions'.C201 'run-Jan23_16-49-40_AK44148TAG_d5K3_h4_dtch_00th_020pts-tag-Accuracy_predictions'.D1:'run-Jan23_16-49-40_AK44148TAG_d5K3_h4_dtch_00th_020pts-tag-Accuracy_predictions'.D1 'run-Jan23_16-49-40_AK44148TAG_d5K3_h4_dtch_00th_020pts-tag-Accuracy_predictions'.D2:'run-Jan23_16-49-40_AK44148TAG_d5K3_h4_dtch_00th_020pts-tag-Accuracy_predictions'.D201 'run-Jan23_16-49-40_AK44148TAG_d5K3_h4_dtch_00th_020pts-tag-Accuracy_predictions'.E1:'run-Jan23_16-49-40_AK44148TAG_d5K3_h4_dtch_00th_020pts-tag-Accuracy_predictions'.E1 'run-Jan23_16-49-40_AK44148TAG_d5K3_h4_dtch_00th_020pts-tag-Accuracy_predictions'.E2:'run-Jan23_16-49-40_AK44148TAG_d5K3_h4_dtch_00th_020pts-tag-Accuracy_predictions'.E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-0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</table:table-row>
        <table:table-row table:style-name="ro1">
          <table:table-cell office:value-type="float" office:value="1579794584.18656" calcext:value-type="float">
            <text:p>1579794584,18656</text:p>
          </table:table-cell>
          <table:table-cell office:value-type="float" office:value="1" calcext:value-type="float">
            <text:p>1</text:p>
          </table:table-cell>
          <table:table-cell office:value-type="float" office:value="0.0844999998807907" calcext:value-type="float">
            <text:p>0,0844999999</text:p>
          </table:table-cell>
          <table:table-cell office:value-type="float" office:value="0.0515000000596047" calcext:value-type="float">
            <text:p>0,0515000001</text:p>
          </table:table-cell>
          <table:table-cell office:value-type="float" office:value="0.10249999910593" calcext:value-type="float">
            <text:p>0,1024999991</text:p>
          </table:table-cell>
        </table:table-row>
        <table:table-row table:style-name="ro1">
          <table:table-cell office:value-type="float" office:value="1579794587.99653" calcext:value-type="float">
            <text:p>1579794587,99653</text:p>
          </table:table-cell>
          <table:table-cell office:value-type="float" office:value="2" calcext:value-type="float">
            <text:p>2</text:p>
          </table:table-cell>
          <table:table-cell office:value-type="float" office:value="0.172000005841255" calcext:value-type="float">
            <text:p>0,1720000058</text:p>
          </table:table-cell>
          <table:table-cell office:value-type="float" office:value="0.0555000007152557" calcext:value-type="float">
            <text:p>0,0555000007</text:p>
          </table:table-cell>
          <table:table-cell office:value-type="float" office:value="0.117499999701977" calcext:value-type="float">
            <text:p>0,1174999997</text:p>
          </table:table-cell>
        </table:table-row>
        <table:table-row table:style-name="ro1">
          <table:table-cell office:value-type="float" office:value="1579794591.91423" calcext:value-type="float">
            <text:p>1579794591,91423</text:p>
          </table:table-cell>
          <table:table-cell office:value-type="float" office:value="3" calcext:value-type="float">
            <text:p>3</text:p>
          </table:table-cell>
          <table:table-cell office:value-type="float" office:value="0.331499993801117" calcext:value-type="float">
            <text:p>0,3314999938</text:p>
          </table:table-cell>
          <table:table-cell office:value-type="float" office:value="0.172499999403954" calcext:value-type="float">
            <text:p>0,1724999994</text:p>
          </table:table-cell>
          <table:table-cell office:value-type="float" office:value="0.156499996781349" calcext:value-type="float">
            <text:p>0,1564999968</text:p>
          </table:table-cell>
        </table:table-row>
        <table:table-row table:style-name="ro1">
          <table:table-cell office:value-type="float" office:value="1579794595.79445" calcext:value-type="float">
            <text:p>1579794595,79445</text:p>
          </table:table-cell>
          <table:table-cell office:value-type="float" office:value="4" calcext:value-type="float">
            <text:p>4</text:p>
          </table:table-cell>
          <table:table-cell office:value-type="float" office:value="0.478500008583069" calcext:value-type="float">
            <text:p>0,4785000086</text:p>
          </table:table-cell>
          <table:table-cell office:value-type="float" office:value="0.221499994397163" calcext:value-type="float">
            <text:p>0,2214999944</text:p>
          </table:table-cell>
          <table:table-cell office:value-type="float" office:value="0.171000003814697" calcext:value-type="float">
            <text:p>0,1710000038</text:p>
          </table:table-cell>
        </table:table-row>
        <table:table-row table:style-name="ro1">
          <table:table-cell office:value-type="float" office:value="1579794600.15722" calcext:value-type="float">
            <text:p>1579794600,15722</text:p>
          </table:table-cell>
          <table:table-cell office:value-type="float" office:value="5" calcext:value-type="float">
            <text:p>5</text:p>
          </table:table-cell>
          <table:table-cell office:value-type="float" office:value="0.601999998092651" calcext:value-type="float">
            <text:p>0,6019999981</text:p>
          </table:table-cell>
          <table:table-cell office:value-type="float" office:value="0.219500005245209" calcext:value-type="float">
            <text:p>0,2195000052</text:p>
          </table:table-cell>
          <table:table-cell office:value-type="float" office:value="0.171499997377396" calcext:value-type="float">
            <text:p>0,1714999974</text:p>
          </table:table-cell>
        </table:table-row>
        <table:table-row table:style-name="ro1">
          <table:table-cell office:value-type="float" office:value="1579794604.01225" calcext:value-type="float">
            <text:p>1579794604,01225</text:p>
          </table:table-cell>
          <table:table-cell office:value-type="float" office:value="6" calcext:value-type="float">
            <text:p>6</text:p>
          </table:table-cell>
          <table:table-cell office:value-type="float" office:value="0.703499972820282" calcext:value-type="float">
            <text:p>0,7034999728</text:p>
          </table:table-cell>
          <table:table-cell office:value-type="float" office:value="0.211500003933907" calcext:value-type="float">
            <text:p>0,2115000039</text:p>
          </table:table-cell>
          <table:table-cell office:value-type="float" office:value="0.180500000715256" calcext:value-type="float">
            <text:p>0,1805000007</text:p>
          </table:table-cell>
        </table:table-row>
        <table:table-row table:style-name="ro1">
          <table:table-cell office:value-type="float" office:value="1579794607.9319" calcext:value-type="float">
            <text:p>1579794607,9319</text:p>
          </table:table-cell>
          <table:table-cell office:value-type="float" office:value="7" calcext:value-type="float">
            <text:p>7</text:p>
          </table:table-cell>
          <table:table-cell office:value-type="float" office:value="0.73199999332428" calcext:value-type="float">
            <text:p>0,7319999933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64000004529953" calcext:value-type="float">
            <text:p>0,1640000045</text:p>
          </table:table-cell>
        </table:table-row>
        <table:table-row table:style-name="ro1">
          <table:table-cell office:value-type="float" office:value="1579794611.9682" calcext:value-type="float">
            <text:p>1579794611,9682</text:p>
          </table:table-cell>
          <table:table-cell office:value-type="float" office:value="8" calcext:value-type="float">
            <text:p>8</text:p>
          </table:table-cell>
          <table:table-cell office:value-type="float" office:value="0.791499972343445" calcext:value-type="float">
            <text:p>0,7914999723</text:p>
          </table:table-cell>
          <table:table-cell office:value-type="float" office:value="0.207000002264976" calcext:value-type="float">
            <text:p>0,2070000023</text:p>
          </table:table-cell>
          <table:table-cell office:value-type="float" office:value="0.146999999880791" calcext:value-type="float">
            <text:p>0,1469999999</text:p>
          </table:table-cell>
        </table:table-row>
        <table:table-row table:style-name="ro1">
          <table:table-cell office:value-type="float" office:value="1579794616.05261" calcext:value-type="float">
            <text:p>1579794616,05261</text:p>
          </table:table-cell>
          <table:table-cell office:value-type="float" office:value="9" calcext:value-type="float">
            <text:p>9</text:p>
          </table:table-cell>
          <table:table-cell office:value-type="float" office:value="0.772499978542328" calcext:value-type="float">
            <text:p>0,7724999785</text:p>
          </table:table-cell>
          <table:table-cell office:value-type="float" office:value="0.230499997735023" calcext:value-type="float">
            <text:p>0,2304999977</text:p>
          </table:table-cell>
          <table:table-cell office:value-type="float" office:value="0.172000005841255" calcext:value-type="float">
            <text:p>0,1720000058</text:p>
          </table:table-cell>
        </table:table-row>
        <table:table-row table:style-name="ro1">
          <table:table-cell office:value-type="float" office:value="1579794622.38796" calcext:value-type="float">
            <text:p>1579794622,38796</text:p>
          </table:table-cell>
          <table:table-cell office:value-type="float" office:value="10" calcext:value-type="float">
            <text:p>10</text:p>
          </table:table-cell>
          <table:table-cell office:value-type="float" office:value="0.805499970912933" calcext:value-type="float">
            <text:p>0,8054999709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156000003218651" calcext:value-type="float">
            <text:p>0,1560000032</text:p>
          </table:table-cell>
        </table:table-row>
        <table:table-row table:style-name="ro1">
          <table:table-cell office:value-type="float" office:value="1579794626.55308" calcext:value-type="float">
            <text:p>1579794626,55308</text:p>
          </table:table-cell>
          <table:table-cell office:value-type="float" office:value="11" calcext:value-type="float">
            <text:p>11</text:p>
          </table:table-cell>
          <table:table-cell office:value-type="float" office:value="0.810500025749206" calcext:value-type="float">
            <text:p>0,8105000257</text:p>
          </table:table-cell>
          <table:table-cell office:value-type="float" office:value="0.232999995350838" calcext:value-type="float">
            <text:p>0,2329999954</text:p>
          </table:table-cell>
          <table:table-cell office:value-type="float" office:value="0.168500006198883" calcext:value-type="float">
            <text:p>0,1685000062</text:p>
          </table:table-cell>
        </table:table-row>
        <table:table-row table:style-name="ro1">
          <table:table-cell office:value-type="float" office:value="1579794630.92029" calcext:value-type="float">
            <text:p>1579794630,92029</text:p>
          </table:table-cell>
          <table:table-cell office:value-type="float" office:value="12" calcext:value-type="float">
            <text:p>12</text:p>
          </table:table-cell>
          <table:table-cell office:value-type="float" office:value="0.824500024318695" calcext:value-type="float">
            <text:p>0,8245000243</text:p>
          </table:table-cell>
          <table:table-cell office:value-type="float" office:value="0.230000004172325" calcext:value-type="float">
            <text:p>0,2300000042</text:p>
          </table:table-cell>
          <table:table-cell office:value-type="float" office:value="0.144999995827675" calcext:value-type="float">
            <text:p>0,1449999958</text:p>
          </table:table-cell>
        </table:table-row>
        <table:table-row table:style-name="ro1">
          <table:table-cell office:value-type="float" office:value="1579794635.13476" calcext:value-type="float">
            <text:p>1579794635,13476</text:p>
          </table:table-cell>
          <table:table-cell office:value-type="float" office:value="13" calcext:value-type="float">
            <text:p>13</text:p>
          </table:table-cell>
          <table:table-cell office:value-type="float" office:value="0.851000010967254" calcext:value-type="float">
            <text:p>0,851000011</text:p>
          </table:table-cell>
          <table:table-cell office:value-type="float" office:value="0.218500003218651" calcext:value-type="float">
            <text:p>0,2185000032</text:p>
          </table:table-cell>
          <table:table-cell office:value-type="float" office:value="0.19650000333786" calcext:value-type="float">
            <text:p>0,1965000033</text:p>
          </table:table-cell>
        </table:table-row>
        <table:table-row table:style-name="ro1">
          <table:table-cell office:value-type="float" office:value="1579794639.12773" calcext:value-type="float">
            <text:p>1579794639,12773</text:p>
          </table:table-cell>
          <table:table-cell office:value-type="float" office:value="14" calcext:value-type="float">
            <text:p>14</text:p>
          </table:table-cell>
          <table:table-cell office:value-type="float" office:value="0.781499981880188" calcext:value-type="float">
            <text:p>0,7814999819</text:p>
          </table:table-cell>
          <table:table-cell office:value-type="float" office:value="0.215499997138977" calcext:value-type="float">
            <text:p>0,2154999971</text:p>
          </table:table-cell>
          <table:table-cell office:value-type="float" office:value="0.202000007033348" calcext:value-type="float">
            <text:p>0,202000007</text:p>
          </table:table-cell>
        </table:table-row>
        <table:table-row table:style-name="ro1">
          <table:table-cell office:value-type="float" office:value="1579794643.33654" calcext:value-type="float">
            <text:p>1579794643,33654</text:p>
          </table:table-cell>
          <table:table-cell office:value-type="float" office:value="15" calcext:value-type="float">
            <text:p>15</text:p>
          </table:table-cell>
          <table:table-cell office:value-type="float" office:value="0.847000002861023" calcext:value-type="float">
            <text:p>0,8470000029</text:p>
          </table:table-cell>
          <table:table-cell office:value-type="float" office:value="0.235499992966652" calcext:value-type="float">
            <text:p>0,235499993</text:p>
          </table:table-cell>
          <table:table-cell office:value-type="float" office:value="0.174999997019768" calcext:value-type="float">
            <text:p>0,174999997</text:p>
          </table:table-cell>
        </table:table-row>
        <table:table-row table:style-name="ro1">
          <table:table-cell office:value-type="float" office:value="1579794647.53062" calcext:value-type="float">
            <text:p>1579794647,53062</text:p>
          </table:table-cell>
          <table:table-cell office:value-type="float" office:value="16" calcext:value-type="float">
            <text:p>16</text:p>
          </table:table-cell>
          <table:table-cell office:value-type="float" office:value="0.833999991416931" calcext:value-type="float">
            <text:p>0,8339999914</text:p>
          </table:table-cell>
          <table:table-cell office:value-type="float" office:value="0.214499995112419" calcext:value-type="float">
            <text:p>0,2144999951</text:p>
          </table:table-cell>
          <table:table-cell office:value-type="float" office:value="0.225999996066093" calcext:value-type="float">
            <text:p>0,2259999961</text:p>
          </table:table-cell>
        </table:table-row>
        <table:table-row table:style-name="ro1">
          <table:table-cell office:value-type="float" office:value="1579794651.71817" calcext:value-type="float">
            <text:p>1579794651,71817</text:p>
          </table:table-cell>
          <table:table-cell office:value-type="float" office:value="17" calcext:value-type="float">
            <text:p>17</text:p>
          </table:table-cell>
          <table:table-cell office:value-type="float" office:value="0.852500021457672" calcext:value-type="float">
            <text:p>0,8525000215</text:p>
          </table:table-cell>
          <table:table-cell office:value-type="float" office:value="0.271499991416931" calcext:value-type="float">
            <text:p>0,2714999914</text:p>
          </table:table-cell>
          <table:table-cell office:value-type="float" office:value="0.217999994754791" calcext:value-type="float">
            <text:p>0,2179999948</text:p>
          </table:table-cell>
        </table:table-row>
        <table:table-row table:style-name="ro1">
          <table:table-cell office:value-type="float" office:value="1579794655.75837" calcext:value-type="float">
            <text:p>1579794655,75837</text:p>
          </table:table-cell>
          <table:table-cell office:value-type="float" office:value="18" calcext:value-type="float">
            <text:p>18</text:p>
          </table:table-cell>
          <table:table-cell office:value-type="float" office:value="0.875500023365021" calcext:value-type="float">
            <text:p>0,8755000234</text:p>
          </table:table-cell>
          <table:table-cell office:value-type="float" office:value="0.278499990701675" calcext:value-type="float">
            <text:p>0,2784999907</text:p>
          </table:table-cell>
          <table:table-cell office:value-type="float" office:value="0.197500005364418" calcext:value-type="float">
            <text:p>0,1975000054</text:p>
          </table:table-cell>
        </table:table-row>
        <table:table-row table:style-name="ro1">
          <table:table-cell office:value-type="float" office:value="1579794659.82114" calcext:value-type="float">
            <text:p>1579794659,82114</text:p>
          </table:table-cell>
          <table:table-cell office:value-type="float" office:value="19" calcext:value-type="float">
            <text:p>19</text:p>
          </table:table-cell>
          <table:table-cell office:value-type="float" office:value="0.875" calcext:value-type="float">
            <text:p>0,875</text:p>
          </table:table-cell>
          <table:table-cell office:value-type="float" office:value="0.282999992370606" calcext:value-type="float">
            <text:p>0,2829999924</text:p>
          </table:table-cell>
          <table:table-cell office:value-type="float" office:value="0.210999995470047" calcext:value-type="float">
            <text:p>0,2109999955</text:p>
          </table:table-cell>
        </table:table-row>
        <table:table-row table:style-name="ro1">
          <table:table-cell office:value-type="float" office:value="1579794665.64586" calcext:value-type="float">
            <text:p>1579794665,64586</text:p>
          </table:table-cell>
          <table:table-cell office:value-type="float" office:value="20" calcext:value-type="float">
            <text:p>20</text:p>
          </table:table-cell>
          <table:table-cell office:value-type="float" office:value="0.873499989509583" calcext:value-type="float">
            <text:p>0,8734999895</text:p>
          </table:table-cell>
          <table:table-cell office:value-type="float" office:value="0.30349999666214" calcext:value-type="float">
            <text:p>0,3034999967</text:p>
          </table:table-cell>
          <table:table-cell office:value-type="float" office:value="0.230499997735023" calcext:value-type="float">
            <text:p>0,2304999977</text:p>
          </table:table-cell>
        </table:table-row>
        <table:table-row table:style-name="ro1">
          <table:table-cell office:value-type="float" office:value="1579794669.46026" calcext:value-type="float">
            <text:p>1579794669,46026</text:p>
          </table:table-cell>
          <table:table-cell office:value-type="float" office:value="21" calcext:value-type="float">
            <text:p>21</text:p>
          </table:table-cell>
          <table:table-cell office:value-type="float" office:value="0.90499997138977" calcext:value-type="float">
            <text:p>0,9049999714</text:p>
          </table:table-cell>
          <table:table-cell office:value-type="float" office:value="0.256000012159348" calcext:value-type="float">
            <text:p>0,2560000122</text:p>
          </table:table-cell>
          <table:table-cell office:value-type="float" office:value="0.229000002145767" calcext:value-type="float">
            <text:p>0,2290000021</text:p>
          </table:table-cell>
        </table:table-row>
        <table:table-row table:style-name="ro1">
          <table:table-cell office:value-type="float" office:value="1579794673.298" calcext:value-type="float">
            <text:p>1579794673,298</text:p>
          </table:table-cell>
          <table:table-cell office:value-type="float" office:value="22" calcext:value-type="float">
            <text:p>22</text:p>
          </table:table-cell>
          <table:table-cell office:value-type="float" office:value="0.89300000667572" calcext:value-type="float">
            <text:p>0,8930000067</text:p>
          </table:table-cell>
          <table:table-cell office:value-type="float" office:value="0.353500008583069" calcext:value-type="float">
            <text:p>0,3535000086</text:p>
          </table:table-cell>
          <table:table-cell office:value-type="float" office:value="0.208000004291534" calcext:value-type="float">
            <text:p>0,2080000043</text:p>
          </table:table-cell>
        </table:table-row>
        <table:table-row table:style-name="ro1">
          <table:table-cell office:value-type="float" office:value="1579794677.16109" calcext:value-type="float">
            <text:p>1579794677,16109</text:p>
          </table:table-cell>
          <table:table-cell office:value-type="float" office:value="23" calcext:value-type="float">
            <text:p>23</text:p>
          </table:table-cell>
          <table:table-cell office:value-type="float" office:value="0.888999998569489" calcext:value-type="float">
            <text:p>0,8889999986</text:p>
          </table:table-cell>
          <table:table-cell office:value-type="float" office:value="0.329499989748001" calcext:value-type="float">
            <text:p>0,3294999897</text:p>
          </table:table-cell>
          <table:table-cell office:value-type="float" office:value="0.215000003576279" calcext:value-type="float">
            <text:p>0,2150000036</text:p>
          </table:table-cell>
        </table:table-row>
        <table:table-row table:style-name="ro1">
          <table:table-cell office:value-type="float" office:value="1579794681.04743" calcext:value-type="float">
            <text:p>1579794681,04743</text:p>
          </table:table-cell>
          <table:table-cell office:value-type="float" office:value="24" calcext:value-type="float">
            <text:p>24</text:p>
          </table:table-cell>
          <table:table-cell office:value-type="float" office:value="0.894999980926514" calcext:value-type="float">
            <text:p>0,8949999809</text:p>
          </table:table-cell>
          <table:table-cell office:value-type="float" office:value="0.367000013589859" calcext:value-type="float">
            <text:p>0,3670000136</text:p>
          </table:table-cell>
          <table:table-cell office:value-type="float" office:value="0.23649999499321" calcext:value-type="float">
            <text:p>0,236499995</text:p>
          </table:table-cell>
        </table:table-row>
        <table:table-row table:style-name="ro1">
          <table:table-cell office:value-type="float" office:value="1579794684.91361" calcext:value-type="float">
            <text:p>1579794684,91361</text:p>
          </table:table-cell>
          <table:table-cell office:value-type="float" office:value="25" calcext:value-type="float">
            <text:p>25</text:p>
          </table:table-cell>
          <table:table-cell office:value-type="float" office:value="0.906499981880188" calcext:value-type="float">
            <text:p>0,9064999819</text:p>
          </table:table-cell>
          <table:table-cell office:value-type="float" office:value="0.381999999284744" calcext:value-type="float">
            <text:p>0,3819999993</text:p>
          </table:table-cell>
          <table:table-cell office:value-type="float" office:value="0.234500005841255" calcext:value-type="float">
            <text:p>0,2345000058</text:p>
          </table:table-cell>
        </table:table-row>
        <table:table-row table:style-name="ro1">
          <table:table-cell office:value-type="float" office:value="1579794689.23828" calcext:value-type="float">
            <text:p>1579794689,23828</text:p>
          </table:table-cell>
          <table:table-cell office:value-type="float" office:value="26" calcext:value-type="float">
            <text:p>26</text:p>
          </table:table-cell>
          <table:table-cell office:value-type="float" office:value="0.888000011444092" calcext:value-type="float">
            <text:p>0,8880000114</text:p>
          </table:table-cell>
          <table:table-cell office:value-type="float" office:value="0.34850001335144" calcext:value-type="float">
            <text:p>0,3485000134</text:p>
          </table:table-cell>
          <table:table-cell office:value-type="float" office:value="0.212999999523163" calcext:value-type="float">
            <text:p>0,2129999995</text:p>
          </table:table-cell>
        </table:table-row>
        <table:table-row table:style-name="ro1">
          <table:table-cell office:value-type="float" office:value="1579794693.11025" calcext:value-type="float">
            <text:p>1579794693,11025</text:p>
          </table:table-cell>
          <table:table-cell office:value-type="float" office:value="27" calcext:value-type="float">
            <text:p>27</text:p>
          </table:table-cell>
          <table:table-cell office:value-type="float" office:value="0.885500013828278" calcext:value-type="float">
            <text:p>0,8855000138</text:p>
          </table:table-cell>
          <table:table-cell office:value-type="float" office:value="0.374500006437302" calcext:value-type="float">
            <text:p>0,3745000064</text:p>
          </table:table-cell>
          <table:table-cell office:value-type="float" office:value="0.224999994039536" calcext:value-type="float">
            <text:p>0,224999994</text:p>
          </table:table-cell>
        </table:table-row>
        <table:table-row table:style-name="ro1">
          <table:table-cell office:value-type="float" office:value="1579794697.06269" calcext:value-type="float">
            <text:p>1579794697,06269</text:p>
          </table:table-cell>
          <table:table-cell office:value-type="float" office:value="28" calcext:value-type="float">
            <text:p>28</text:p>
          </table:table-cell>
          <table:table-cell office:value-type="float" office:value="0.91949999332428" calcext:value-type="float">
            <text:p>0,9194999933</text:p>
          </table:table-cell>
          <table:table-cell office:value-type="float" office:value="0.364499986171722" calcext:value-type="float">
            <text:p>0,3644999862</text:p>
          </table:table-cell>
          <table:table-cell office:value-type="float" office:value="0.222000002861023" calcext:value-type="float">
            <text:p>0,2220000029</text:p>
          </table:table-cell>
        </table:table-row>
        <table:table-row table:style-name="ro1">
          <table:table-cell office:value-type="float" office:value="1579794700.98065" calcext:value-type="float">
            <text:p>1579794700,98065</text:p>
          </table:table-cell>
          <table:table-cell office:value-type="float" office:value="29" calcext:value-type="float">
            <text:p>29</text:p>
          </table:table-cell>
          <table:table-cell office:value-type="float" office:value="0.907000005245209" calcext:value-type="float">
            <text:p>0,9070000052</text:p>
          </table:table-cell>
          <table:table-cell office:value-type="float" office:value="0.403499990701675" calcext:value-type="float">
            <text:p>0,4034999907</text:p>
          </table:table-cell>
          <table:table-cell office:value-type="float" office:value="0.235499992966652" calcext:value-type="float">
            <text:p>0,235499993</text:p>
          </table:table-cell>
        </table:table-row>
        <table:table-row table:style-name="ro1">
          <table:table-cell office:value-type="float" office:value="1579794706.94778" calcext:value-type="float">
            <text:p>1579794706,94778</text:p>
          </table:table-cell>
          <table:table-cell office:value-type="float" office:value="30" calcext:value-type="float">
            <text:p>30</text:p>
          </table:table-cell>
          <table:table-cell office:value-type="float" office:value="0.824500024318695" calcext:value-type="float">
            <text:p>0,8245000243</text:p>
          </table:table-cell>
          <table:table-cell office:value-type="float" office:value="0.430999994277954" calcext:value-type="float">
            <text:p>0,4309999943</text:p>
          </table:table-cell>
          <table:table-cell office:value-type="float" office:value="0.197500005364418" calcext:value-type="float">
            <text:p>0,1975000054</text:p>
          </table:table-cell>
        </table:table-row>
        <table:table-row table:style-name="ro1">
          <table:table-cell office:value-type="float" office:value="1579794711.14845" calcext:value-type="float">
            <text:p>1579794711,14845</text:p>
          </table:table-cell>
          <table:table-cell office:value-type="float" office:value="31" calcext:value-type="float">
            <text:p>31</text:p>
          </table:table-cell>
          <table:table-cell office:value-type="float" office:value="0.920499980449676" calcext:value-type="float">
            <text:p>0,9204999804</text:p>
          </table:table-cell>
          <table:table-cell office:value-type="float" office:value="0.409500002861023" calcext:value-type="float">
            <text:p>0,4095000029</text:p>
          </table:table-cell>
          <table:table-cell office:value-type="float" office:value="0.232500001788139" calcext:value-type="float">
            <text:p>0,2325000018</text:p>
          </table:table-cell>
        </table:table-row>
        <table:table-row table:style-name="ro1">
          <table:table-cell office:value-type="float" office:value="1579794715.10688" calcext:value-type="float">
            <text:p>1579794715,10688</text:p>
          </table:table-cell>
          <table:table-cell office:value-type="float" office:value="32" calcext:value-type="float">
            <text:p>32</text:p>
          </table:table-cell>
          <table:table-cell office:value-type="float" office:value="0.865499973297119" calcext:value-type="float">
            <text:p>0,8654999733</text:p>
          </table:table-cell>
          <table:table-cell office:value-type="float" office:value="0.445499986410141" calcext:value-type="float">
            <text:p>0,4454999864</text:p>
          </table:table-cell>
          <table:table-cell office:value-type="float" office:value="0.238499999046326" calcext:value-type="float">
            <text:p>0,238499999</text:p>
          </table:table-cell>
        </table:table-row>
        <table:table-row table:style-name="ro1">
          <table:table-cell office:value-type="float" office:value="1579794719.32512" calcext:value-type="float">
            <text:p>1579794719,32512</text:p>
          </table:table-cell>
          <table:table-cell office:value-type="float" office:value="33" calcext:value-type="float">
            <text:p>33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430999994277954" calcext:value-type="float">
            <text:p>0,4309999943</text:p>
          </table:table-cell>
          <table:table-cell office:value-type="float" office:value="0.23649999499321" calcext:value-type="float">
            <text:p>0,236499995</text:p>
          </table:table-cell>
        </table:table-row>
        <table:table-row table:style-name="ro1">
          <table:table-cell office:value-type="float" office:value="1579794723.28374" calcext:value-type="float">
            <text:p>1579794723,28374</text:p>
          </table:table-cell>
          <table:table-cell office:value-type="float" office:value="34" calcext:value-type="float">
            <text:p>34</text:p>
          </table:table-cell>
          <table:table-cell office:value-type="float" office:value="0.888000011444092" calcext:value-type="float">
            <text:p>0,8880000114</text:p>
          </table:table-cell>
          <table:table-cell office:value-type="float" office:value="0.413500010967255" calcext:value-type="float">
            <text:p>0,413500011</text:p>
          </table:table-cell>
          <table:table-cell office:value-type="float" office:value="0.241500005125999" calcext:value-type="float">
            <text:p>0,2415000051</text:p>
          </table:table-cell>
        </table:table-row>
        <table:table-row table:style-name="ro1">
          <table:table-cell office:value-type="float" office:value="1579794727.33359" calcext:value-type="float">
            <text:p>1579794727,33359</text:p>
          </table:table-cell>
          <table:table-cell office:value-type="float" office:value="35" calcext:value-type="float">
            <text:p>35</text:p>
          </table:table-cell>
          <table:table-cell office:value-type="float" office:value="0.925999999046326" calcext:value-type="float">
            <text:p>0,925999999</text:p>
          </table:table-cell>
          <table:table-cell office:value-type="float" office:value="0.429500013589859" calcext:value-type="float">
            <text:p>0,4295000136</text:p>
          </table:table-cell>
          <table:table-cell office:value-type="float" office:value="0.248999997973442" calcext:value-type="float">
            <text:p>0,248999998</text:p>
          </table:table-cell>
        </table:table-row>
        <table:table-row table:style-name="ro1">
          <table:table-cell office:value-type="float" office:value="1579794731.47816" calcext:value-type="float">
            <text:p>1579794731,47816</text:p>
          </table:table-cell>
          <table:table-cell office:value-type="float" office:value="36" calcext:value-type="float">
            <text:p>36</text:p>
          </table:table-cell>
          <table:table-cell office:value-type="float" office:value="0.862500011920929" calcext:value-type="float">
            <text:p>0,8625000119</text:p>
          </table:table-cell>
          <table:table-cell office:value-type="float" office:value="0.461499989032745" calcext:value-type="float">
            <text:p>0,461499989</text:p>
          </table:table-cell>
          <table:table-cell office:value-type="float" office:value="0.270500004291534" calcext:value-type="float">
            <text:p>0,2705000043</text:p>
          </table:table-cell>
        </table:table-row>
        <table:table-row table:style-name="ro1">
          <table:table-cell office:value-type="float" office:value="1579794735.50133" calcext:value-type="float">
            <text:p>1579794735,50133</text:p>
          </table:table-cell>
          <table:table-cell office:value-type="float" office:value="37" calcext:value-type="float">
            <text:p>37</text:p>
          </table:table-cell>
          <table:table-cell office:value-type="float" office:value="0.927500009536743" calcext:value-type="float">
            <text:p>0,9275000095</text:p>
          </table:table-cell>
          <table:table-cell office:value-type="float" office:value="0.435499995946884" calcext:value-type="float">
            <text:p>0,4354999959</text:p>
          </table:table-cell>
          <table:table-cell office:value-type="float" office:value="0.250499993562698" calcext:value-type="float">
            <text:p>0,2504999936</text:p>
          </table:table-cell>
        </table:table-row>
        <table:table-row table:style-name="ro1">
          <table:table-cell office:value-type="float" office:value="1579794739.43722" calcext:value-type="float">
            <text:p>1579794739,43722</text:p>
          </table:table-cell>
          <table:table-cell office:value-type="float" office:value="38" calcext:value-type="float">
            <text:p>38</text:p>
          </table:table-cell>
          <table:table-cell office:value-type="float" office:value="0.900499999523163" calcext:value-type="float">
            <text:p>0,9004999995</text:p>
          </table:table-cell>
          <table:table-cell office:value-type="float" office:value="0.479000002145767" calcext:value-type="float">
            <text:p>0,4790000021</text:p>
          </table:table-cell>
          <table:table-cell office:value-type="float" office:value="0.251500010490417" calcext:value-type="float">
            <text:p>0,2515000105</text:p>
          </table:table-cell>
        </table:table-row>
        <table:table-row table:style-name="ro1">
          <table:table-cell office:value-type="float" office:value="1579794743.38321" calcext:value-type="float">
            <text:p>1579794743,38321</text:p>
          </table:table-cell>
          <table:table-cell office:value-type="float" office:value="39" calcext:value-type="float">
            <text:p>39</text:p>
          </table:table-cell>
          <table:table-cell office:value-type="float" office:value="0.91049998998642" calcext:value-type="float">
            <text:p>0,91049999</text:p>
          </table:table-cell>
          <table:table-cell office:value-type="float" office:value="0.476999998092651" calcext:value-type="float">
            <text:p>0,4769999981</text:p>
          </table:table-cell>
          <table:table-cell office:value-type="float" office:value="0.234999999403954" calcext:value-type="float">
            <text:p>0,2349999994</text:p>
          </table:table-cell>
        </table:table-row>
        <table:table-row table:style-name="ro1">
          <table:table-cell office:value-type="float" office:value="1579794749.56871" calcext:value-type="float">
            <text:p>1579794749,56871</text:p>
          </table:table-cell>
          <table:table-cell office:value-type="float" office:value="40" calcext:value-type="float">
            <text:p>40</text:p>
          </table:table-cell>
          <table:table-cell office:value-type="float" office:value="0.91049998998642" calcext:value-type="float">
            <text:p>0,91049999</text:p>
          </table:table-cell>
          <table:table-cell office:value-type="float" office:value="0.47350001335144" calcext:value-type="float">
            <text:p>0,4735000134</text:p>
          </table:table-cell>
          <table:table-cell office:value-type="float" office:value="0.247500002384186" calcext:value-type="float">
            <text:p>0,2475000024</text:p>
          </table:table-cell>
        </table:table-row>
        <table:table-row table:style-name="ro1">
          <table:table-cell office:value-type="float" office:value="1579794753.60968" calcext:value-type="float">
            <text:p>1579794753,60968</text:p>
          </table:table-cell>
          <table:table-cell office:value-type="float" office:value="41" calcext:value-type="float">
            <text:p>41</text:p>
          </table:table-cell>
          <table:table-cell office:value-type="float" office:value="0.914499998092651" calcext:value-type="float">
            <text:p>0,9144999981</text:p>
          </table:table-cell>
          <table:table-cell office:value-type="float" office:value="0.489499986171722" calcext:value-type="float">
            <text:p>0,4894999862</text:p>
          </table:table-cell>
          <table:table-cell office:value-type="float" office:value="0.271499991416931" calcext:value-type="float">
            <text:p>0,2714999914</text:p>
          </table:table-cell>
        </table:table-row>
        <table:table-row table:style-name="ro1">
          <table:table-cell office:value-type="float" office:value="1579794757.68425" calcext:value-type="float">
            <text:p>1579794757,68425</text:p>
          </table:table-cell>
          <table:table-cell office:value-type="float" office:value="42" calcext:value-type="float">
            <text:p>42</text:p>
          </table:table-cell>
          <table:table-cell office:value-type="float" office:value="0.888999998569489" calcext:value-type="float">
            <text:p>0,8889999986</text:p>
          </table:table-cell>
          <table:table-cell office:value-type="float" office:value="0.489499986171722" calcext:value-type="float">
            <text:p>0,4894999862</text:p>
          </table:table-cell>
          <table:table-cell office:value-type="float" office:value="0.279000014066696" calcext:value-type="float">
            <text:p>0,2790000141</text:p>
          </table:table-cell>
        </table:table-row>
        <table:table-row table:style-name="ro1">
          <table:table-cell office:value-type="float" office:value="1579794761.73297" calcext:value-type="float">
            <text:p>1579794761,73297</text:p>
          </table:table-cell>
          <table:table-cell office:value-type="float" office:value="43" calcext:value-type="float">
            <text:p>43</text:p>
          </table:table-cell>
          <table:table-cell office:value-type="float" office:value="0.926500022411346" calcext:value-type="float">
            <text:p>0,9265000224</text:p>
          </table:table-cell>
          <table:table-cell office:value-type="float" office:value="0.500999987125397" calcext:value-type="float">
            <text:p>0,5009999871</text:p>
          </table:table-cell>
          <table:table-cell office:value-type="float" office:value="0.275499999523163" calcext:value-type="float">
            <text:p>0,2754999995</text:p>
          </table:table-cell>
        </table:table-row>
        <table:table-row table:style-name="ro1">
          <table:table-cell office:value-type="float" office:value="1579794765.80203" calcext:value-type="float">
            <text:p>1579794765,80203</text:p>
          </table:table-cell>
          <table:table-cell office:value-type="float" office:value="44" calcext:value-type="float">
            <text:p>44</text:p>
          </table:table-cell>
          <table:table-cell office:value-type="float" office:value="0.924000024795532" calcext:value-type="float">
            <text:p>0,9240000248</text:p>
          </table:table-cell>
          <table:table-cell office:value-type="float" office:value="0.510999977588654" calcext:value-type="float">
            <text:p>0,5109999776</text:p>
          </table:table-cell>
          <table:table-cell office:value-type="float" office:value="0.301999986171722" calcext:value-type="float">
            <text:p>0,3019999862</text:p>
          </table:table-cell>
        </table:table-row>
        <table:table-row table:style-name="ro1">
          <table:table-cell office:value-type="float" office:value="1579794769.71713" calcext:value-type="float">
            <text:p>1579794769,71713</text:p>
          </table:table-cell>
          <table:table-cell office:value-type="float" office:value="45" calcext:value-type="float">
            <text:p>45</text:p>
          </table:table-cell>
          <table:table-cell office:value-type="float" office:value="0.92900002002716" calcext:value-type="float">
            <text:p>0,92900002</text:p>
          </table:table-cell>
          <table:table-cell office:value-type="float" office:value="0.504499971866608" calcext:value-type="float">
            <text:p>0,5044999719</text:p>
          </table:table-cell>
          <table:table-cell office:value-type="float" office:value="0.278499990701675" calcext:value-type="float">
            <text:p>0,2784999907</text:p>
          </table:table-cell>
        </table:table-row>
        <table:table-row table:style-name="ro1">
          <table:table-cell office:value-type="float" office:value="1579794773.66522" calcext:value-type="float">
            <text:p>1579794773,66522</text:p>
          </table:table-cell>
          <table:table-cell office:value-type="float" office:value="46" calcext:value-type="float">
            <text:p>46</text:p>
          </table:table-cell>
          <table:table-cell office:value-type="float" office:value="0.891499996185303" calcext:value-type="float">
            <text:p>0,8914999962</text:p>
          </table:table-cell>
          <table:table-cell office:value-type="float" office:value="0.527999997138977" calcext:value-type="float">
            <text:p>0,5279999971</text:p>
          </table:table-cell>
          <table:table-cell office:value-type="float" office:value="0.284999996423721" calcext:value-type="float">
            <text:p>0,2849999964</text:p>
          </table:table-cell>
        </table:table-row>
        <table:table-row table:style-name="ro1">
          <table:table-cell office:value-type="float" office:value="1579794777.83793" calcext:value-type="float">
            <text:p>1579794777,83793</text:p>
          </table:table-cell>
          <table:table-cell office:value-type="float" office:value="47" calcext:value-type="float">
            <text:p>47</text:p>
          </table:table-cell>
          <table:table-cell office:value-type="float" office:value="0.921000003814697" calcext:value-type="float">
            <text:p>0,9210000038</text:p>
          </table:table-cell>
          <table:table-cell office:value-type="float" office:value="0.512000024318695" calcext:value-type="float">
            <text:p>0,5120000243</text:p>
          </table:table-cell>
          <table:table-cell office:value-type="float" office:value="0.287999987602234" calcext:value-type="float">
            <text:p>0,2879999876</text:p>
          </table:table-cell>
        </table:table-row>
        <table:table-row table:style-name="ro1">
          <table:table-cell office:value-type="float" office:value="1579794781.79983" calcext:value-type="float">
            <text:p>1579794781,79983</text:p>
          </table:table-cell>
          <table:table-cell office:value-type="float" office:value="48" calcext:value-type="float">
            <text:p>48</text:p>
          </table:table-cell>
          <table:table-cell office:value-type="float" office:value="0.921999990940094" calcext:value-type="float">
            <text:p>0,9219999909</text:p>
          </table:table-cell>
          <table:table-cell office:value-type="float" office:value="0.510500013828278" calcext:value-type="float">
            <text:p>0,5105000138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float" office:value="1579794785.65961" calcext:value-type="float">
            <text:p>1579794785,65961</text:p>
          </table:table-cell>
          <table:table-cell office:value-type="float" office:value="49" calcext:value-type="float">
            <text:p>49</text:p>
          </table:table-cell>
          <table:table-cell office:value-type="float" office:value="0.922999978065491" calcext:value-type="float">
            <text:p>0,9229999781</text:p>
          </table:table-cell>
          <table:table-cell office:value-type="float" office:value="0.555499970912933" calcext:value-type="float">
            <text:p>0,5554999709</text:p>
          </table:table-cell>
          <table:table-cell office:value-type="float" office:value="0.279000014066696" calcext:value-type="float">
            <text:p>0,2790000141</text:p>
          </table:table-cell>
        </table:table-row>
        <table:table-row table:style-name="ro1">
          <table:table-cell office:value-type="float" office:value="1579794791.46492" calcext:value-type="float">
            <text:p>1579794791,46492</text:p>
          </table:table-cell>
          <table:table-cell office:value-type="float" office:value="50" calcext:value-type="float">
            <text:p>50</text:p>
          </table:table-cell>
          <table:table-cell office:value-type="float" office:value="0.927500009536743" calcext:value-type="float">
            <text:p>0,9275000095</text:p>
          </table:table-cell>
          <table:table-cell office:value-type="float" office:value="0.507499992847443" calcext:value-type="float">
            <text:p>0,5074999928</text:p>
          </table:table-cell>
          <table:table-cell office:value-type="float" office:value="0.287000000476837" calcext:value-type="float">
            <text:p>0,2870000005</text:p>
          </table:table-cell>
        </table:table-row>
        <table:table-row table:style-name="ro1">
          <table:table-cell office:value-type="float" office:value="1579794795.34764" calcext:value-type="float">
            <text:p>1579794795,34764</text:p>
          </table:table-cell>
          <table:table-cell office:value-type="float" office:value="51" calcext:value-type="float">
            <text:p>51</text:p>
          </table:table-cell>
          <table:table-cell office:value-type="float" office:value="0.906499981880188" calcext:value-type="float">
            <text:p>0,9064999819</text:p>
          </table:table-cell>
          <table:table-cell office:value-type="float" office:value="0.514500021934509" calcext:value-type="float">
            <text:p>0,5145000219</text:p>
          </table:table-cell>
          <table:table-cell office:value-type="float" office:value="0.29449999332428" calcext:value-type="float">
            <text:p>0,2944999933</text:p>
          </table:table-cell>
        </table:table-row>
        <table:table-row table:style-name="ro1">
          <table:table-cell office:value-type="float" office:value="1579794799.23608" calcext:value-type="float">
            <text:p>1579794799,23608</text:p>
          </table:table-cell>
          <table:table-cell office:value-type="float" office:value="52" calcext:value-type="float">
            <text:p>52</text:p>
          </table:table-cell>
          <table:table-cell office:value-type="float" office:value="0.916499972343445" calcext:value-type="float">
            <text:p>0,9164999723</text:p>
          </table:table-cell>
          <table:table-cell office:value-type="float" office:value="0.542999982833862" calcext:value-type="float">
            <text:p>0,5429999828</text:p>
          </table:table-cell>
          <table:table-cell office:value-type="float" office:value="0.316000014543533" calcext:value-type="float">
            <text:p>0,3160000145</text:p>
          </table:table-cell>
        </table:table-row>
        <table:table-row table:style-name="ro1">
          <table:table-cell office:value-type="float" office:value="1579794803.18879" calcext:value-type="float">
            <text:p>1579794803,18879</text:p>
          </table:table-cell>
          <table:table-cell office:value-type="float" office:value="53" calcext:value-type="float">
            <text:p>53</text:p>
          </table:table-cell>
          <table:table-cell office:value-type="float" office:value="0.926500022411346" calcext:value-type="float">
            <text:p>0,9265000224</text:p>
          </table:table-cell>
          <table:table-cell office:value-type="float" office:value="0.522000014781952" calcext:value-type="float">
            <text:p>0,5220000148</text:p>
          </table:table-cell>
          <table:table-cell office:value-type="float" office:value="0.309500008821487" calcext:value-type="float">
            <text:p>0,3095000088</text:p>
          </table:table-cell>
        </table:table-row>
        <table:table-row table:style-name="ro1">
          <table:table-cell office:value-type="float" office:value="1579794807.34307" calcext:value-type="float">
            <text:p>1579794807,34307</text:p>
          </table:table-cell>
          <table:table-cell office:value-type="float" office:value="54" calcext:value-type="float">
            <text:p>54</text:p>
          </table:table-cell>
          <table:table-cell office:value-type="float" office:value="0.869000017642975" calcext:value-type="float">
            <text:p>0,8690000176</text:p>
          </table:table-cell>
          <table:table-cell office:value-type="float" office:value="0.527499973773956" calcext:value-type="float">
            <text:p>0,5274999738</text:p>
          </table:table-cell>
          <table:table-cell office:value-type="float" office:value="0.287000000476837" calcext:value-type="float">
            <text:p>0,2870000005</text:p>
          </table:table-cell>
        </table:table-row>
        <table:table-row table:style-name="ro1">
          <table:table-cell office:value-type="float" office:value="1579794811.46656" calcext:value-type="float">
            <text:p>1579794811,46656</text:p>
          </table:table-cell>
          <table:table-cell office:value-type="float" office:value="55" calcext:value-type="float">
            <text:p>55</text:p>
          </table:table-cell>
          <table:table-cell office:value-type="float" office:value="0.925499975681305" calcext:value-type="float">
            <text:p>0,9254999757</text:p>
          </table:table-cell>
          <table:table-cell office:value-type="float" office:value="0.528999984264374" calcext:value-type="float">
            <text:p>0,5289999843</text:p>
          </table:table-cell>
          <table:table-cell office:value-type="float" office:value="0.299499988555908" calcext:value-type="float">
            <text:p>0,2994999886</text:p>
          </table:table-cell>
        </table:table-row>
        <table:table-row table:style-name="ro1">
          <table:table-cell office:value-type="float" office:value="1579794815.64229" calcext:value-type="float">
            <text:p>1579794815,64229</text:p>
          </table:table-cell>
          <table:table-cell office:value-type="float" office:value="56" calcext:value-type="float">
            <text:p>56</text:p>
          </table:table-cell>
          <table:table-cell office:value-type="float" office:value="0.924499988555908" calcext:value-type="float">
            <text:p>0,9244999886</text:p>
          </table:table-cell>
          <table:table-cell office:value-type="float" office:value="0.512499988079071" calcext:value-type="float">
            <text:p>0,5124999881</text:p>
          </table:table-cell>
          <table:table-cell office:value-type="float" office:value="0.28999999165535" calcext:value-type="float">
            <text:p>0,2899999917</text:p>
          </table:table-cell>
        </table:table-row>
        <table:table-row table:style-name="ro1">
          <table:table-cell office:value-type="float" office:value="1579794819.80049" calcext:value-type="float">
            <text:p>1579794819,80049</text:p>
          </table:table-cell>
          <table:table-cell office:value-type="float" office:value="57" calcext:value-type="float">
            <text:p>57</text:p>
          </table:table-cell>
          <table:table-cell office:value-type="float" office:value="0.931500017642975" calcext:value-type="float">
            <text:p>0,9315000176</text:p>
          </table:table-cell>
          <table:table-cell office:value-type="float" office:value="0.531499981880188" calcext:value-type="float">
            <text:p>0,5314999819</text:p>
          </table:table-cell>
          <table:table-cell office:value-type="float" office:value="0.315499991178513" calcext:value-type="float">
            <text:p>0,3154999912</text:p>
          </table:table-cell>
        </table:table-row>
        <table:table-row table:style-name="ro1">
          <table:table-cell office:value-type="float" office:value="1579794823.7853" calcext:value-type="float">
            <text:p>1579794823,7853</text:p>
          </table:table-cell>
          <table:table-cell office:value-type="float" office:value="58" calcext:value-type="float">
            <text:p>58</text:p>
          </table:table-cell>
          <table:table-cell office:value-type="float" office:value="0.924000024795532" calcext:value-type="float">
            <text:p>0,9240000248</text:p>
          </table:table-cell>
          <table:table-cell office:value-type="float" office:value="0.546000003814697" calcext:value-type="float">
            <text:p>0,5460000038</text:p>
          </table:table-cell>
          <table:table-cell office:value-type="float" office:value="0.319499999284744" calcext:value-type="float">
            <text:p>0,3194999993</text:p>
          </table:table-cell>
        </table:table-row>
        <table:table-row table:style-name="ro1">
          <table:table-cell office:value-type="float" office:value="1579794827.71087" calcext:value-type="float">
            <text:p>1579794827,71087</text:p>
          </table:table-cell>
          <table:table-cell office:value-type="float" office:value="59" calcext:value-type="float">
            <text:p>59</text:p>
          </table:table-cell>
          <table:table-cell office:value-type="float" office:value="0.923500001430512" calcext:value-type="float">
            <text:p>0,9235000014</text:p>
          </table:table-cell>
          <table:table-cell office:value-type="float" office:value="0.529500007629395" calcext:value-type="float">
            <text:p>0,5295000076</text:p>
          </table:table-cell>
          <table:table-cell office:value-type="float" office:value="0.309500008821487" calcext:value-type="float">
            <text:p>0,3095000088</text:p>
          </table:table-cell>
        </table:table-row>
        <table:table-row table:style-name="ro1">
          <table:table-cell office:value-type="float" office:value="1579794833.7368" calcext:value-type="float">
            <text:p>1579794833,7368</text:p>
          </table:table-cell>
          <table:table-cell office:value-type="float" office:value="60" calcext:value-type="float">
            <text:p>60</text:p>
          </table:table-cell>
          <table:table-cell office:value-type="float" office:value="0.920499980449676" calcext:value-type="float">
            <text:p>0,9204999804</text:p>
          </table:table-cell>
          <table:table-cell office:value-type="float" office:value="0.516499996185303" calcext:value-type="float">
            <text:p>0,5164999962</text:p>
          </table:table-cell>
          <table:table-cell office:value-type="float" office:value="0.296999990940094" calcext:value-type="float">
            <text:p>0,2969999909</text:p>
          </table:table-cell>
        </table:table-row>
        <table:table-row table:style-name="ro1">
          <table:table-cell office:value-type="float" office:value="1579794837.90515" calcext:value-type="float">
            <text:p>1579794837,90515</text:p>
          </table:table-cell>
          <table:table-cell office:value-type="float" office:value="61" calcext:value-type="float">
            <text:p>61</text:p>
          </table:table-cell>
          <table:table-cell office:value-type="float" office:value="0.908999979496002" calcext:value-type="float">
            <text:p>0,9089999795</text:p>
          </table:table-cell>
          <table:table-cell office:value-type="float" office:value="0.514999985694885" calcext:value-type="float">
            <text:p>0,5149999857</text:p>
          </table:table-cell>
          <table:table-cell office:value-type="float" office:value="0.324499994516373" calcext:value-type="float">
            <text:p>0,3244999945</text:p>
          </table:table-cell>
        </table:table-row>
        <table:table-row table:style-name="ro1">
          <table:table-cell office:value-type="float" office:value="1579794841.97247" calcext:value-type="float">
            <text:p>1579794841,97247</text:p>
          </table:table-cell>
          <table:table-cell office:value-type="float" office:value="62" calcext:value-type="float">
            <text:p>62</text:p>
          </table:table-cell>
          <table:table-cell office:value-type="float" office:value="0.934000015258789" calcext:value-type="float">
            <text:p>0,9340000153</text:p>
          </table:table-cell>
          <table:table-cell office:value-type="float" office:value="0.528999984264374" calcext:value-type="float">
            <text:p>0,5289999843</text:p>
          </table:table-cell>
          <table:table-cell office:value-type="float" office:value="0.352999985218048" calcext:value-type="float">
            <text:p>0,3529999852</text:p>
          </table:table-cell>
        </table:table-row>
        <table:table-row table:style-name="ro1">
          <table:table-cell office:value-type="float" office:value="1579794846.03056" calcext:value-type="float">
            <text:p>1579794846,03056</text:p>
          </table:table-cell>
          <table:table-cell office:value-type="float" office:value="63" calcext:value-type="float">
            <text:p>63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529500007629395" calcext:value-type="float">
            <text:p>0,5295000076</text:p>
          </table:table-cell>
          <table:table-cell office:value-type="float" office:value="0.328000009059906" calcext:value-type="float">
            <text:p>0,3280000091</text:p>
          </table:table-cell>
        </table:table-row>
        <table:table-row table:style-name="ro1">
          <table:table-cell office:value-type="float" office:value="1579794850.04867" calcext:value-type="float">
            <text:p>1579794850,04867</text:p>
          </table:table-cell>
          <table:table-cell office:value-type="float" office:value="64" calcext:value-type="float">
            <text:p>64</text:p>
          </table:table-cell>
          <table:table-cell office:value-type="float" office:value="0.936999976634979" calcext:value-type="float">
            <text:p>0,9369999766</text:p>
          </table:table-cell>
          <table:table-cell office:value-type="float" office:value="0.524500012397766" calcext:value-type="float">
            <text:p>0,5245000124</text:p>
          </table:table-cell>
          <table:table-cell office:value-type="float" office:value="0.361000001430511" calcext:value-type="float">
            <text:p>0,3610000014</text:p>
          </table:table-cell>
        </table:table-row>
        <table:table-row table:style-name="ro1">
          <table:table-cell office:value-type="float" office:value="1579794854.06603" calcext:value-type="float">
            <text:p>1579794854,06603</text:p>
          </table:table-cell>
          <table:table-cell office:value-type="float" office:value="65" calcext:value-type="float">
            <text:p>65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493499994277954" calcext:value-type="float">
            <text:p>0,4934999943</text:p>
          </table:table-cell>
          <table:table-cell office:value-type="float" office:value="0.326999992132187" calcext:value-type="float">
            <text:p>0,3269999921</text:p>
          </table:table-cell>
        </table:table-row>
        <table:table-row table:style-name="ro1">
          <table:table-cell office:value-type="float" office:value="1579794858.09326" calcext:value-type="float">
            <text:p>1579794858,09326</text:p>
          </table:table-cell>
          <table:table-cell office:value-type="float" office:value="66" calcext:value-type="float">
            <text:p>66</text:p>
          </table:table-cell>
          <table:table-cell office:value-type="float" office:value="0.924000024795532" calcext:value-type="float">
            <text:p>0,9240000248</text:p>
          </table:table-cell>
          <table:table-cell office:value-type="float" office:value="0.527999997138977" calcext:value-type="float">
            <text:p>0,5279999971</text:p>
          </table:table-cell>
          <table:table-cell office:value-type="float" office:value="0.307000011205673" calcext:value-type="float">
            <text:p>0,3070000112</text:p>
          </table:table-cell>
        </table:table-row>
        <table:table-row table:style-name="ro1">
          <table:table-cell office:value-type="float" office:value="1579794862.17546" calcext:value-type="float">
            <text:p>1579794862,17546</text:p>
          </table:table-cell>
          <table:table-cell office:value-type="float" office:value="67" calcext:value-type="float">
            <text:p>67</text:p>
          </table:table-cell>
          <table:table-cell office:value-type="float" office:value="0.926999986171722" calcext:value-type="float">
            <text:p>0,9269999862</text:p>
          </table:table-cell>
          <table:table-cell office:value-type="float" office:value="0.541000008583069" calcext:value-type="float">
            <text:p>0,5410000086</text:p>
          </table:table-cell>
          <table:table-cell office:value-type="float" office:value="0.325500011444092" calcext:value-type="float">
            <text:p>0,3255000114</text:p>
          </table:table-cell>
        </table:table-row>
        <table:table-row table:style-name="ro1">
          <table:table-cell office:value-type="float" office:value="1579794866.40394" calcext:value-type="float">
            <text:p>1579794866,40394</text:p>
          </table:table-cell>
          <table:table-cell office:value-type="float" office:value="68" calcext:value-type="float">
            <text:p>68</text:p>
          </table:table-cell>
          <table:table-cell office:value-type="float" office:value="0.915000021457672" calcext:value-type="float">
            <text:p>0,9150000215</text:p>
          </table:table-cell>
          <table:table-cell office:value-type="float" office:value="0.546999990940094" calcext:value-type="float">
            <text:p>0,5469999909</text:p>
          </table:table-cell>
          <table:table-cell office:value-type="float" office:value="0.326499998569488" calcext:value-type="float">
            <text:p>0,3264999986</text:p>
          </table:table-cell>
        </table:table-row>
        <table:table-row table:style-name="ro1">
          <table:table-cell office:value-type="float" office:value="1579794870.55423" calcext:value-type="float">
            <text:p>1579794870,55423</text:p>
          </table:table-cell>
          <table:table-cell office:value-type="float" office:value="69" calcext:value-type="float">
            <text:p>69</text:p>
          </table:table-cell>
          <table:table-cell office:value-type="float" office:value="0.88400000333786" calcext:value-type="float">
            <text:p>0,8840000033</text:p>
          </table:table-cell>
          <table:table-cell office:value-type="float" office:value="0.537000000476837" calcext:value-type="float">
            <text:p>0,5370000005</text:p>
          </table:table-cell>
          <table:table-cell office:value-type="float" office:value="0.345999985933304" calcext:value-type="float">
            <text:p>0,3459999859</text:p>
          </table:table-cell>
        </table:table-row>
        <table:table-row table:style-name="ro1">
          <table:table-cell office:value-type="float" office:value="1579794876.43737" calcext:value-type="float">
            <text:p>1579794876,43737</text:p>
          </table:table-cell>
          <table:table-cell office:value-type="float" office:value="70" calcext:value-type="float">
            <text:p>70</text:p>
          </table:table-cell>
          <table:table-cell office:value-type="float" office:value="0.89300000667572" calcext:value-type="float">
            <text:p>0,8930000067</text:p>
          </table:table-cell>
          <table:table-cell office:value-type="float" office:value="0.551500022411346" calcext:value-type="float">
            <text:p>0,5515000224</text:p>
          </table:table-cell>
          <table:table-cell office:value-type="float" office:value="0.355500012636185" calcext:value-type="float">
            <text:p>0,3555000126</text:p>
          </table:table-cell>
        </table:table-row>
        <table:table-row table:style-name="ro1">
          <table:table-cell office:value-type="float" office:value="1579794880.53611" calcext:value-type="float">
            <text:p>1579794880,53611</text:p>
          </table:table-cell>
          <table:table-cell office:value-type="float" office:value="71" calcext:value-type="float">
            <text:p>71</text:p>
          </table:table-cell>
          <table:table-cell office:value-type="float" office:value="0.941999971866608" calcext:value-type="float">
            <text:p>0,9419999719</text:p>
          </table:table-cell>
          <table:table-cell office:value-type="float" office:value="0.544000029563904" calcext:value-type="float">
            <text:p>0,5440000296</text:p>
          </table:table-cell>
          <table:table-cell office:value-type="float" office:value="0.319499999284744" calcext:value-type="float">
            <text:p>0,3194999993</text:p>
          </table:table-cell>
        </table:table-row>
        <table:table-row table:style-name="ro1">
          <table:table-cell office:value-type="float" office:value="1579794884.76163" calcext:value-type="float">
            <text:p>1579794884,76163</text:p>
          </table:table-cell>
          <table:table-cell office:value-type="float" office:value="72" calcext:value-type="float">
            <text:p>72</text:p>
          </table:table-cell>
          <table:table-cell office:value-type="float" office:value="0.901000022888184" calcext:value-type="float">
            <text:p>0,9010000229</text:p>
          </table:table-cell>
          <table:table-cell office:value-type="float" office:value="0.574500024318695" calcext:value-type="float">
            <text:p>0,5745000243</text:p>
          </table:table-cell>
          <table:table-cell office:value-type="float" office:value="0.340499997138977" calcext:value-type="float">
            <text:p>0,3404999971</text:p>
          </table:table-cell>
        </table:table-row>
        <table:table-row table:style-name="ro1">
          <table:table-cell office:value-type="float" office:value="1579794888.60814" calcext:value-type="float">
            <text:p>1579794888,60814</text:p>
          </table:table-cell>
          <table:table-cell office:value-type="float" office:value="73" calcext:value-type="float">
            <text:p>73</text:p>
          </table:table-cell>
          <table:table-cell office:value-type="float" office:value="0.935500025749206" calcext:value-type="float">
            <text:p>0,9355000257</text:p>
          </table:table-cell>
          <table:table-cell office:value-type="float" office:value="0.557500004768372" calcext:value-type="float">
            <text:p>0,5575000048</text:p>
          </table:table-cell>
          <table:table-cell office:value-type="float" office:value="0.350499987602234" calcext:value-type="float">
            <text:p>0,3504999876</text:p>
          </table:table-cell>
        </table:table-row>
        <table:table-row table:style-name="ro1">
          <table:table-cell office:value-type="float" office:value="1579794892.43439" calcext:value-type="float">
            <text:p>1579794892,43439</text:p>
          </table:table-cell>
          <table:table-cell office:value-type="float" office:value="74" calcext:value-type="float">
            <text:p>74</text:p>
          </table:table-cell>
          <table:table-cell office:value-type="float" office:value="0.932500004768372" calcext:value-type="float">
            <text:p>0,9325000048</text:p>
          </table:table-cell>
          <table:table-cell office:value-type="float" office:value="0.524500012397766" calcext:value-type="float">
            <text:p>0,5245000124</text:p>
          </table:table-cell>
          <table:table-cell office:value-type="float" office:value="0.319499999284744" calcext:value-type="float">
            <text:p>0,3194999993</text:p>
          </table:table-cell>
        </table:table-row>
        <table:table-row table:style-name="ro1">
          <table:table-cell office:value-type="float" office:value="1579794896.40537" calcext:value-type="float">
            <text:p>1579794896,40537</text:p>
          </table:table-cell>
          <table:table-cell office:value-type="float" office:value="75" calcext:value-type="float">
            <text:p>75</text:p>
          </table:table-cell>
          <table:table-cell office:value-type="float" office:value="0.934000015258789" calcext:value-type="float">
            <text:p>0,9340000153</text:p>
          </table:table-cell>
          <table:table-cell office:value-type="float" office:value="0.552999973297119" calcext:value-type="float">
            <text:p>0,5529999733</text:p>
          </table:table-cell>
          <table:table-cell office:value-type="float" office:value="0.33950001001358" calcext:value-type="float">
            <text:p>0,33950001</text:p>
          </table:table-cell>
        </table:table-row>
        <table:table-row table:style-name="ro1">
          <table:table-cell office:value-type="float" office:value="1579794900.32387" calcext:value-type="float">
            <text:p>1579794900,32387</text:p>
          </table:table-cell>
          <table:table-cell office:value-type="float" office:value="76" calcext:value-type="float">
            <text:p>76</text:p>
          </table:table-cell>
          <table:table-cell office:value-type="float" office:value="0.939999997615814" calcext:value-type="float">
            <text:p>0,9399999976</text:p>
          </table:table-cell>
          <table:table-cell office:value-type="float" office:value="0.543500006198883" calcext:value-type="float">
            <text:p>0,5435000062</text:p>
          </table:table-cell>
          <table:table-cell office:value-type="float" office:value="0.319499999284744" calcext:value-type="float">
            <text:p>0,3194999993</text:p>
          </table:table-cell>
        </table:table-row>
        <table:table-row table:style-name="ro1">
          <table:table-cell office:value-type="float" office:value="1579794904.20176" calcext:value-type="float">
            <text:p>1579794904,20176</text:p>
          </table:table-cell>
          <table:table-cell office:value-type="float" office:value="77" calcext:value-type="float">
            <text:p>77</text:p>
          </table:table-cell>
          <table:table-cell office:value-type="float" office:value="0.926500022411346" calcext:value-type="float">
            <text:p>0,9265000224</text:p>
          </table:table-cell>
          <table:table-cell office:value-type="float" office:value="0.566500008106232" calcext:value-type="float">
            <text:p>0,5665000081</text:p>
          </table:table-cell>
          <table:table-cell office:value-type="float" office:value="0.305000007152557" calcext:value-type="float">
            <text:p>0,3050000072</text:p>
          </table:table-cell>
        </table:table-row>
        <table:table-row table:style-name="ro1">
          <table:table-cell office:value-type="float" office:value="1579794908.07979" calcext:value-type="float">
            <text:p>1579794908,07979</text:p>
          </table:table-cell>
          <table:table-cell office:value-type="float" office:value="78" calcext:value-type="float">
            <text:p>78</text:p>
          </table:table-cell>
          <table:table-cell office:value-type="float" office:value="0.931999981403351" calcext:value-type="float">
            <text:p>0,9319999814</text:p>
          </table:table-cell>
          <table:table-cell office:value-type="float" office:value="0.551999986171722" calcext:value-type="float">
            <text:p>0,5519999862</text:p>
          </table:table-cell>
          <table:table-cell office:value-type="float" office:value="0.290499985218048" calcext:value-type="float">
            <text:p>0,2904999852</text:p>
          </table:table-cell>
        </table:table-row>
        <table:table-row table:style-name="ro1">
          <table:table-cell office:value-type="float" office:value="1579794911.86012" calcext:value-type="float">
            <text:p>1579794911,86012</text:p>
          </table:table-cell>
          <table:table-cell office:value-type="float" office:value="79" calcext:value-type="float">
            <text:p>79</text:p>
          </table:table-cell>
          <table:table-cell office:value-type="float" office:value="0.908999979496002" calcext:value-type="float">
            <text:p>0,9089999795</text:p>
          </table:table-cell>
          <table:table-cell office:value-type="float" office:value="0.541499972343445" calcext:value-type="float">
            <text:p>0,5414999723</text:p>
          </table:table-cell>
          <table:table-cell office:value-type="float" office:value="0.33899998664856" calcext:value-type="float">
            <text:p>0,3389999866</text:p>
          </table:table-cell>
        </table:table-row>
        <table:table-row table:style-name="ro1">
          <table:table-cell office:value-type="float" office:value="1579794917.95559" calcext:value-type="float">
            <text:p>1579794917,95559</text:p>
          </table:table-cell>
          <table:table-cell office:value-type="float" office:value="80" calcext:value-type="float">
            <text:p>80</text:p>
          </table:table-cell>
          <table:table-cell office:value-type="float" office:value="0.944000005722046" calcext:value-type="float">
            <text:p>0,9440000057</text:p>
          </table:table-cell>
          <table:table-cell office:value-type="float" office:value="0.55349999666214" calcext:value-type="float">
            <text:p>0,5534999967</text:p>
          </table:table-cell>
          <table:table-cell office:value-type="float" office:value="0.345499992370606" calcext:value-type="float">
            <text:p>0,3454999924</text:p>
          </table:table-cell>
        </table:table-row>
        <table:table-row table:style-name="ro1">
          <table:table-cell office:value-type="float" office:value="1579794921.88446" calcext:value-type="float">
            <text:p>1579794921,88446</text:p>
          </table:table-cell>
          <table:table-cell office:value-type="float" office:value="81" calcext:value-type="float">
            <text:p>81</text:p>
          </table:table-cell>
          <table:table-cell office:value-type="float" office:value="0.949500024318695" calcext:value-type="float">
            <text:p>0,9495000243</text:p>
          </table:table-cell>
          <table:table-cell office:value-type="float" office:value="0.586499989032745" calcext:value-type="float">
            <text:p>0,586499989</text:p>
          </table:table-cell>
          <table:table-cell office:value-type="float" office:value="0.323000013828278" calcext:value-type="float">
            <text:p>0,3230000138</text:p>
          </table:table-cell>
        </table:table-row>
        <table:table-row table:style-name="ro1">
          <table:table-cell office:value-type="float" office:value="1579794925.76499" calcext:value-type="float">
            <text:p>1579794925,76499</text:p>
          </table:table-cell>
          <table:table-cell office:value-type="float" office:value="82" calcext:value-type="float">
            <text:p>82</text:p>
          </table:table-cell>
          <table:table-cell office:value-type="float" office:value="0.930000007152557" calcext:value-type="float">
            <text:p>0,9300000072</text:p>
          </table:table-cell>
          <table:table-cell office:value-type="float" office:value="0.569000005722046" calcext:value-type="float">
            <text:p>0,5690000057</text:p>
          </table:table-cell>
          <table:table-cell office:value-type="float" office:value="0.346500009298325" calcext:value-type="float">
            <text:p>0,3465000093</text:p>
          </table:table-cell>
        </table:table-row>
        <table:table-row table:style-name="ro1">
          <table:table-cell office:value-type="float" office:value="1579794930.13943" calcext:value-type="float">
            <text:p>1579794930,13943</text:p>
          </table:table-cell>
          <table:table-cell office:value-type="float" office:value="83" calcext:value-type="float">
            <text:p>83</text:p>
          </table:table-cell>
          <table:table-cell office:value-type="float" office:value="0.935000002384186" calcext:value-type="float">
            <text:p>0,9350000024</text:p>
          </table:table-cell>
          <table:table-cell office:value-type="float" office:value="0.55349999666214" calcext:value-type="float">
            <text:p>0,5534999967</text:p>
          </table:table-cell>
          <table:table-cell office:value-type="float" office:value="0.340499997138977" calcext:value-type="float">
            <text:p>0,3404999971</text:p>
          </table:table-cell>
        </table:table-row>
        <table:table-row table:style-name="ro1">
          <table:table-cell office:value-type="float" office:value="1579794934.22492" calcext:value-type="float">
            <text:p>1579794934,22492</text:p>
          </table:table-cell>
          <table:table-cell office:value-type="float" office:value="84" calcext:value-type="float">
            <text:p>84</text:p>
          </table:table-cell>
          <table:table-cell office:value-type="float" office:value="0.944999992847443" calcext:value-type="float">
            <text:p>0,9449999928</text:p>
          </table:table-cell>
          <table:table-cell office:value-type="float" office:value="0.561999976634979" calcext:value-type="float">
            <text:p>0,5619999766</text:p>
          </table:table-cell>
          <table:table-cell office:value-type="float" office:value="0.324499994516373" calcext:value-type="float">
            <text:p>0,3244999945</text:p>
          </table:table-cell>
        </table:table-row>
        <table:table-row table:style-name="ro1">
          <table:table-cell office:value-type="float" office:value="1579794938.11794" calcext:value-type="float">
            <text:p>1579794938,11794</text:p>
          </table:table-cell>
          <table:table-cell office:value-type="float" office:value="85" calcext:value-type="float">
            <text:p>85</text:p>
          </table:table-cell>
          <table:table-cell office:value-type="float" office:value="0.930499970912933" calcext:value-type="float">
            <text:p>0,9304999709</text:p>
          </table:table-cell>
          <table:table-cell office:value-type="float" office:value="0.561500012874603" calcext:value-type="float">
            <text:p>0,5615000129</text:p>
          </table:table-cell>
          <table:table-cell office:value-type="float" office:value="0.345999985933304" calcext:value-type="float">
            <text:p>0,3459999859</text:p>
          </table:table-cell>
        </table:table-row>
        <table:table-row table:style-name="ro1">
          <table:table-cell office:value-type="float" office:value="1579794942.11693" calcext:value-type="float">
            <text:p>1579794942,11693</text:p>
          </table:table-cell>
          <table:table-cell office:value-type="float" office:value="86" calcext:value-type="float">
            <text:p>86</text:p>
          </table:table-cell>
          <table:table-cell office:value-type="float" office:value="0.940500020980835" calcext:value-type="float">
            <text:p>0,940500021</text:p>
          </table:table-cell>
          <table:table-cell office:value-type="float" office:value="0.559000015258789" calcext:value-type="float">
            <text:p>0,5590000153</text:p>
          </table:table-cell>
          <table:table-cell office:value-type="float" office:value="0.333000004291534" calcext:value-type="float">
            <text:p>0,3330000043</text:p>
          </table:table-cell>
        </table:table-row>
        <table:table-row table:style-name="ro1">
          <table:table-cell office:value-type="float" office:value="1579794946.01766" calcext:value-type="float">
            <text:p>1579794946,01766</text:p>
          </table:table-cell>
          <table:table-cell office:value-type="float" office:value="87" calcext:value-type="float">
            <text:p>87</text:p>
          </table:table-cell>
          <table:table-cell office:value-type="float" office:value="0.921500027179718" calcext:value-type="float">
            <text:p>0,9215000272</text:p>
          </table:table-cell>
          <table:table-cell office:value-type="float" office:value="0.544000029563904" calcext:value-type="float">
            <text:p>0,5440000296</text:p>
          </table:table-cell>
          <table:table-cell office:value-type="float" office:value="0.33500000834465" calcext:value-type="float">
            <text:p>0,3350000083</text:p>
          </table:table-cell>
        </table:table-row>
        <table:table-row table:style-name="ro1">
          <table:table-cell office:value-type="float" office:value="1579794949.85412" calcext:value-type="float">
            <text:p>1579794949,85412</text:p>
          </table:table-cell>
          <table:table-cell office:value-type="float" office:value="88" calcext:value-type="float">
            <text:p>88</text:p>
          </table:table-cell>
          <table:table-cell office:value-type="float" office:value="0.940500020980835" calcext:value-type="float">
            <text:p>0,940500021</text:p>
          </table:table-cell>
          <table:table-cell office:value-type="float" office:value="0.566500008106232" calcext:value-type="float">
            <text:p>0,5665000081</text:p>
          </table:table-cell>
          <table:table-cell office:value-type="float" office:value="0.34349998831749" calcext:value-type="float">
            <text:p>0,3434999883</text:p>
          </table:table-cell>
        </table:table-row>
        <table:table-row table:style-name="ro1">
          <table:table-cell office:value-type="float" office:value="1579794953.88828" calcext:value-type="float">
            <text:p>1579794953,88828</text:p>
          </table:table-cell>
          <table:table-cell office:value-type="float" office:value="89" calcext:value-type="float">
            <text:p>89</text:p>
          </table:table-cell>
          <table:table-cell office:value-type="float" office:value="0.94650000333786" calcext:value-type="float">
            <text:p>0,9465000033</text:p>
          </table:table-cell>
          <table:table-cell office:value-type="float" office:value="0.563000023365021" calcext:value-type="float">
            <text:p>0,5630000234</text:p>
          </table:table-cell>
          <table:table-cell office:value-type="float" office:value="0.34799998998642" calcext:value-type="float">
            <text:p>0,34799999</text:p>
          </table:table-cell>
        </table:table-row>
        <table:table-row table:style-name="ro1">
          <table:table-cell office:value-type="float" office:value="1579794959.97017" calcext:value-type="float">
            <text:p>1579794959,97017</text:p>
          </table:table-cell>
          <table:table-cell office:value-type="float" office:value="90" calcext:value-type="float">
            <text:p>90</text:p>
          </table:table-cell>
          <table:table-cell office:value-type="float" office:value="0.92900002002716" calcext:value-type="float">
            <text:p>0,92900002</text:p>
          </table:table-cell>
          <table:table-cell office:value-type="float" office:value="0.582499980926514" calcext:value-type="float">
            <text:p>0,5824999809</text:p>
          </table:table-cell>
          <table:table-cell office:value-type="float" office:value="0.323500007390976" calcext:value-type="float">
            <text:p>0,3235000074</text:p>
          </table:table-cell>
        </table:table-row>
        <table:table-row table:style-name="ro1">
          <table:table-cell office:value-type="float" office:value="1579794964.01706" calcext:value-type="float">
            <text:p>1579794964,01706</text:p>
          </table:table-cell>
          <table:table-cell office:value-type="float" office:value="91" calcext:value-type="float">
            <text:p>91</text:p>
          </table:table-cell>
          <table:table-cell office:value-type="float" office:value="0.913500010967254" calcext:value-type="float">
            <text:p>0,913500011</text:p>
          </table:table-cell>
          <table:table-cell office:value-type="float" office:value="0.581499993801117" calcext:value-type="float">
            <text:p>0,5814999938</text:p>
          </table:table-cell>
          <table:table-cell office:value-type="float" office:value="0.338499993085861" calcext:value-type="float">
            <text:p>0,3384999931</text:p>
          </table:table-cell>
        </table:table-row>
        <table:table-row table:style-name="ro1">
          <table:table-cell office:value-type="float" office:value="1579794968.06782" calcext:value-type="float">
            <text:p>1579794968,06782</text:p>
          </table:table-cell>
          <table:table-cell office:value-type="float" office:value="92" calcext:value-type="float">
            <text:p>92</text:p>
          </table:table-cell>
          <table:table-cell office:value-type="float" office:value="0.921999990940094" calcext:value-type="float">
            <text:p>0,9219999909</text:p>
          </table:table-cell>
          <table:table-cell office:value-type="float" office:value="0.560000002384186" calcext:value-type="float">
            <text:p>0,5600000024</text:p>
          </table:table-cell>
          <table:table-cell office:value-type="float" office:value="0.328999996185303" calcext:value-type="float">
            <text:p>0,3289999962</text:p>
          </table:table-cell>
        </table:table-row>
        <table:table-row table:style-name="ro1">
          <table:table-cell office:value-type="float" office:value="1579794972.02719" calcext:value-type="float">
            <text:p>1579794972,02719</text:p>
          </table:table-cell>
          <table:table-cell office:value-type="float" office:value="93" calcext:value-type="float">
            <text:p>93</text:p>
          </table:table-cell>
          <table:table-cell office:value-type="float" office:value="0.931500017642975" calcext:value-type="float">
            <text:p>0,9315000176</text:p>
          </table:table-cell>
          <table:table-cell office:value-type="float" office:value="0.550999999046326" calcext:value-type="float">
            <text:p>0,550999999</text:p>
          </table:table-cell>
          <table:table-cell office:value-type="float" office:value="0.33050000667572" calcext:value-type="float">
            <text:p>0,3305000067</text:p>
          </table:table-cell>
        </table:table-row>
        <table:table-row table:style-name="ro1">
          <table:table-cell office:value-type="float" office:value="1579794976.06171" calcext:value-type="float">
            <text:p>1579794976,06171</text:p>
          </table:table-cell>
          <table:table-cell office:value-type="float" office:value="94" calcext:value-type="float">
            <text:p>94</text:p>
          </table:table-cell>
          <table:table-cell office:value-type="float" office:value="0.930000007152557" calcext:value-type="float">
            <text:p>0,9300000072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317999988794327" calcext:value-type="float">
            <text:p>0,3179999888</text:p>
          </table:table-cell>
        </table:table-row>
        <table:table-row table:style-name="ro1">
          <table:table-cell office:value-type="float" office:value="1579794979.87815" calcext:value-type="float">
            <text:p>1579794979,87815</text:p>
          </table:table-cell>
          <table:table-cell office:value-type="float" office:value="95" calcext:value-type="float">
            <text:p>95</text:p>
          </table:table-cell>
          <table:table-cell office:value-type="float" office:value="0.933499991893768" calcext:value-type="float">
            <text:p>0,9334999919</text:p>
          </table:table-cell>
          <table:table-cell office:value-type="float" office:value="0.578999996185303" calcext:value-type="float">
            <text:p>0,5789999962</text:p>
          </table:table-cell>
          <table:table-cell office:value-type="float" office:value="0.333000004291534" calcext:value-type="float">
            <text:p>0,3330000043</text:p>
          </table:table-cell>
        </table:table-row>
        <table:table-row table:style-name="ro1">
          <table:table-cell office:value-type="float" office:value="1579794983.82472" calcext:value-type="float">
            <text:p>1579794983,82472</text:p>
          </table:table-cell>
          <table:table-cell office:value-type="float" office:value="96" calcext:value-type="float">
            <text:p>96</text:p>
          </table:table-cell>
          <table:table-cell office:value-type="float" office:value="0.944500029087067" calcext:value-type="float">
            <text:p>0,9445000291</text:p>
          </table:table-cell>
          <table:table-cell office:value-type="float" office:value="0.590499997138977" calcext:value-type="float">
            <text:p>0,5904999971</text:p>
          </table:table-cell>
          <table:table-cell office:value-type="float" office:value="0.335999995470047" calcext:value-type="float">
            <text:p>0,3359999955</text:p>
          </table:table-cell>
        </table:table-row>
        <table:table-row table:style-name="ro1">
          <table:table-cell office:value-type="float" office:value="1579794987.99675" calcext:value-type="float">
            <text:p>1579794987,99675</text:p>
          </table:table-cell>
          <table:table-cell office:value-type="float" office:value="97" calcext:value-type="float">
            <text:p>97</text:p>
          </table:table-cell>
          <table:table-cell office:value-type="float" office:value="0.956499993801117" calcext:value-type="float">
            <text:p>0,9564999938</text:p>
          </table:table-cell>
          <table:table-cell office:value-type="float" office:value="0.552500009536743" calcext:value-type="float">
            <text:p>0,5525000095</text:p>
          </table:table-cell>
          <table:table-cell office:value-type="float" office:value="0.33899998664856" calcext:value-type="float">
            <text:p>0,3389999866</text:p>
          </table:table-cell>
        </table:table-row>
        <table:table-row table:style-name="ro1">
          <table:table-cell office:value-type="float" office:value="1579794991.96201" calcext:value-type="float">
            <text:p>1579794991,96201</text:p>
          </table:table-cell>
          <table:table-cell office:value-type="float" office:value="98" calcext:value-type="float">
            <text:p>98</text:p>
          </table:table-cell>
          <table:table-cell office:value-type="float" office:value="0.943499982357025" calcext:value-type="float">
            <text:p>0,9434999824</text:p>
          </table:table-cell>
          <table:table-cell office:value-type="float" office:value="0.514500021934509" calcext:value-type="float">
            <text:p>0,5145000219</text:p>
          </table:table-cell>
          <table:table-cell office:value-type="float" office:value="0.355500012636185" calcext:value-type="float">
            <text:p>0,3555000126</text:p>
          </table:table-cell>
        </table:table-row>
        <table:table-row table:style-name="ro1">
          <table:table-cell office:value-type="float" office:value="1579794995.89662" calcext:value-type="float">
            <text:p>1579794995,89662</text:p>
          </table:table-cell>
          <table:table-cell office:value-type="float" office:value="99" calcext:value-type="float">
            <text:p>99</text:p>
          </table:table-cell>
          <table:table-cell office:value-type="float" office:value="0.927999973297119" calcext:value-type="float">
            <text:p>0,9279999733</text:p>
          </table:table-cell>
          <table:table-cell office:value-type="float" office:value="0.55400002002716" calcext:value-type="float">
            <text:p>0,55400002</text:p>
          </table:table-cell>
          <table:table-cell office:value-type="float" office:value="0.353500008583069" calcext:value-type="float">
            <text:p>0,3535000086</text:p>
          </table:table-cell>
        </table:table-row>
        <table:table-row table:style-name="ro1">
          <table:table-cell office:value-type="float" office:value="1579795001.65071" calcext:value-type="float">
            <text:p>1579795001,65071</text:p>
          </table:table-cell>
          <table:table-cell office:value-type="float" office:value="100" calcext:value-type="float">
            <text:p>100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569999992847443" calcext:value-type="float">
            <text:p>0,5699999928</text:p>
          </table:table-cell>
          <table:table-cell office:value-type="float" office:value="0.349000006914139" calcext:value-type="float">
            <text:p>0,3490000069</text:p>
          </table:table-cell>
        </table:table-row>
        <table:table-row table:style-name="ro1">
          <table:table-cell office:value-type="float" office:value="1579795005.43927" calcext:value-type="float">
            <text:p>1579795005,43927</text:p>
          </table:table-cell>
          <table:table-cell office:value-type="float" office:value="101" calcext:value-type="float">
            <text:p>101</text:p>
          </table:table-cell>
          <table:table-cell office:value-type="float" office:value="0.945500016212463" calcext:value-type="float">
            <text:p>0,9455000162</text:p>
          </table:table-cell>
          <table:table-cell office:value-type="float" office:value="0.58899998664856" calcext:value-type="float">
            <text:p>0,5889999866</text:p>
          </table:table-cell>
          <table:table-cell office:value-type="float" office:value="0.369500011205673" calcext:value-type="float">
            <text:p>0,3695000112</text:p>
          </table:table-cell>
        </table:table-row>
        <table:table-row table:style-name="ro1">
          <table:table-cell office:value-type="float" office:value="1579795009.25273" calcext:value-type="float">
            <text:p>1579795009,25273</text:p>
          </table:table-cell>
          <table:table-cell office:value-type="float" office:value="102" calcext:value-type="float">
            <text:p>102</text:p>
          </table:table-cell>
          <table:table-cell office:value-type="float" office:value="0.943000018596649" calcext:value-type="float">
            <text:p>0,9430000186</text:p>
          </table:table-cell>
          <table:table-cell office:value-type="float" office:value="0.563499987125397" calcext:value-type="float">
            <text:p>0,5634999871</text:p>
          </table:table-cell>
          <table:table-cell office:value-type="float" office:value="0.33950001001358" calcext:value-type="float">
            <text:p>0,33950001</text:p>
          </table:table-cell>
        </table:table-row>
        <table:table-row table:style-name="ro1">
          <table:table-cell office:value-type="float" office:value="1579795013.0875" calcext:value-type="float">
            <text:p>1579795013,0875</text:p>
          </table:table-cell>
          <table:table-cell office:value-type="float" office:value="103" calcext:value-type="float">
            <text:p>103</text:p>
          </table:table-cell>
          <table:table-cell office:value-type="float" office:value="0.942499995231628" calcext:value-type="float">
            <text:p>0,9424999952</text:p>
          </table:table-cell>
          <table:table-cell office:value-type="float" office:value="0.561999976634979" calcext:value-type="float">
            <text:p>0,5619999766</text:p>
          </table:table-cell>
          <table:table-cell office:value-type="float" office:value="0.35249999165535" calcext:value-type="float">
            <text:p>0,3524999917</text:p>
          </table:table-cell>
        </table:table-row>
        <table:table-row table:style-name="ro1">
          <table:table-cell office:value-type="float" office:value="1579795017.18956" calcext:value-type="float">
            <text:p>1579795017,18956</text:p>
          </table:table-cell>
          <table:table-cell office:value-type="float" office:value="104" calcext:value-type="float">
            <text:p>104</text:p>
          </table:table-cell>
          <table:table-cell office:value-type="float" office:value="0.954500019550324" calcext:value-type="float">
            <text:p>0,9545000196</text:p>
          </table:table-cell>
          <table:table-cell office:value-type="float" office:value="0.573499977588654" calcext:value-type="float">
            <text:p>0,5734999776</text:p>
          </table:table-cell>
          <table:table-cell office:value-type="float" office:value="0.341500014066696" calcext:value-type="float">
            <text:p>0,3415000141</text:p>
          </table:table-cell>
        </table:table-row>
        <table:table-row table:style-name="ro1">
          <table:table-cell office:value-type="float" office:value="1579795021.19405" calcext:value-type="float">
            <text:p>1579795021,19405</text:p>
          </table:table-cell>
          <table:table-cell office:value-type="float" office:value="105" calcext:value-type="float">
            <text:p>105</text:p>
          </table:table-cell>
          <table:table-cell office:value-type="float" office:value="0.938499987125397" calcext:value-type="float">
            <text:p>0,9384999871</text:p>
          </table:table-cell>
          <table:table-cell office:value-type="float" office:value="0.566999971866608" calcext:value-type="float">
            <text:p>0,5669999719</text:p>
          </table:table-cell>
          <table:table-cell office:value-type="float" office:value="0.330000013113022" calcext:value-type="float">
            <text:p>0,3300000131</text:p>
          </table:table-cell>
        </table:table-row>
        <table:table-row table:style-name="ro1">
          <table:table-cell office:value-type="float" office:value="1579795025.13415" calcext:value-type="float">
            <text:p>1579795025,13415</text:p>
          </table:table-cell>
          <table:table-cell office:value-type="float" office:value="106" calcext:value-type="float">
            <text:p>106</text:p>
          </table:table-cell>
          <table:table-cell office:value-type="float" office:value="0.939999997615814" calcext:value-type="float">
            <text:p>0,9399999976</text:p>
          </table:table-cell>
          <table:table-cell office:value-type="float" office:value="0.585500001907349" calcext:value-type="float">
            <text:p>0,5855000019</text:p>
          </table:table-cell>
          <table:table-cell office:value-type="float" office:value="0.372999995946884" calcext:value-type="float">
            <text:p>0,3729999959</text:p>
          </table:table-cell>
        </table:table-row>
        <table:table-row table:style-name="ro1">
          <table:table-cell office:value-type="float" office:value="1579795028.95966" calcext:value-type="float">
            <text:p>1579795028,95966</text:p>
          </table:table-cell>
          <table:table-cell office:value-type="float" office:value="107" calcext:value-type="float">
            <text:p>107</text:p>
          </table:table-cell>
          <table:table-cell office:value-type="float" office:value="0.943000018596649" calcext:value-type="float">
            <text:p>0,9430000186</text:p>
          </table:table-cell>
          <table:table-cell office:value-type="float" office:value="0.582000017166138" calcext:value-type="float">
            <text:p>0,5820000172</text:p>
          </table:table-cell>
          <table:table-cell office:value-type="float" office:value="0.368499994277954" calcext:value-type="float">
            <text:p>0,3684999943</text:p>
          </table:table-cell>
        </table:table-row>
        <table:table-row table:style-name="ro1">
          <table:table-cell office:value-type="float" office:value="1579795032.93955" calcext:value-type="float">
            <text:p>1579795032,93955</text:p>
          </table:table-cell>
          <table:table-cell office:value-type="float" office:value="108" calcext:value-type="float">
            <text:p>108</text:p>
          </table:table-cell>
          <table:table-cell office:value-type="float" office:value="0.940999984741211" calcext:value-type="float">
            <text:p>0,9409999847</text:p>
          </table:table-cell>
          <table:table-cell office:value-type="float" office:value="0.572000026702881" calcext:value-type="float">
            <text:p>0,5720000267</text:p>
          </table:table-cell>
          <table:table-cell office:value-type="float" office:value="0.358999997377396" calcext:value-type="float">
            <text:p>0,3589999974</text:p>
          </table:table-cell>
        </table:table-row>
        <table:table-row table:style-name="ro1">
          <table:table-cell office:value-type="float" office:value="1579795036.82647" calcext:value-type="float">
            <text:p>1579795036,82647</text:p>
          </table:table-cell>
          <table:table-cell office:value-type="float" office:value="109" calcext:value-type="float">
            <text:p>109</text:p>
          </table:table-cell>
          <table:table-cell office:value-type="float" office:value="0.947499990463257" calcext:value-type="float">
            <text:p>0,9474999905</text:p>
          </table:table-cell>
          <table:table-cell office:value-type="float" office:value="0.587999999523163" calcext:value-type="float">
            <text:p>0,5879999995</text:p>
          </table:table-cell>
          <table:table-cell office:value-type="float" office:value="0.359499990940094" calcext:value-type="float">
            <text:p>0,3594999909</text:p>
          </table:table-cell>
        </table:table-row>
        <table:table-row table:style-name="ro1">
          <table:table-cell office:value-type="float" office:value="1579795042.54402" calcext:value-type="float">
            <text:p>1579795042,54402</text:p>
          </table:table-cell>
          <table:table-cell office:value-type="float" office:value="110" calcext:value-type="float">
            <text:p>110</text:p>
          </table:table-cell>
          <table:table-cell office:value-type="float" office:value="0.943499982357025" calcext:value-type="float">
            <text:p>0,9434999824</text:p>
          </table:table-cell>
          <table:table-cell office:value-type="float" office:value="0.59500002861023" calcext:value-type="float">
            <text:p>0,5950000286</text:p>
          </table:table-cell>
          <table:table-cell office:value-type="float" office:value="0.373499989509583" calcext:value-type="float">
            <text:p>0,3734999895</text:p>
          </table:table-cell>
        </table:table-row>
        <table:table-row table:style-name="ro1">
          <table:table-cell office:value-type="float" office:value="1579795046.49112" calcext:value-type="float">
            <text:p>1579795046,49112</text:p>
          </table:table-cell>
          <table:table-cell office:value-type="float" office:value="111" calcext:value-type="float">
            <text:p>111</text:p>
          </table:table-cell>
          <table:table-cell office:value-type="float" office:value="0.949999988079071" calcext:value-type="float">
            <text:p>0,9499999881</text:p>
          </table:table-cell>
          <table:table-cell office:value-type="float" office:value="0.583000004291534" calcext:value-type="float">
            <text:p>0,5830000043</text:p>
          </table:table-cell>
          <table:table-cell office:value-type="float" office:value="0.351999998092651" calcext:value-type="float">
            <text:p>0,3519999981</text:p>
          </table:table-cell>
        </table:table-row>
        <table:table-row table:style-name="ro1">
          <table:table-cell office:value-type="float" office:value="1579795050.51815" calcext:value-type="float">
            <text:p>1579795050,51815</text:p>
          </table:table-cell>
          <table:table-cell office:value-type="float" office:value="112" calcext:value-type="float">
            <text:p>112</text:p>
          </table:table-cell>
          <table:table-cell office:value-type="float" office:value="0.924499988555908" calcext:value-type="float">
            <text:p>0,9244999886</text:p>
          </table:table-cell>
          <table:table-cell office:value-type="float" office:value="0.574999988079071" calcext:value-type="float">
            <text:p>0,5749999881</text:p>
          </table:table-cell>
          <table:table-cell office:value-type="float" office:value="0.368499994277954" calcext:value-type="float">
            <text:p>0,3684999943</text:p>
          </table:table-cell>
        </table:table-row>
        <table:table-row table:style-name="ro1">
          <table:table-cell office:value-type="float" office:value="1579795054.50462" calcext:value-type="float">
            <text:p>1579795054,50462</text:p>
          </table:table-cell>
          <table:table-cell office:value-type="float" office:value="113" calcext:value-type="float">
            <text:p>113</text:p>
          </table:table-cell>
          <table:table-cell office:value-type="float" office:value="0.944000005722046" calcext:value-type="float">
            <text:p>0,9440000057</text:p>
          </table:table-cell>
          <table:table-cell office:value-type="float" office:value="0.58050000667572" calcext:value-type="float">
            <text:p>0,5805000067</text:p>
          </table:table-cell>
          <table:table-cell office:value-type="float" office:value="0.342500001192093" calcext:value-type="float">
            <text:p>0,3425000012</text:p>
          </table:table-cell>
        </table:table-row>
        <table:table-row table:style-name="ro1">
          <table:table-cell office:value-type="float" office:value="1579795058.31724" calcext:value-type="float">
            <text:p>1579795058,31724</text:p>
          </table:table-cell>
          <table:table-cell office:value-type="float" office:value="114" calcext:value-type="float">
            <text:p>114</text:p>
          </table:table-cell>
          <table:table-cell office:value-type="float" office:value="0.92900002002716" calcext:value-type="float">
            <text:p>0,92900002</text:p>
          </table:table-cell>
          <table:table-cell office:value-type="float" office:value="0.570999979972839" calcext:value-type="float">
            <text:p>0,57099998</text:p>
          </table:table-cell>
          <table:table-cell office:value-type="float" office:value="0.35249999165535" calcext:value-type="float">
            <text:p>0,3524999917</text:p>
          </table:table-cell>
        </table:table-row>
        <table:table-row table:style-name="ro1">
          <table:table-cell office:value-type="float" office:value="1579795062.18866" calcext:value-type="float">
            <text:p>1579795062,18866</text:p>
          </table:table-cell>
          <table:table-cell office:value-type="float" office:value="115" calcext:value-type="float">
            <text:p>115</text:p>
          </table:table-cell>
          <table:table-cell office:value-type="float" office:value="0.933000028133392" calcext:value-type="float">
            <text:p>0,9330000281</text:p>
          </table:table-cell>
          <table:table-cell office:value-type="float" office:value="0.614499986171722" calcext:value-type="float">
            <text:p>0,6144999862</text:p>
          </table:table-cell>
          <table:table-cell office:value-type="float" office:value="0.368999987840652" calcext:value-type="float">
            <text:p>0,3689999878</text:p>
          </table:table-cell>
        </table:table-row>
        <table:table-row table:style-name="ro1">
          <table:table-cell office:value-type="float" office:value="1579795066.0913" calcext:value-type="float">
            <text:p>1579795066,0913</text:p>
          </table:table-cell>
          <table:table-cell office:value-type="float" office:value="116" calcext:value-type="float">
            <text:p>116</text:p>
          </table:table-cell>
          <table:table-cell office:value-type="float" office:value="0.939000010490418" calcext:value-type="float">
            <text:p>0,9390000105</text:p>
          </table:table-cell>
          <table:table-cell office:value-type="float" office:value="0.582499980926514" calcext:value-type="float">
            <text:p>0,5824999809</text:p>
          </table:table-cell>
          <table:table-cell office:value-type="float" office:value="0.349999994039535" calcext:value-type="float">
            <text:p>0,349999994</text:p>
          </table:table-cell>
        </table:table-row>
        <table:table-row table:style-name="ro1">
          <table:table-cell office:value-type="float" office:value="1579795069.95934" calcext:value-type="float">
            <text:p>1579795069,95934</text:p>
          </table:table-cell>
          <table:table-cell office:value-type="float" office:value="117" calcext:value-type="float">
            <text:p>117</text:p>
          </table:table-cell>
          <table:table-cell office:value-type="float" office:value="0.944999992847443" calcext:value-type="float">
            <text:p>0,9449999928</text:p>
          </table:table-cell>
          <table:table-cell office:value-type="float" office:value="0.603999972343445" calcext:value-type="float">
            <text:p>0,6039999723</text:p>
          </table:table-cell>
          <table:table-cell office:value-type="float" office:value="0.37049999833107" calcext:value-type="float">
            <text:p>0,3704999983</text:p>
          </table:table-cell>
        </table:table-row>
        <table:table-row table:style-name="ro1">
          <table:table-cell office:value-type="float" office:value="1579795074.05886" calcext:value-type="float">
            <text:p>1579795074,05886</text:p>
          </table:table-cell>
          <table:table-cell office:value-type="float" office:value="118" calcext:value-type="float">
            <text:p>118</text:p>
          </table:table-cell>
          <table:table-cell office:value-type="float" office:value="0.953000009059906" calcext:value-type="float">
            <text:p>0,9530000091</text:p>
          </table:table-cell>
          <table:table-cell office:value-type="float" office:value="0.587999999523163" calcext:value-type="float">
            <text:p>0,5879999995</text:p>
          </table:table-cell>
          <table:table-cell office:value-type="float" office:value="0.368000000715256" calcext:value-type="float">
            <text:p>0,3680000007</text:p>
          </table:table-cell>
        </table:table-row>
        <table:table-row table:style-name="ro1">
          <table:table-cell office:value-type="float" office:value="1579795078.19596" calcext:value-type="float">
            <text:p>1579795078,19596</text:p>
          </table:table-cell>
          <table:table-cell office:value-type="float" office:value="119" calcext:value-type="float">
            <text:p>119</text:p>
          </table:table-cell>
          <table:table-cell office:value-type="float" office:value="0.947000026702881" calcext:value-type="float">
            <text:p>0,9470000267</text:p>
          </table:table-cell>
          <table:table-cell office:value-type="float" office:value="0.583999991416931" calcext:value-type="float">
            <text:p>0,5839999914</text:p>
          </table:table-cell>
          <table:table-cell office:value-type="float" office:value="0.354999989271164" calcext:value-type="float">
            <text:p>0,3549999893</text:p>
          </table:table-cell>
        </table:table-row>
        <table:table-row table:style-name="ro1">
          <table:table-cell office:value-type="float" office:value="1579795084.20299" calcext:value-type="float">
            <text:p>1579795084,20299</text:p>
          </table:table-cell>
          <table:table-cell office:value-type="float" office:value="120" calcext:value-type="float">
            <text:p>120</text:p>
          </table:table-cell>
          <table:table-cell office:value-type="float" office:value="0.944999992847443" calcext:value-type="float">
            <text:p>0,9449999928</text:p>
          </table:table-cell>
          <table:table-cell office:value-type="float" office:value="0.596000015735626" calcext:value-type="float">
            <text:p>0,5960000157</text:p>
          </table:table-cell>
          <table:table-cell office:value-type="float" office:value="0.347000002861023" calcext:value-type="float">
            <text:p>0,3470000029</text:p>
          </table:table-cell>
        </table:table-row>
        <table:table-row table:style-name="ro1">
          <table:table-cell office:value-type="float" office:value="1579795088.40614" calcext:value-type="float">
            <text:p>1579795088,40614</text:p>
          </table:table-cell>
          <table:table-cell office:value-type="float" office:value="121" calcext:value-type="float">
            <text:p>121</text:p>
          </table:table-cell>
          <table:table-cell office:value-type="float" office:value="0.940500020980835" calcext:value-type="float">
            <text:p>0,940500021</text:p>
          </table:table-cell>
          <table:table-cell office:value-type="float" office:value="0.592000007629395" calcext:value-type="float">
            <text:p>0,5920000076</text:p>
          </table:table-cell>
          <table:table-cell office:value-type="float" office:value="0.359499990940094" calcext:value-type="float">
            <text:p>0,3594999909</text:p>
          </table:table-cell>
        </table:table-row>
        <table:table-row table:style-name="ro1">
          <table:table-cell office:value-type="float" office:value="1579795092.29377" calcext:value-type="float">
            <text:p>1579795092,29377</text:p>
          </table:table-cell>
          <table:table-cell office:value-type="float" office:value="122" calcext:value-type="float">
            <text:p>122</text:p>
          </table:table-cell>
          <table:table-cell office:value-type="float" office:value="0.950500011444092" calcext:value-type="float">
            <text:p>0,9505000114</text:p>
          </table:table-cell>
          <table:table-cell office:value-type="float" office:value="0.595499992370606" calcext:value-type="float">
            <text:p>0,5954999924</text:p>
          </table:table-cell>
          <table:table-cell office:value-type="float" office:value="0.354000002145767" calcext:value-type="float">
            <text:p>0,3540000021</text:p>
          </table:table-cell>
        </table:table-row>
        <table:table-row table:style-name="ro1">
          <table:table-cell office:value-type="float" office:value="1579795096.16001" calcext:value-type="float">
            <text:p>1579795096,16001</text:p>
          </table:table-cell>
          <table:table-cell office:value-type="float" office:value="123" calcext:value-type="float">
            <text:p>123</text:p>
          </table:table-cell>
          <table:table-cell office:value-type="float" office:value="0.949000000953674" calcext:value-type="float">
            <text:p>0,949000001</text:p>
          </table:table-cell>
          <table:table-cell office:value-type="float" office:value="0.569500029087067" calcext:value-type="float">
            <text:p>0,5695000291</text:p>
          </table:table-cell>
          <table:table-cell office:value-type="float" office:value="0.357499986886978" calcext:value-type="float">
            <text:p>0,3574999869</text:p>
          </table:table-cell>
        </table:table-row>
        <table:table-row table:style-name="ro1">
          <table:table-cell office:value-type="float" office:value="1579795100.14186" calcext:value-type="float">
            <text:p>1579795100,14186</text:p>
          </table:table-cell>
          <table:table-cell office:value-type="float" office:value="124" calcext:value-type="float">
            <text:p>124</text:p>
          </table:table-cell>
          <table:table-cell office:value-type="float" office:value="0.91949999332428" calcext:value-type="float">
            <text:p>0,9194999933</text:p>
          </table:table-cell>
          <table:table-cell office:value-type="float" office:value="0.604499995708466" calcext:value-type="float">
            <text:p>0,6044999957</text:p>
          </table:table-cell>
          <table:table-cell office:value-type="float" office:value="0.354499995708466" calcext:value-type="float">
            <text:p>0,3544999957</text:p>
          </table:table-cell>
        </table:table-row>
        <table:table-row table:style-name="ro1">
          <table:table-cell office:value-type="float" office:value="1579795104.01326" calcext:value-type="float">
            <text:p>1579795104,01326</text:p>
          </table:table-cell>
          <table:table-cell office:value-type="float" office:value="125" calcext:value-type="float">
            <text:p>125</text:p>
          </table:table-cell>
          <table:table-cell office:value-type="float" office:value="0.949500024318695" calcext:value-type="float">
            <text:p>0,9495000243</text:p>
          </table:table-cell>
          <table:table-cell office:value-type="float" office:value="0.600499987602234" calcext:value-type="float">
            <text:p>0,6004999876</text:p>
          </table:table-cell>
          <table:table-cell office:value-type="float" office:value="0.37049999833107" calcext:value-type="float">
            <text:p>0,3704999983</text:p>
          </table:table-cell>
        </table:table-row>
        <table:table-row table:style-name="ro1">
          <table:table-cell office:value-type="float" office:value="1579795108.10628" calcext:value-type="float">
            <text:p>1579795108,10628</text:p>
          </table:table-cell>
          <table:table-cell office:value-type="float" office:value="126" calcext:value-type="float">
            <text:p>126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600000023841858" calcext:value-type="float">
            <text:p>0,6000000238</text:p>
          </table:table-cell>
          <table:table-cell office:value-type="float" office:value="0.365000009536743" calcext:value-type="float">
            <text:p>0,3650000095</text:p>
          </table:table-cell>
        </table:table-row>
        <table:table-row table:style-name="ro1">
          <table:table-cell office:value-type="float" office:value="1579795112.00903" calcext:value-type="float">
            <text:p>1579795112,00903</text:p>
          </table:table-cell>
          <table:table-cell office:value-type="float" office:value="127" calcext:value-type="float">
            <text:p>127</text:p>
          </table:table-cell>
          <table:table-cell office:value-type="float" office:value="0.945999979972839" calcext:value-type="float">
            <text:p>0,94599998</text:p>
          </table:table-cell>
          <table:table-cell office:value-type="float" office:value="0.606500029563904" calcext:value-type="float">
            <text:p>0,6065000296</text:p>
          </table:table-cell>
          <table:table-cell office:value-type="float" office:value="0.370000004768372" calcext:value-type="float">
            <text:p>0,3700000048</text:p>
          </table:table-cell>
        </table:table-row>
        <table:table-row table:style-name="ro1">
          <table:table-cell office:value-type="float" office:value="1579795115.83905" calcext:value-type="float">
            <text:p>1579795115,83905</text:p>
          </table:table-cell>
          <table:table-cell office:value-type="float" office:value="128" calcext:value-type="float">
            <text:p>128</text:p>
          </table:table-cell>
          <table:table-cell office:value-type="float" office:value="0.939999997615814" calcext:value-type="float">
            <text:p>0,9399999976</text:p>
          </table:table-cell>
          <table:table-cell office:value-type="float" office:value="0.574999988079071" calcext:value-type="float">
            <text:p>0,5749999881</text:p>
          </table:table-cell>
          <table:table-cell office:value-type="float" office:value="0.368499994277954" calcext:value-type="float">
            <text:p>0,3684999943</text:p>
          </table:table-cell>
        </table:table-row>
        <table:table-row table:style-name="ro1">
          <table:table-cell office:value-type="float" office:value="1579795119.77597" calcext:value-type="float">
            <text:p>1579795119,77597</text:p>
          </table:table-cell>
          <table:table-cell office:value-type="float" office:value="129" calcext:value-type="float">
            <text:p>129</text:p>
          </table:table-cell>
          <table:table-cell office:value-type="float" office:value="0.915499985218048" calcext:value-type="float">
            <text:p>0,9154999852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351500004529953" calcext:value-type="float">
            <text:p>0,3515000045</text:p>
          </table:table-cell>
        </table:table-row>
        <table:table-row table:style-name="ro1">
          <table:table-cell office:value-type="float" office:value="1579795125.64411" calcext:value-type="float">
            <text:p>1579795125,64411</text:p>
          </table:table-cell>
          <table:table-cell office:value-type="float" office:value="130" calcext:value-type="float">
            <text:p>130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599500000476837" calcext:value-type="float">
            <text:p>0,5995000005</text:p>
          </table:table-cell>
          <table:table-cell office:value-type="float" office:value="0.377499997615814" calcext:value-type="float">
            <text:p>0,3774999976</text:p>
          </table:table-cell>
        </table:table-row>
        <table:table-row table:style-name="ro1">
          <table:table-cell office:value-type="float" office:value="1579795129.57347" calcext:value-type="float">
            <text:p>1579795129,57347</text:p>
          </table:table-cell>
          <table:table-cell office:value-type="float" office:value="131" calcext:value-type="float">
            <text:p>131</text:p>
          </table:table-cell>
          <table:table-cell office:value-type="float" office:value="0.939999997615814" calcext:value-type="float">
            <text:p>0,9399999976</text:p>
          </table:table-cell>
          <table:table-cell office:value-type="float" office:value="0.575500011444092" calcext:value-type="float">
            <text:p>0,5755000114</text:p>
          </table:table-cell>
          <table:table-cell office:value-type="float" office:value="0.372999995946884" calcext:value-type="float">
            <text:p>0,3729999959</text:p>
          </table:table-cell>
        </table:table-row>
        <table:table-row table:style-name="ro1">
          <table:table-cell office:value-type="float" office:value="1579795133.42133" calcext:value-type="float">
            <text:p>1579795133,42133</text:p>
          </table:table-cell>
          <table:table-cell office:value-type="float" office:value="132" calcext:value-type="float">
            <text:p>132</text:p>
          </table:table-cell>
          <table:table-cell office:value-type="float" office:value="0.944999992847443" calcext:value-type="float">
            <text:p>0,9449999928</text:p>
          </table:table-cell>
          <table:table-cell office:value-type="float" office:value="0.597000002861023" calcext:value-type="float">
            <text:p>0,5970000029</text:p>
          </table:table-cell>
          <table:table-cell office:value-type="float" office:value="0.328000009059906" calcext:value-type="float">
            <text:p>0,3280000091</text:p>
          </table:table-cell>
        </table:table-row>
        <table:table-row table:style-name="ro1">
          <table:table-cell office:value-type="float" office:value="1579795137.44125" calcext:value-type="float">
            <text:p>1579795137,44125</text:p>
          </table:table-cell>
          <table:table-cell office:value-type="float" office:value="133" calcext:value-type="float">
            <text:p>133</text:p>
          </table:table-cell>
          <table:table-cell office:value-type="float" office:value="0.949500024318695" calcext:value-type="float">
            <text:p>0,9495000243</text:p>
          </table:table-cell>
          <table:table-cell office:value-type="float" office:value="0.592999994754791" calcext:value-type="float">
            <text:p>0,5929999948</text:p>
          </table:table-cell>
          <table:table-cell office:value-type="float" office:value="0.382499992847443" calcext:value-type="float">
            <text:p>0,3824999928</text:p>
          </table:table-cell>
        </table:table-row>
        <table:table-row table:style-name="ro1">
          <table:table-cell office:value-type="float" office:value="1579795141.49833" calcext:value-type="float">
            <text:p>1579795141,49833</text:p>
          </table:table-cell>
          <table:table-cell office:value-type="float" office:value="134" calcext:value-type="float">
            <text:p>134</text:p>
          </table:table-cell>
          <table:table-cell office:value-type="float" office:value="0.944999992847443" calcext:value-type="float">
            <text:p>0,9449999928</text:p>
          </table:table-cell>
          <table:table-cell office:value-type="float" office:value="0.584999978542328" calcext:value-type="float">
            <text:p>0,5849999785</text:p>
          </table:table-cell>
          <table:table-cell office:value-type="float" office:value="0.361000001430511" calcext:value-type="float">
            <text:p>0,3610000014</text:p>
          </table:table-cell>
        </table:table-row>
        <table:table-row table:style-name="ro1">
          <table:table-cell office:value-type="float" office:value="1579795145.4567" calcext:value-type="float">
            <text:p>1579795145,4567</text:p>
          </table:table-cell>
          <table:table-cell office:value-type="float" office:value="135" calcext:value-type="float">
            <text:p>135</text:p>
          </table:table-cell>
          <table:table-cell office:value-type="float" office:value="0.949000000953674" calcext:value-type="float">
            <text:p>0,949000001</text:p>
          </table:table-cell>
          <table:table-cell office:value-type="float" office:value="0.605000019073486" calcext:value-type="float">
            <text:p>0,6050000191</text:p>
          </table:table-cell>
          <table:table-cell office:value-type="float" office:value="0.368499994277954" calcext:value-type="float">
            <text:p>0,3684999943</text:p>
          </table:table-cell>
        </table:table-row>
        <table:table-row table:style-name="ro1">
          <table:table-cell office:value-type="float" office:value="1579795149.48074" calcext:value-type="float">
            <text:p>1579795149,48074</text:p>
          </table:table-cell>
          <table:table-cell office:value-type="float" office:value="136" calcext:value-type="float">
            <text:p>136</text:p>
          </table:table-cell>
          <table:table-cell office:value-type="float" office:value="0.938000023365021" calcext:value-type="float">
            <text:p>0,9380000234</text:p>
          </table:table-cell>
          <table:table-cell office:value-type="float" office:value="0.586000025272369" calcext:value-type="float">
            <text:p>0,5860000253</text:p>
          </table:table-cell>
          <table:table-cell office:value-type="float" office:value="0.372000008821487" calcext:value-type="float">
            <text:p>0,3720000088</text:p>
          </table:table-cell>
        </table:table-row>
        <table:table-row table:style-name="ro1">
          <table:table-cell office:value-type="float" office:value="1579795153.38263" calcext:value-type="float">
            <text:p>1579795153,38263</text:p>
          </table:table-cell>
          <table:table-cell office:value-type="float" office:value="137" calcext:value-type="float">
            <text:p>137</text:p>
          </table:table-cell>
          <table:table-cell office:value-type="float" office:value="0.927500009536743" calcext:value-type="float">
            <text:p>0,9275000095</text:p>
          </table:table-cell>
          <table:table-cell office:value-type="float" office:value="0.599500000476837" calcext:value-type="float">
            <text:p>0,5995000005</text:p>
          </table:table-cell>
          <table:table-cell office:value-type="float" office:value="0.344500005245209" calcext:value-type="float">
            <text:p>0,3445000052</text:p>
          </table:table-cell>
        </table:table-row>
        <table:table-row table:style-name="ro1">
          <table:table-cell office:value-type="float" office:value="1579795157.67035" calcext:value-type="float">
            <text:p>1579795157,67035</text:p>
          </table:table-cell>
          <table:table-cell office:value-type="float" office:value="138" calcext:value-type="float">
            <text:p>138</text:p>
          </table:table-cell>
          <table:table-cell office:value-type="float" office:value="0.930999994277954" calcext:value-type="float">
            <text:p>0,9309999943</text:p>
          </table:table-cell>
          <table:table-cell office:value-type="float" office:value="0.594500005245209" calcext:value-type="float">
            <text:p>0,5945000052</text:p>
          </table:table-cell>
          <table:table-cell office:value-type="float" office:value="0.391999989748001" calcext:value-type="float">
            <text:p>0,3919999897</text:p>
          </table:table-cell>
        </table:table-row>
        <table:table-row table:style-name="ro1">
          <table:table-cell office:value-type="float" office:value="1579795161.58259" calcext:value-type="float">
            <text:p>1579795161,58259</text:p>
          </table:table-cell>
          <table:table-cell office:value-type="float" office:value="139" calcext:value-type="float">
            <text:p>139</text:p>
          </table:table-cell>
          <table:table-cell office:value-type="float" office:value="0.949000000953674" calcext:value-type="float">
            <text:p>0,949000001</text:p>
          </table:table-cell>
          <table:table-cell office:value-type="float" office:value="0.602500021457672" calcext:value-type="float">
            <text:p>0,6025000215</text:p>
          </table:table-cell>
          <table:table-cell office:value-type="float" office:value="0.36599999666214" calcext:value-type="float">
            <text:p>0,3659999967</text:p>
          </table:table-cell>
        </table:table-row>
        <table:table-row table:style-name="ro1">
          <table:table-cell office:value-type="float" office:value="1579795167.59473" calcext:value-type="float">
            <text:p>1579795167,59473</text:p>
          </table:table-cell>
          <table:table-cell office:value-type="float" office:value="140" calcext:value-type="float">
            <text:p>140</text:p>
          </table:table-cell>
          <table:table-cell office:value-type="float" office:value="0.947499990463257" calcext:value-type="float">
            <text:p>0,9474999905</text:p>
          </table:table-cell>
          <table:table-cell office:value-type="float" office:value="0.588500022888184" calcext:value-type="float">
            <text:p>0,5885000229</text:p>
          </table:table-cell>
          <table:table-cell office:value-type="float" office:value="0.365500003099442" calcext:value-type="float">
            <text:p>0,3655000031</text:p>
          </table:table-cell>
        </table:table-row>
        <table:table-row table:style-name="ro1">
          <table:table-cell office:value-type="float" office:value="1579795171.56582" calcext:value-type="float">
            <text:p>1579795171,56582</text:p>
          </table:table-cell>
          <table:table-cell office:value-type="float" office:value="141" calcext:value-type="float">
            <text:p>141</text:p>
          </table:table-cell>
          <table:table-cell office:value-type="float" office:value="0.951499998569488" calcext:value-type="float">
            <text:p>0,9514999986</text:p>
          </table:table-cell>
          <table:table-cell office:value-type="float" office:value="0.593500018119812" calcext:value-type="float">
            <text:p>0,5935000181</text:p>
          </table:table-cell>
          <table:table-cell office:value-type="float" office:value="0.381000012159348" calcext:value-type="float">
            <text:p>0,3810000122</text:p>
          </table:table-cell>
        </table:table-row>
        <table:table-row table:style-name="ro1">
          <table:table-cell office:value-type="float" office:value="1579795175.43109" calcext:value-type="float">
            <text:p>1579795175,43109</text:p>
          </table:table-cell>
          <table:table-cell office:value-type="float" office:value="142" calcext:value-type="float">
            <text:p>142</text:p>
          </table:table-cell>
          <table:table-cell office:value-type="float" office:value="0.943499982357025" calcext:value-type="float">
            <text:p>0,9434999824</text:p>
          </table:table-cell>
          <table:table-cell office:value-type="float" office:value="0.607999980449677" calcext:value-type="float">
            <text:p>0,6079999804</text:p>
          </table:table-cell>
          <table:table-cell office:value-type="float" office:value="0.361000001430511" calcext:value-type="float">
            <text:p>0,3610000014</text:p>
          </table:table-cell>
        </table:table-row>
        <table:table-row table:style-name="ro1">
          <table:table-cell office:value-type="float" office:value="1579795179.45263" calcext:value-type="float">
            <text:p>1579795179,45263</text:p>
          </table:table-cell>
          <table:table-cell office:value-type="float" office:value="143" calcext:value-type="float">
            <text:p>143</text:p>
          </table:table-cell>
          <table:table-cell office:value-type="float" office:value="0.952499985694885" calcext:value-type="float">
            <text:p>0,9524999857</text:p>
          </table:table-cell>
          <table:table-cell office:value-type="float" office:value="0.583000004291534" calcext:value-type="float">
            <text:p>0,5830000043</text:p>
          </table:table-cell>
          <table:table-cell office:value-type="float" office:value="0.359499990940094" calcext:value-type="float">
            <text:p>0,3594999909</text:p>
          </table:table-cell>
        </table:table-row>
        <table:table-row table:style-name="ro1">
          <table:table-cell office:value-type="float" office:value="1579795183.45287" calcext:value-type="float">
            <text:p>1579795183,45287</text:p>
          </table:table-cell>
          <table:table-cell office:value-type="float" office:value="144" calcext:value-type="float">
            <text:p>144</text:p>
          </table:table-cell>
          <table:table-cell office:value-type="float" office:value="0.930999994277954" calcext:value-type="float">
            <text:p>0,9309999943</text:p>
          </table:table-cell>
          <table:table-cell office:value-type="float" office:value="0.580999970436096" calcext:value-type="float">
            <text:p>0,5809999704</text:p>
          </table:table-cell>
          <table:table-cell office:value-type="float" office:value="0.372000008821487" calcext:value-type="float">
            <text:p>0,3720000088</text:p>
          </table:table-cell>
        </table:table-row>
        <table:table-row table:style-name="ro1">
          <table:table-cell office:value-type="float" office:value="1579795187.57214" calcext:value-type="float">
            <text:p>1579795187,57214</text:p>
          </table:table-cell>
          <table:table-cell office:value-type="float" office:value="145" calcext:value-type="float">
            <text:p>145</text:p>
          </table:table-cell>
          <table:table-cell office:value-type="float" office:value="0.955999970436096" calcext:value-type="float">
            <text:p>0,9559999704</text:p>
          </table:table-cell>
          <table:table-cell office:value-type="float" office:value="0.569999992847443" calcext:value-type="float">
            <text:p>0,5699999928</text:p>
          </table:table-cell>
          <table:table-cell office:value-type="float" office:value="0.39750000834465" calcext:value-type="float">
            <text:p>0,3975000083</text:p>
          </table:table-cell>
        </table:table-row>
        <table:table-row table:style-name="ro1">
          <table:table-cell office:value-type="float" office:value="1579795191.70735" calcext:value-type="float">
            <text:p>1579795191,70735</text:p>
          </table:table-cell>
          <table:table-cell office:value-type="float" office:value="146" calcext:value-type="float">
            <text:p>146</text:p>
          </table:table-cell>
          <table:table-cell office:value-type="float" office:value="0.949999988079071" calcext:value-type="float">
            <text:p>0,9499999881</text:p>
          </table:table-cell>
          <table:table-cell office:value-type="float" office:value="0.575999975204468" calcext:value-type="float">
            <text:p>0,5759999752</text:p>
          </table:table-cell>
          <table:table-cell office:value-type="float" office:value="0.381000012159348" calcext:value-type="float">
            <text:p>0,3810000122</text:p>
          </table:table-cell>
        </table:table-row>
        <table:table-row table:style-name="ro1">
          <table:table-cell office:value-type="float" office:value="1579795195.87022" calcext:value-type="float">
            <text:p>1579795195,87022</text:p>
          </table:table-cell>
          <table:table-cell office:value-type="float" office:value="147" calcext:value-type="float">
            <text:p>147</text:p>
          </table:table-cell>
          <table:table-cell office:value-type="float" office:value="0.953999996185303" calcext:value-type="float">
            <text:p>0,9539999962</text:p>
          </table:table-cell>
          <table:table-cell office:value-type="float" office:value="0.593500018119812" calcext:value-type="float">
            <text:p>0,5935000181</text:p>
          </table:table-cell>
          <table:table-cell office:value-type="float" office:value="0.381999999284744" calcext:value-type="float">
            <text:p>0,3819999993</text:p>
          </table:table-cell>
        </table:table-row>
        <table:table-row table:style-name="ro1">
          <table:table-cell office:value-type="float" office:value="1579795200.1487" calcext:value-type="float">
            <text:p>1579795200,1487</text:p>
          </table:table-cell>
          <table:table-cell office:value-type="float" office:value="148" calcext:value-type="float">
            <text:p>148</text:p>
          </table:table-cell>
          <table:table-cell office:value-type="float" office:value="0.936500012874603" calcext:value-type="float">
            <text:p>0,9365000129</text:p>
          </table:table-cell>
          <table:table-cell office:value-type="float" office:value="0.601000010967255" calcext:value-type="float">
            <text:p>0,601000011</text:p>
          </table:table-cell>
          <table:table-cell office:value-type="float" office:value="0.363999992609024" calcext:value-type="float">
            <text:p>0,3639999926</text:p>
          </table:table-cell>
        </table:table-row>
        <table:table-row table:style-name="ro1">
          <table:table-cell office:value-type="float" office:value="1579795204.23686" calcext:value-type="float">
            <text:p>1579795204,23686</text:p>
          </table:table-cell>
          <table:table-cell office:value-type="float" office:value="149" calcext:value-type="float">
            <text:p>149</text:p>
          </table:table-cell>
          <table:table-cell office:value-type="float" office:value="0.951499998569488" calcext:value-type="float">
            <text:p>0,9514999986</text:p>
          </table:table-cell>
          <table:table-cell office:value-type="float" office:value="0.587000012397766" calcext:value-type="float">
            <text:p>0,5870000124</text:p>
          </table:table-cell>
          <table:table-cell office:value-type="float" office:value="0.377499997615814" calcext:value-type="float">
            <text:p>0,3774999976</text:p>
          </table:table-cell>
        </table:table-row>
        <table:table-row table:style-name="ro1">
          <table:table-cell office:value-type="float" office:value="1579795210.15786" calcext:value-type="float">
            <text:p>1579795210,15786</text:p>
          </table:table-cell>
          <table:table-cell office:value-type="float" office:value="150" calcext:value-type="float">
            <text:p>150</text:p>
          </table:table-cell>
          <table:table-cell office:value-type="float" office:value="0.949000000953674" calcext:value-type="float">
            <text:p>0,949000001</text:p>
          </table:table-cell>
          <table:table-cell office:value-type="float" office:value="0.578000009059906" calcext:value-type="float">
            <text:p>0,5780000091</text:p>
          </table:table-cell>
          <table:table-cell office:value-type="float" office:value="0.370999991893768" calcext:value-type="float">
            <text:p>0,3709999919</text:p>
          </table:table-cell>
        </table:table-row>
        <table:table-row table:style-name="ro1">
          <table:table-cell office:value-type="float" office:value="1579795214.17513" calcext:value-type="float">
            <text:p>1579795214,17513</text:p>
          </table:table-cell>
          <table:table-cell office:value-type="float" office:value="151" calcext:value-type="float">
            <text:p>151</text:p>
          </table:table-cell>
          <table:table-cell office:value-type="float" office:value="0.949000000953674" calcext:value-type="float">
            <text:p>0,949000001</text:p>
          </table:table-cell>
          <table:table-cell office:value-type="float" office:value="0.602999985218048" calcext:value-type="float">
            <text:p>0,6029999852</text:p>
          </table:table-cell>
          <table:table-cell office:value-type="float" office:value="0.35699999332428" calcext:value-type="float">
            <text:p>0,3569999933</text:p>
          </table:table-cell>
        </table:table-row>
        <table:table-row table:style-name="ro1">
          <table:table-cell office:value-type="float" office:value="1579795218.35299" calcext:value-type="float">
            <text:p>1579795218,35299</text:p>
          </table:table-cell>
          <table:table-cell office:value-type="float" office:value="152" calcext:value-type="float">
            <text:p>152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36149999499321" calcext:value-type="float">
            <text:p>0,361499995</text:p>
          </table:table-cell>
        </table:table-row>
        <table:table-row table:style-name="ro1">
          <table:table-cell office:value-type="float" office:value="1579795222.43061" calcext:value-type="float">
            <text:p>1579795222,43061</text:p>
          </table:table-cell>
          <table:table-cell office:value-type="float" office:value="153" calcext:value-type="float">
            <text:p>153</text:p>
          </table:table-cell>
          <table:table-cell office:value-type="float" office:value="0.934000015258789" calcext:value-type="float">
            <text:p>0,9340000153</text:p>
          </table:table-cell>
          <table:table-cell office:value-type="float" office:value="0.613499999046326" calcext:value-type="float">
            <text:p>0,613499999</text:p>
          </table:table-cell>
          <table:table-cell office:value-type="float" office:value="0.363000005483627" calcext:value-type="float">
            <text:p>0,3630000055</text:p>
          </table:table-cell>
        </table:table-row>
        <table:table-row table:style-name="ro1">
          <table:table-cell office:value-type="float" office:value="1579795226.79726" calcext:value-type="float">
            <text:p>1579795226,79726</text:p>
          </table:table-cell>
          <table:table-cell office:value-type="float" office:value="154" calcext:value-type="float">
            <text:p>154</text:p>
          </table:table-cell>
          <table:table-cell office:value-type="float" office:value="0.960500001907349" calcext:value-type="float">
            <text:p>0,9605000019</text:p>
          </table:table-cell>
          <table:table-cell office:value-type="float" office:value="0.576499998569489" calcext:value-type="float">
            <text:p>0,5764999986</text:p>
          </table:table-cell>
          <table:table-cell office:value-type="float" office:value="0.377999991178513" calcext:value-type="float">
            <text:p>0,3779999912</text:p>
          </table:table-cell>
        </table:table-row>
        <table:table-row table:style-name="ro1">
          <table:table-cell office:value-type="float" office:value="1579795231.10277" calcext:value-type="float">
            <text:p>1579795231,10277</text:p>
          </table:table-cell>
          <table:table-cell office:value-type="float" office:value="155" calcext:value-type="float">
            <text:p>155</text:p>
          </table:table-cell>
          <table:table-cell office:value-type="float" office:value="0.944500029087067" calcext:value-type="float">
            <text:p>0,9445000291</text:p>
          </table:table-cell>
          <table:table-cell office:value-type="float" office:value="0.596000015735626" calcext:value-type="float">
            <text:p>0,5960000157</text:p>
          </table:table-cell>
          <table:table-cell office:value-type="float" office:value="0.375499993562698" calcext:value-type="float">
            <text:p>0,3754999936</text:p>
          </table:table-cell>
        </table:table-row>
        <table:table-row table:style-name="ro1">
          <table:table-cell office:value-type="float" office:value="1579795235.40644" calcext:value-type="float">
            <text:p>1579795235,40644</text:p>
          </table:table-cell>
          <table:table-cell office:value-type="float" office:value="156" calcext:value-type="float">
            <text:p>156</text:p>
          </table:table-cell>
          <table:table-cell office:value-type="float" office:value="0.933499991893768" calcext:value-type="float">
            <text:p>0,9334999919</text:p>
          </table:table-cell>
          <table:table-cell office:value-type="float" office:value="0.574999988079071" calcext:value-type="float">
            <text:p>0,5749999881</text:p>
          </table:table-cell>
          <table:table-cell office:value-type="float" office:value="0.381000012159348" calcext:value-type="float">
            <text:p>0,3810000122</text:p>
          </table:table-cell>
        </table:table-row>
        <table:table-row table:style-name="ro1">
          <table:table-cell office:value-type="float" office:value="1579795239.71581" calcext:value-type="float">
            <text:p>1579795239,71581</text:p>
          </table:table-cell>
          <table:table-cell office:value-type="float" office:value="157" calcext:value-type="float">
            <text:p>157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601000010967255" calcext:value-type="float">
            <text:p>0,601000011</text:p>
          </table:table-cell>
          <table:table-cell office:value-type="float" office:value="0.377999991178513" calcext:value-type="float">
            <text:p>0,3779999912</text:p>
          </table:table-cell>
        </table:table-row>
        <table:table-row table:style-name="ro1">
          <table:table-cell office:value-type="float" office:value="1579795243.92224" calcext:value-type="float">
            <text:p>1579795243,92224</text:p>
          </table:table-cell>
          <table:table-cell office:value-type="float" office:value="158" calcext:value-type="float">
            <text:p>158</text:p>
          </table:table-cell>
          <table:table-cell office:value-type="float" office:value="0.935500025749206" calcext:value-type="float">
            <text:p>0,9355000257</text:p>
          </table:table-cell>
          <table:table-cell office:value-type="float" office:value="0.587000012397766" calcext:value-type="float">
            <text:p>0,5870000124</text:p>
          </table:table-cell>
          <table:table-cell office:value-type="float" office:value="0.386000007390976" calcext:value-type="float">
            <text:p>0,3860000074</text:p>
          </table:table-cell>
        </table:table-row>
        <table:table-row table:style-name="ro1">
          <table:table-cell office:value-type="float" office:value="1579795248.52023" calcext:value-type="float">
            <text:p>1579795248,52023</text:p>
          </table:table-cell>
          <table:table-cell office:value-type="float" office:value="159" calcext:value-type="float">
            <text:p>159</text:p>
          </table:table-cell>
          <table:table-cell office:value-type="float" office:value="0.95550000667572" calcext:value-type="float">
            <text:p>0,9555000067</text:p>
          </table:table-cell>
          <table:table-cell office:value-type="float" office:value="0.604499995708466" calcext:value-type="float">
            <text:p>0,6044999957</text:p>
          </table:table-cell>
          <table:table-cell office:value-type="float" office:value="0.363499999046326" calcext:value-type="float">
            <text:p>0,363499999</text:p>
          </table:table-cell>
        </table:table-row>
        <table:table-row table:style-name="ro1">
          <table:table-cell office:value-type="float" office:value="1579795254.76693" calcext:value-type="float">
            <text:p>1579795254,76693</text:p>
          </table:table-cell>
          <table:table-cell office:value-type="float" office:value="160" calcext:value-type="float">
            <text:p>160</text:p>
          </table:table-cell>
          <table:table-cell office:value-type="float" office:value="0.939499974250793" calcext:value-type="float">
            <text:p>0,9394999743</text:p>
          </table:table-cell>
          <table:table-cell office:value-type="float" office:value="0.601499974727631" calcext:value-type="float">
            <text:p>0,6014999747</text:p>
          </table:table-cell>
          <table:table-cell office:value-type="float" office:value="0.395999997854233" calcext:value-type="float">
            <text:p>0,3959999979</text:p>
          </table:table-cell>
        </table:table-row>
        <table:table-row table:style-name="ro1">
          <table:table-cell office:value-type="float" office:value="1579795258.96668" calcext:value-type="float">
            <text:p>1579795258,96668</text:p>
          </table:table-cell>
          <table:table-cell office:value-type="float" office:value="161" calcext:value-type="float">
            <text:p>161</text:p>
          </table:table-cell>
          <table:table-cell office:value-type="float" office:value="0.949500024318695" calcext:value-type="float">
            <text:p>0,9495000243</text:p>
          </table:table-cell>
          <table:table-cell office:value-type="float" office:value="0.601000010967255" calcext:value-type="float">
            <text:p>0,601000011</text:p>
          </table:table-cell>
          <table:table-cell office:value-type="float" office:value="0.362500011920929" calcext:value-type="float">
            <text:p>0,3625000119</text:p>
          </table:table-cell>
        </table:table-row>
        <table:table-row table:style-name="ro1">
          <table:table-cell office:value-type="float" office:value="1579795262.93442" calcext:value-type="float">
            <text:p>1579795262,93442</text:p>
          </table:table-cell>
          <table:table-cell office:value-type="float" office:value="162" calcext:value-type="float">
            <text:p>162</text:p>
          </table:table-cell>
          <table:table-cell office:value-type="float" office:value="0.948499977588654" calcext:value-type="float">
            <text:p>0,9484999776</text:p>
          </table:table-cell>
          <table:table-cell office:value-type="float" office:value="0.600000023841858" calcext:value-type="float">
            <text:p>0,6000000238</text:p>
          </table:table-cell>
          <table:table-cell office:value-type="float" office:value="0.363999992609024" calcext:value-type="float">
            <text:p>0,3639999926</text:p>
          </table:table-cell>
        </table:table-row>
        <table:table-row table:style-name="ro1">
          <table:table-cell office:value-type="float" office:value="1579795266.90962" calcext:value-type="float">
            <text:p>1579795266,90962</text:p>
          </table:table-cell>
          <table:table-cell office:value-type="float" office:value="163" calcext:value-type="float">
            <text:p>163</text:p>
          </table:table-cell>
          <table:table-cell office:value-type="float" office:value="0.945999979972839" calcext:value-type="float">
            <text:p>0,94599998</text:p>
          </table:table-cell>
          <table:table-cell office:value-type="float" office:value="0.565999984741211" calcext:value-type="float">
            <text:p>0,5659999847</text:p>
          </table:table-cell>
          <table:table-cell office:value-type="float" office:value="0.358500003814697" calcext:value-type="float">
            <text:p>0,3585000038</text:p>
          </table:table-cell>
        </table:table-row>
        <table:table-row table:style-name="ro1">
          <table:table-cell office:value-type="float" office:value="1579795270.84427" calcext:value-type="float">
            <text:p>1579795270,84427</text:p>
          </table:table-cell>
          <table:table-cell office:value-type="float" office:value="164" calcext:value-type="float">
            <text:p>164</text:p>
          </table:table-cell>
          <table:table-cell office:value-type="float" office:value="0.95550000667572" calcext:value-type="float">
            <text:p>0,9555000067</text:p>
          </table:table-cell>
          <table:table-cell office:value-type="float" office:value="0.597500026226044" calcext:value-type="float">
            <text:p>0,5975000262</text:p>
          </table:table-cell>
          <table:table-cell office:value-type="float" office:value="0.377999991178513" calcext:value-type="float">
            <text:p>0,3779999912</text:p>
          </table:table-cell>
        </table:table-row>
        <table:table-row table:style-name="ro1">
          <table:table-cell office:value-type="float" office:value="1579795274.78524" calcext:value-type="float">
            <text:p>1579795274,78524</text:p>
          </table:table-cell>
          <table:table-cell office:value-type="float" office:value="165" calcext:value-type="float">
            <text:p>165</text:p>
          </table:table-cell>
          <table:table-cell office:value-type="float" office:value="0.949500024318695" calcext:value-type="float">
            <text:p>0,9495000243</text:p>
          </table:table-cell>
          <table:table-cell office:value-type="float" office:value="0.602500021457672" calcext:value-type="float">
            <text:p>0,6025000215</text:p>
          </table:table-cell>
          <table:table-cell office:value-type="float" office:value="0.368999987840652" calcext:value-type="float">
            <text:p>0,3689999878</text:p>
          </table:table-cell>
        </table:table-row>
        <table:table-row table:style-name="ro1">
          <table:table-cell office:value-type="float" office:value="1579795278.85047" calcext:value-type="float">
            <text:p>1579795278,85047</text:p>
          </table:table-cell>
          <table:table-cell office:value-type="float" office:value="166" calcext:value-type="float">
            <text:p>166</text:p>
          </table:table-cell>
          <table:table-cell office:value-type="float" office:value="0.952000021934509" calcext:value-type="float">
            <text:p>0,9520000219</text:p>
          </table:table-cell>
          <table:table-cell office:value-type="float" office:value="0.597500026226044" calcext:value-type="float">
            <text:p>0,5975000262</text:p>
          </table:table-cell>
          <table:table-cell office:value-type="float" office:value="0.33050000667572" calcext:value-type="float">
            <text:p>0,3305000067</text:p>
          </table:table-cell>
        </table:table-row>
        <table:table-row table:style-name="ro1">
          <table:table-cell office:value-type="float" office:value="1579795282.87345" calcext:value-type="float">
            <text:p>1579795282,87345</text:p>
          </table:table-cell>
          <table:table-cell office:value-type="float" office:value="167" calcext:value-type="float">
            <text:p>167</text:p>
          </table:table-cell>
          <table:table-cell office:value-type="float" office:value="0.939999997615814" calcext:value-type="float">
            <text:p>0,9399999976</text:p>
          </table:table-cell>
          <table:table-cell office:value-type="float" office:value="0.597000002861023" calcext:value-type="float">
            <text:p>0,5970000029</text:p>
          </table:table-cell>
          <table:table-cell office:value-type="float" office:value="0.384499996900559" calcext:value-type="float">
            <text:p>0,3844999969</text:p>
          </table:table-cell>
        </table:table-row>
        <table:table-row table:style-name="ro1">
          <table:table-cell office:value-type="float" office:value="1579795286.84713" calcext:value-type="float">
            <text:p>1579795286,84713</text:p>
          </table:table-cell>
          <table:table-cell office:value-type="float" office:value="168" calcext:value-type="float">
            <text:p>168</text:p>
          </table:table-cell>
          <table:table-cell office:value-type="float" office:value="0.962999999523163" calcext:value-type="float">
            <text:p>0,9629999995</text:p>
          </table:table-cell>
          <table:table-cell office:value-type="float" office:value="0.596000015735626" calcext:value-type="float">
            <text:p>0,5960000157</text:p>
          </table:table-cell>
          <table:table-cell office:value-type="float" office:value="0.375499993562698" calcext:value-type="float">
            <text:p>0,3754999936</text:p>
          </table:table-cell>
        </table:table-row>
        <table:table-row table:style-name="ro1">
          <table:table-cell office:value-type="float" office:value="1579795290.82988" calcext:value-type="float">
            <text:p>1579795290,82988</text:p>
          </table:table-cell>
          <table:table-cell office:value-type="float" office:value="169" calcext:value-type="float">
            <text:p>169</text:p>
          </table:table-cell>
          <table:table-cell office:value-type="float" office:value="0.948499977588654" calcext:value-type="float">
            <text:p>0,9484999776</text:p>
          </table:table-cell>
          <table:table-cell office:value-type="float" office:value="0.609499990940094" calcext:value-type="float">
            <text:p>0,6094999909</text:p>
          </table:table-cell>
          <table:table-cell office:value-type="float" office:value="0.369500011205673" calcext:value-type="float">
            <text:p>0,3695000112</text:p>
          </table:table-cell>
        </table:table-row>
        <table:table-row table:style-name="ro1">
          <table:table-cell office:value-type="float" office:value="1579795296.75823" calcext:value-type="float">
            <text:p>1579795296,75823</text:p>
          </table:table-cell>
          <table:table-cell office:value-type="float" office:value="170" calcext:value-type="float">
            <text:p>170</text:p>
          </table:table-cell>
          <table:table-cell office:value-type="float" office:value="0.951499998569488" calcext:value-type="float">
            <text:p>0,9514999986</text:p>
          </table:table-cell>
          <table:table-cell office:value-type="float" office:value="0.579500019550324" calcext:value-type="float">
            <text:p>0,5795000196</text:p>
          </table:table-cell>
          <table:table-cell office:value-type="float" office:value="0.371499985456467" calcext:value-type="float">
            <text:p>0,3714999855</text:p>
          </table:table-cell>
        </table:table-row>
        <table:table-row table:style-name="ro1">
          <table:table-cell office:value-type="float" office:value="1579795300.65065" calcext:value-type="float">
            <text:p>1579795300,65065</text:p>
          </table:table-cell>
          <table:table-cell office:value-type="float" office:value="171" calcext:value-type="float">
            <text:p>171</text:p>
          </table:table-cell>
          <table:table-cell office:value-type="float" office:value="0.939499974250793" calcext:value-type="float">
            <text:p>0,9394999743</text:p>
          </table:table-cell>
          <table:table-cell office:value-type="float" office:value="0.597500026226044" calcext:value-type="float">
            <text:p>0,5975000262</text:p>
          </table:table-cell>
          <table:table-cell office:value-type="float" office:value="0.349999994039535" calcext:value-type="float">
            <text:p>0,349999994</text:p>
          </table:table-cell>
        </table:table-row>
        <table:table-row table:style-name="ro1">
          <table:table-cell office:value-type="float" office:value="1579795304.5311" calcext:value-type="float">
            <text:p>1579795304,5311</text:p>
          </table:table-cell>
          <table:table-cell office:value-type="float" office:value="172" calcext:value-type="float">
            <text:p>172</text:p>
          </table:table-cell>
          <table:table-cell office:value-type="float" office:value="0.956499993801117" calcext:value-type="float">
            <text:p>0,9564999938</text:p>
          </table:table-cell>
          <table:table-cell office:value-type="float" office:value="0.592499971389771" calcext:value-type="float">
            <text:p>0,5924999714</text:p>
          </table:table-cell>
          <table:table-cell office:value-type="float" office:value="0.384999990463257" calcext:value-type="float">
            <text:p>0,3849999905</text:p>
          </table:table-cell>
        </table:table-row>
        <table:table-row table:style-name="ro1">
          <table:table-cell office:value-type="float" office:value="1579795308.3912" calcext:value-type="float">
            <text:p>1579795308,3912</text:p>
          </table:table-cell>
          <table:table-cell office:value-type="float" office:value="173" calcext:value-type="float">
            <text:p>173</text:p>
          </table:table-cell>
          <table:table-cell office:value-type="float" office:value="0.948499977588654" calcext:value-type="float">
            <text:p>0,9484999776</text:p>
          </table:table-cell>
          <table:table-cell office:value-type="float" office:value="0.604499995708466" calcext:value-type="float">
            <text:p>0,6044999957</text:p>
          </table:table-cell>
          <table:table-cell office:value-type="float" office:value="0.360000014305115" calcext:value-type="float">
            <text:p>0,3600000143</text:p>
          </table:table-cell>
        </table:table-row>
        <table:table-row table:style-name="ro1">
          <table:table-cell office:value-type="float" office:value="1579795312.26927" calcext:value-type="float">
            <text:p>1579795312,26927</text:p>
          </table:table-cell>
          <table:table-cell office:value-type="float" office:value="174" calcext:value-type="float">
            <text:p>174</text:p>
          </table:table-cell>
          <table:table-cell office:value-type="float" office:value="0.959999978542328" calcext:value-type="float">
            <text:p>0,9599999785</text:p>
          </table:table-cell>
          <table:table-cell office:value-type="float" office:value="0.592000007629395" calcext:value-type="float">
            <text:p>0,5920000076</text:p>
          </table:table-cell>
          <table:table-cell office:value-type="float" office:value="0.381000012159348" calcext:value-type="float">
            <text:p>0,3810000122</text:p>
          </table:table-cell>
        </table:table-row>
        <table:table-row table:style-name="ro1">
          <table:table-cell office:value-type="float" office:value="1579795316.18863" calcext:value-type="float">
            <text:p>1579795316,18863</text:p>
          </table:table-cell>
          <table:table-cell office:value-type="float" office:value="175" calcext:value-type="float">
            <text:p>175</text:p>
          </table:table-cell>
          <table:table-cell office:value-type="float" office:value="0.957499980926514" calcext:value-type="float">
            <text:p>0,9574999809</text:p>
          </table:table-cell>
          <table:table-cell office:value-type="float" office:value="0.614000022411346" calcext:value-type="float">
            <text:p>0,6140000224</text:p>
          </table:table-cell>
          <table:table-cell office:value-type="float" office:value="0.358999997377396" calcext:value-type="float">
            <text:p>0,3589999974</text:p>
          </table:table-cell>
        </table:table-row>
        <table:table-row table:style-name="ro1">
          <table:table-cell office:value-type="float" office:value="1579795320.51316" calcext:value-type="float">
            <text:p>1579795320,51316</text:p>
          </table:table-cell>
          <table:table-cell office:value-type="float" office:value="176" calcext:value-type="float">
            <text:p>176</text:p>
          </table:table-cell>
          <table:table-cell office:value-type="float" office:value="0.950500011444092" calcext:value-type="float">
            <text:p>0,9505000114</text:p>
          </table:table-cell>
          <table:table-cell office:value-type="float" office:value="0.586000025272369" calcext:value-type="float">
            <text:p>0,5860000253</text:p>
          </table:table-cell>
          <table:table-cell office:value-type="float" office:value="0.378500014543533" calcext:value-type="float">
            <text:p>0,3785000145</text:p>
          </table:table-cell>
        </table:table-row>
        <table:table-row table:style-name="ro1">
          <table:table-cell office:value-type="float" office:value="1579795324.37954" calcext:value-type="float">
            <text:p>1579795324,37954</text:p>
          </table:table-cell>
          <table:table-cell office:value-type="float" office:value="177" calcext:value-type="float">
            <text:p>177</text:p>
          </table:table-cell>
          <table:table-cell office:value-type="float" office:value="0.958000004291534" calcext:value-type="float">
            <text:p>0,9580000043</text:p>
          </table:table-cell>
          <table:table-cell office:value-type="float" office:value="0.582000017166138" calcext:value-type="float">
            <text:p>0,5820000172</text:p>
          </table:table-cell>
          <table:table-cell office:value-type="float" office:value="0.368999987840652" calcext:value-type="float">
            <text:p>0,3689999878</text:p>
          </table:table-cell>
        </table:table-row>
        <table:table-row table:style-name="ro1">
          <table:table-cell office:value-type="float" office:value="1579795328.32442" calcext:value-type="float">
            <text:p>1579795328,32442</text:p>
          </table:table-cell>
          <table:table-cell office:value-type="float" office:value="178" calcext:value-type="float">
            <text:p>178</text:p>
          </table:table-cell>
          <table:table-cell office:value-type="float" office:value="0.954500019550324" calcext:value-type="float">
            <text:p>0,9545000196</text:p>
          </table:table-cell>
          <table:table-cell office:value-type="float" office:value="0.59850001335144" calcext:value-type="float">
            <text:p>0,5985000134</text:p>
          </table:table-cell>
          <table:table-cell office:value-type="float" office:value="0.369500011205673" calcext:value-type="float">
            <text:p>0,3695000112</text:p>
          </table:table-cell>
        </table:table-row>
        <table:table-row table:style-name="ro1">
          <table:table-cell office:value-type="float" office:value="1579795332.16528" calcext:value-type="float">
            <text:p>1579795332,16528</text:p>
          </table:table-cell>
          <table:table-cell office:value-type="float" office:value="179" calcext:value-type="float">
            <text:p>179</text:p>
          </table:table-cell>
          <table:table-cell office:value-type="float" office:value="0.955999970436096" calcext:value-type="float">
            <text:p>0,9559999704</text:p>
          </table:table-cell>
          <table:table-cell office:value-type="float" office:value="0.598999977111816" calcext:value-type="float">
            <text:p>0,5989999771</text:p>
          </table:table-cell>
          <table:table-cell office:value-type="float" office:value="0.371499985456467" calcext:value-type="float">
            <text:p>0,3714999855</text:p>
          </table:table-cell>
        </table:table-row>
        <table:table-row table:style-name="ro1">
          <table:table-cell office:value-type="float" office:value="1579795338.21974" calcext:value-type="float">
            <text:p>1579795338,21974</text:p>
          </table:table-cell>
          <table:table-cell office:value-type="float" office:value="180" calcext:value-type="float">
            <text:p>180</text:p>
          </table:table-cell>
          <table:table-cell office:value-type="float" office:value="0.958000004291534" calcext:value-type="float">
            <text:p>0,9580000043</text:p>
          </table:table-cell>
          <table:table-cell office:value-type="float" office:value="0.602999985218048" calcext:value-type="float">
            <text:p>0,6029999852</text:p>
          </table:table-cell>
          <table:table-cell office:value-type="float" office:value="0.384999990463257" calcext:value-type="float">
            <text:p>0,3849999905</text:p>
          </table:table-cell>
        </table:table-row>
        <table:table-row table:style-name="ro1">
          <table:table-cell office:value-type="float" office:value="1579795342.07762" calcext:value-type="float">
            <text:p>1579795342,07762</text:p>
          </table:table-cell>
          <table:table-cell office:value-type="float" office:value="181" calcext:value-type="float">
            <text:p>181</text:p>
          </table:table-cell>
          <table:table-cell office:value-type="float" office:value="0.958000004291534" calcext:value-type="float">
            <text:p>0,9580000043</text:p>
          </table:table-cell>
          <table:table-cell office:value-type="float" office:value="0.582499980926514" calcext:value-type="float">
            <text:p>0,5824999809</text:p>
          </table:table-cell>
          <table:table-cell office:value-type="float" office:value="0.388000011444092" calcext:value-type="float">
            <text:p>0,3880000114</text:p>
          </table:table-cell>
        </table:table-row>
        <table:table-row table:style-name="ro1">
          <table:table-cell office:value-type="float" office:value="1579795346.21649" calcext:value-type="float">
            <text:p>1579795346,21649</text:p>
          </table:table-cell>
          <table:table-cell office:value-type="float" office:value="182" calcext:value-type="float">
            <text:p>182</text:p>
          </table:table-cell>
          <table:table-cell office:value-type="float" office:value="0.95550000667572" calcext:value-type="float">
            <text:p>0,9555000067</text:p>
          </table:table-cell>
          <table:table-cell office:value-type="float" office:value="0.578999996185303" calcext:value-type="float">
            <text:p>0,5789999962</text:p>
          </table:table-cell>
          <table:table-cell office:value-type="float" office:value="0.364499986171722" calcext:value-type="float">
            <text:p>0,3644999862</text:p>
          </table:table-cell>
        </table:table-row>
        <table:table-row table:style-name="ro1">
          <table:table-cell office:value-type="float" office:value="1579795350.36184" calcext:value-type="float">
            <text:p>1579795350,36184</text:p>
          </table:table-cell>
          <table:table-cell office:value-type="float" office:value="183" calcext:value-type="float">
            <text:p>183</text:p>
          </table:table-cell>
          <table:table-cell office:value-type="float" office:value="0.947499990463257" calcext:value-type="float">
            <text:p>0,9474999905</text:p>
          </table:table-cell>
          <table:table-cell office:value-type="float" office:value="0.613499999046326" calcext:value-type="float">
            <text:p>0,613499999</text:p>
          </table:table-cell>
          <table:table-cell office:value-type="float" office:value="0.386999994516373" calcext:value-type="float">
            <text:p>0,3869999945</text:p>
          </table:table-cell>
        </table:table-row>
        <table:table-row table:style-name="ro1">
          <table:table-cell office:value-type="float" office:value="1579795354.35371" calcext:value-type="float">
            <text:p>1579795354,35371</text:p>
          </table:table-cell>
          <table:table-cell office:value-type="float" office:value="184" calcext:value-type="float">
            <text:p>184</text:p>
          </table:table-cell>
          <table:table-cell office:value-type="float" office:value="0.950500011444092" calcext:value-type="float">
            <text:p>0,9505000114</text:p>
          </table:table-cell>
          <table:table-cell office:value-type="float" office:value="0.578999996185303" calcext:value-type="float">
            <text:p>0,5789999962</text:p>
          </table:table-cell>
          <table:table-cell office:value-type="float" office:value="0.372000008821487" calcext:value-type="float">
            <text:p>0,3720000088</text:p>
          </table:table-cell>
        </table:table-row>
        <table:table-row table:style-name="ro1">
          <table:table-cell office:value-type="float" office:value="1579795358.31618" calcext:value-type="float">
            <text:p>1579795358,31618</text:p>
          </table:table-cell>
          <table:table-cell office:value-type="float" office:value="185" calcext:value-type="float">
            <text:p>185</text:p>
          </table:table-cell>
          <table:table-cell office:value-type="float" office:value="0.953499972820282" calcext:value-type="float">
            <text:p>0,9534999728</text:p>
          </table:table-cell>
          <table:table-cell office:value-type="float" office:value="0.619000017642975" calcext:value-type="float">
            <text:p>0,6190000176</text:p>
          </table:table-cell>
          <table:table-cell office:value-type="float" office:value="0.356499999761581" calcext:value-type="float">
            <text:p>0,3564999998</text:p>
          </table:table-cell>
        </table:table-row>
        <table:table-row table:style-name="ro1">
          <table:table-cell office:value-type="float" office:value="1579795362.36883" calcext:value-type="float">
            <text:p>1579795362,36883</text:p>
          </table:table-cell>
          <table:table-cell office:value-type="float" office:value="186" calcext:value-type="float">
            <text:p>186</text:p>
          </table:table-cell>
          <table:table-cell office:value-type="float" office:value="0.959999978542328" calcext:value-type="float">
            <text:p>0,9599999785</text:p>
          </table:table-cell>
          <table:table-cell office:value-type="float" office:value="0.596499979496002" calcext:value-type="float">
            <text:p>0,5964999795</text:p>
          </table:table-cell>
          <table:table-cell office:value-type="float" office:value="0.386500000953674" calcext:value-type="float">
            <text:p>0,386500001</text:p>
          </table:table-cell>
        </table:table-row>
        <table:table-row table:style-name="ro1">
          <table:table-cell office:value-type="float" office:value="1579795366.3805" calcext:value-type="float">
            <text:p>1579795366,3805</text:p>
          </table:table-cell>
          <table:table-cell office:value-type="float" office:value="187" calcext:value-type="float">
            <text:p>187</text:p>
          </table:table-cell>
          <table:table-cell office:value-type="float" office:value="0.950500011444092" calcext:value-type="float">
            <text:p>0,9505000114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376500010490417" calcext:value-type="float">
            <text:p>0,3765000105</text:p>
          </table:table-cell>
        </table:table-row>
        <table:table-row table:style-name="ro1">
          <table:table-cell office:value-type="float" office:value="1579795370.29828" calcext:value-type="float">
            <text:p>1579795370,29828</text:p>
          </table:table-cell>
          <table:table-cell office:value-type="float" office:value="188" calcext:value-type="float">
            <text:p>188</text:p>
          </table:table-cell>
          <table:table-cell office:value-type="float" office:value="0.945999979972839" calcext:value-type="float">
            <text:p>0,94599998</text:p>
          </table:table-cell>
          <table:table-cell office:value-type="float" office:value="0.591000020503998" calcext:value-type="float">
            <text:p>0,5910000205</text:p>
          </table:table-cell>
          <table:table-cell office:value-type="float" office:value="0.378500014543533" calcext:value-type="float">
            <text:p>0,3785000145</text:p>
          </table:table-cell>
        </table:table-row>
        <table:table-row table:style-name="ro1">
          <table:table-cell office:value-type="float" office:value="1579795374.27591" calcext:value-type="float">
            <text:p>1579795374,27591</text:p>
          </table:table-cell>
          <table:table-cell office:value-type="float" office:value="189" calcext:value-type="float">
            <text:p>189</text:p>
          </table:table-cell>
          <table:table-cell office:value-type="float" office:value="0.954500019550324" calcext:value-type="float">
            <text:p>0,9545000196</text:p>
          </table:table-cell>
          <table:table-cell office:value-type="float" office:value="0.616999983787537" calcext:value-type="float">
            <text:p>0,6169999838</text:p>
          </table:table-cell>
          <table:table-cell office:value-type="float" office:value="0.375499993562698" calcext:value-type="float">
            <text:p>0,3754999936</text:p>
          </table:table-cell>
        </table:table-row>
        <table:table-row table:style-name="ro1">
          <table:table-cell office:value-type="float" office:value="1579795380.37406" calcext:value-type="float">
            <text:p>1579795380,37406</text:p>
          </table:table-cell>
          <table:table-cell office:value-type="float" office:value="190" calcext:value-type="float">
            <text:p>190</text:p>
          </table:table-cell>
          <table:table-cell office:value-type="float" office:value="0.952499985694885" calcext:value-type="float">
            <text:p>0,9524999857</text:p>
          </table:table-cell>
          <table:table-cell office:value-type="float" office:value="0.617500007152557" calcext:value-type="float">
            <text:p>0,6175000072</text:p>
          </table:table-cell>
          <table:table-cell office:value-type="float" office:value="0.384499996900559" calcext:value-type="float">
            <text:p>0,3844999969</text:p>
          </table:table-cell>
        </table:table-row>
        <table:table-row table:style-name="ro1">
          <table:table-cell office:value-type="float" office:value="1579795384.28577" calcext:value-type="float">
            <text:p>1579795384,28577</text:p>
          </table:table-cell>
          <table:table-cell office:value-type="float" office:value="191" calcext:value-type="float">
            <text:p>191</text:p>
          </table:table-cell>
          <table:table-cell office:value-type="float" office:value="0.947499990463257" calcext:value-type="float">
            <text:p>0,9474999905</text:p>
          </table:table-cell>
          <table:table-cell office:value-type="float" office:value="0.624499976634979" calcext:value-type="float">
            <text:p>0,6244999766</text:p>
          </table:table-cell>
          <table:table-cell office:value-type="float" office:value="0.375499993562698" calcext:value-type="float">
            <text:p>0,3754999936</text:p>
          </table:table-cell>
        </table:table-row>
        <table:table-row table:style-name="ro1">
          <table:table-cell office:value-type="float" office:value="1579795388.24008" calcext:value-type="float">
            <text:p>1579795388,24008</text:p>
          </table:table-cell>
          <table:table-cell office:value-type="float" office:value="192" calcext:value-type="float">
            <text:p>192</text:p>
          </table:table-cell>
          <table:table-cell office:value-type="float" office:value="0.959500014781952" calcext:value-type="float">
            <text:p>0,9595000148</text:p>
          </table:table-cell>
          <table:table-cell office:value-type="float" office:value="0.612500011920929" calcext:value-type="float">
            <text:p>0,6125000119</text:p>
          </table:table-cell>
          <table:table-cell office:value-type="float" office:value="0.363499999046326" calcext:value-type="float">
            <text:p>0,363499999</text:p>
          </table:table-cell>
        </table:table-row>
        <table:table-row table:style-name="ro1">
          <table:table-cell office:value-type="float" office:value="1579795392.15343" calcext:value-type="float">
            <text:p>1579795392,15343</text:p>
          </table:table-cell>
          <table:table-cell office:value-type="float" office:value="193" calcext:value-type="float">
            <text:p>193</text:p>
          </table:table-cell>
          <table:table-cell office:value-type="float" office:value="0.948000013828278" calcext:value-type="float">
            <text:p>0,9480000138</text:p>
          </table:table-cell>
          <table:table-cell office:value-type="float" office:value="0.596499979496002" calcext:value-type="float">
            <text:p>0,5964999795</text:p>
          </table:table-cell>
          <table:table-cell office:value-type="float" office:value="0.369500011205673" calcext:value-type="float">
            <text:p>0,3695000112</text:p>
          </table:table-cell>
        </table:table-row>
        <table:table-row table:style-name="ro1">
          <table:table-cell office:value-type="float" office:value="1579795396.12787" calcext:value-type="float">
            <text:p>1579795396,12787</text:p>
          </table:table-cell>
          <table:table-cell office:value-type="float" office:value="194" calcext:value-type="float">
            <text:p>194</text:p>
          </table:table-cell>
          <table:table-cell office:value-type="float" office:value="0.961000025272369" calcext:value-type="float">
            <text:p>0,9610000253</text:p>
          </table:table-cell>
          <table:table-cell office:value-type="float" office:value="0.612999975681305" calcext:value-type="float">
            <text:p>0,6129999757</text:p>
          </table:table-cell>
          <table:table-cell office:value-type="float" office:value="0.384999990463257" calcext:value-type="float">
            <text:p>0,3849999905</text:p>
          </table:table-cell>
        </table:table-row>
        <table:table-row table:style-name="ro1">
          <table:table-cell office:value-type="float" office:value="1579795399.97606" calcext:value-type="float">
            <text:p>1579795399,97606</text:p>
          </table:table-cell>
          <table:table-cell office:value-type="float" office:value="195" calcext:value-type="float">
            <text:p>195</text:p>
          </table:table-cell>
          <table:table-cell office:value-type="float" office:value="0.952000021934509" calcext:value-type="float">
            <text:p>0,9520000219</text:p>
          </table:table-cell>
          <table:table-cell office:value-type="float" office:value="0.610000014305115" calcext:value-type="float">
            <text:p>0,6100000143</text:p>
          </table:table-cell>
          <table:table-cell office:value-type="float" office:value="0.369500011205673" calcext:value-type="float">
            <text:p>0,3695000112</text:p>
          </table:table-cell>
        </table:table-row>
        <table:table-row table:style-name="ro1">
          <table:table-cell office:value-type="float" office:value="1579795403.8555" calcext:value-type="float">
            <text:p>1579795403,8555</text:p>
          </table:table-cell>
          <table:table-cell office:value-type="float" office:value="196" calcext:value-type="float">
            <text:p>196</text:p>
          </table:table-cell>
          <table:table-cell office:value-type="float" office:value="0.950500011444092" calcext:value-type="float">
            <text:p>0,9505000114</text:p>
          </table:table-cell>
          <table:table-cell office:value-type="float" office:value="0.600499987602234" calcext:value-type="float">
            <text:p>0,6004999876</text:p>
          </table:table-cell>
          <table:table-cell office:value-type="float" office:value="0.372500002384186" calcext:value-type="float">
            <text:p>0,3725000024</text:p>
          </table:table-cell>
        </table:table-row>
        <table:table-row table:style-name="ro1">
          <table:table-cell office:value-type="float" office:value="1579795407.86095" calcext:value-type="float">
            <text:p>1579795407,86095</text:p>
          </table:table-cell>
          <table:table-cell office:value-type="float" office:value="197" calcext:value-type="float">
            <text:p>197</text:p>
          </table:table-cell>
          <table:table-cell office:value-type="float" office:value="0.953499972820282" calcext:value-type="float">
            <text:p>0,9534999728</text:p>
          </table:table-cell>
          <table:table-cell office:value-type="float" office:value="0.600000023841858" calcext:value-type="float">
            <text:p>0,6000000238</text:p>
          </table:table-cell>
          <table:table-cell office:value-type="float" office:value="0.381999999284744" calcext:value-type="float">
            <text:p>0,3819999993</text:p>
          </table:table-cell>
        </table:table-row>
        <table:table-row table:style-name="ro1">
          <table:table-cell office:value-type="float" office:value="1579795411.99877" calcext:value-type="float">
            <text:p>1579795411,99877</text:p>
          </table:table-cell>
          <table:table-cell office:value-type="float" office:value="198" calcext:value-type="float">
            <text:p>198</text:p>
          </table:table-cell>
          <table:table-cell office:value-type="float" office:value="0.958000004291534" calcext:value-type="float">
            <text:p>0,9580000043</text:p>
          </table:table-cell>
          <table:table-cell office:value-type="float" office:value="0.597000002861023" calcext:value-type="float">
            <text:p>0,5970000029</text:p>
          </table:table-cell>
          <table:table-cell office:value-type="float" office:value="0.375499993562698" calcext:value-type="float">
            <text:p>0,3754999936</text:p>
          </table:table-cell>
        </table:table-row>
        <table:table-row table:style-name="ro1">
          <table:table-cell office:value-type="float" office:value="1579795415.98668" calcext:value-type="float">
            <text:p>1579795415,98668</text:p>
          </table:table-cell>
          <table:table-cell office:value-type="float" office:value="199" calcext:value-type="float">
            <text:p>199</text:p>
          </table:table-cell>
          <table:table-cell office:value-type="float" office:value="0.953000009059906" calcext:value-type="float">
            <text:p>0,9530000091</text:p>
          </table:table-cell>
          <table:table-cell office:value-type="float" office:value="0.615000009536743" calcext:value-type="float">
            <text:p>0,6150000095</text:p>
          </table:table-cell>
          <table:table-cell office:value-type="float" office:value="0.351000010967255" calcext:value-type="float">
            <text:p>0,351000011</text:p>
          </table:table-cell>
        </table:table-row>
        <table:table-row table:style-name="ro1">
          <table:table-cell office:value-type="float" office:value="1579795421.99296" calcext:value-type="float">
            <text:p>1579795421,99296</text:p>
          </table:table-cell>
          <table:table-cell office:value-type="float" office:value="200" calcext:value-type="float">
            <text:p>200</text:p>
          </table:table-cell>
          <table:table-cell office:value-type="float" office:value="0.957499980926514" calcext:value-type="float">
            <text:p>0,9574999809</text:p>
          </table:table-cell>
          <table:table-cell office:value-type="float" office:value="0.601000010967255" calcext:value-type="float">
            <text:p>0,601000011</text:p>
          </table:table-cell>
          <table:table-cell office:value-type="float" office:value="0.358000010251999" calcext:value-type="float">
            <text:p>0,3580000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23T18:43:24.080712195</dc:date>
    <meta:editing-duration>PT5M27S</meta:editing-duration>
    <meta:editing-cycles>1</meta:editing-cycles>
    <meta:document-statistic meta:table-count="1" meta:cell-count="1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6cm" svg:y="0cm" chart:style-name="ch2">
          <text:p>TAGConv training</text:p>
        </chart:title>
        <chart:subtitle svg:x="6.532cm" svg:y="0.481cm" chart:style-name="ch3">
          <text:p>geometric-visual</text:p>
        </chart:subtitle>
        <chart:legend chart:legend-position="end" svg:x="13.651cm" svg:y="3.703cm" style:legend-expansion="high" chart:style-name="ch4"/>
        <chart:plot-area chart:style-name="ch5" table:cell-range-address="'run-Jan23_16-49-40_AK44148TAG_d5K3_h4_dtch_00th_020pts-tag-Accuracy_predictions'.C1:'run-Jan23_16-49-40_AK44148TAG_d5K3_h4_dtch_00th_020pts-tag-Accuracy_predictions'.E201" chart:data-source-has-labels="row" svg:x="0.724cm" svg:y="1.072cm" svg:width="12.594cm" svg:height="7.361cm">
          <chartooo:coordinate-region svg:x="1.451cm" svg:y="1.271cm" svg:width="11.867cm" svg:height="6.238cm"/>
          <chart:axis chart:dimension="x" chart:name="primary-x" chart:style-name="ch6">
            <chart:title svg:x="6.756cm" svg:y="8.416cm" chart:style-name="ch7">
              <text:p>Epoch</text:p>
            </chart:title>
          </chart:axis>
          <chart:axis chart:dimension="y" chart:name="primary-y" chart:style-name="ch8">
            <chart:title svg:x="0.095cm" svg:y="5.931cm" chart:style-name="ch9">
              <text:p>Test accuracy</text:p>
            </chart:title>
            <chart:grid chart:style-name="ch10" chart:class="major"/>
          </chart:axis>
          <chart:series chart:style-name="ch11" chart:values-cell-range-address="'run-Jan23_16-49-40_AK44148TAG_d5K3_h4_dtch_00th_020pts-tag-Accuracy_predictions'.C2:'run-Jan23_16-49-40_AK44148TAG_d5K3_h4_dtch_00th_020pts-tag-Accuracy_predictions'.C201" chart:label-cell-address="'run-Jan23_16-49-40_AK44148TAG_d5K3_h4_dtch_00th_020pts-tag-Accuracy_predictions'.C1:'run-Jan23_16-49-40_AK44148TAG_d5K3_h4_dtch_00th_020pts-tag-Accuracy_predictions'.C1" chart:class="chart:line">
            <chart:data-point chart:repeated="200"/>
          </chart:series>
          <chart:series chart:style-name="ch12" chart:values-cell-range-address="'run-Jan23_16-49-40_AK44148TAG_d5K3_h4_dtch_00th_020pts-tag-Accuracy_predictions'.D2:'run-Jan23_16-49-40_AK44148TAG_d5K3_h4_dtch_00th_020pts-tag-Accuracy_predictions'.D201" chart:label-cell-address="'run-Jan23_16-49-40_AK44148TAG_d5K3_h4_dtch_00th_020pts-tag-Accuracy_predictions'.D1:'run-Jan23_16-49-40_AK44148TAG_d5K3_h4_dtch_00th_020pts-tag-Accuracy_predictions'.D1" chart:class="chart:line">
            <chart:data-point chart:repeated="200"/>
          </chart:series>
          <chart:series chart:style-name="ch13" chart:values-cell-range-address="'run-Jan23_16-49-40_AK44148TAG_d5K3_h4_dtch_00th_020pts-tag-Accuracy_predictions'.E2:'run-Jan23_16-49-40_AK44148TAG_d5K3_h4_dtch_00th_020pts-tag-Accuracy_predictions'.E201" chart:label-cell-address="'run-Jan23_16-49-40_AK44148TAG_d5K3_h4_dtch_00th_020pts-tag-Accuracy_predictions'.E1:'run-Jan23_16-49-40_AK44148TAG_d5K3_h4_dtch_00th_020pts-tag-Accuracy_predictions'.E1" chart:class="chart:line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0</text:p>
                <draw:g>
                  <svg:desc>'run-Jan23_16-49-40_AK44148TAG_d5K3_h4_dtch_00th_020pts-tag-Accuracy_predictions'.C1:'run-Jan23_16-49-40_AK44148TAG_d5K3_h4_dtch_00th_020pts-tag-Accuracy_predictions'.C1</svg:desc>
                </draw:g>
              </table:table-cell>
              <table:table-cell office:value-type="string">
                <text:p>Task-1</text:p>
                <draw:g>
                  <svg:desc>'run-Jan23_16-49-40_AK44148TAG_d5K3_h4_dtch_00th_020pts-tag-Accuracy_predictions'.D1:'run-Jan23_16-49-40_AK44148TAG_d5K3_h4_dtch_00th_020pts-tag-Accuracy_predictions'.D1</svg:desc>
                </draw:g>
              </table:table-cell>
              <table:table-cell office:value-type="string">
                <text:p>Task-2</text:p>
                <draw:g>
                  <svg:desc>'run-Jan23_16-49-40_AK44148TAG_d5K3_h4_dtch_00th_020pts-tag-Accuracy_predictions'.E1:'run-Jan23_16-49-40_AK44148TAG_d5K3_h4_dtch_00th_020pts-tag-Accuracy_predictio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4999998807907">
                <text:p>0.0844999998807907</text:p>
                <draw:g>
                  <svg:desc>'run-Jan23_16-49-40_AK44148TAG_d5K3_h4_dtch_00th_020pts-tag-Accuracy_predictions'.C2:'run-Jan23_16-49-40_AK44148TAG_d5K3_h4_dtch_00th_020pts-tag-Accuracy_predictions'.C201</svg:desc>
                </draw:g>
              </table:table-cell>
              <table:table-cell office:value-type="float" office:value="0.0515000000596047">
                <text:p>0.0515000000596047</text:p>
                <draw:g>
                  <svg:desc>'run-Jan23_16-49-40_AK44148TAG_d5K3_h4_dtch_00th_020pts-tag-Accuracy_predictions'.D2:'run-Jan23_16-49-40_AK44148TAG_d5K3_h4_dtch_00th_020pts-tag-Accuracy_predictions'.D201</svg:desc>
                </draw:g>
              </table:table-cell>
              <table:table-cell office:value-type="float" office:value="0.10249999910593">
                <text:p>0.10249999910593</text:p>
                <draw:g>
                  <svg:desc>'run-Jan23_16-49-40_AK44148TAG_d5K3_h4_dtch_00th_020pts-tag-Accuracy_predictions'.E2:'run-Jan23_16-49-40_AK44148TAG_d5K3_h4_dtch_00th_020pts-tag-Accuracy_predictions'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2000005841255">
                <text:p>0.172000005841255</text:p>
              </table:table-cell>
              <table:table-cell office:value-type="float" office:value="0.0555000007152557">
                <text:p>0.0555000007152557</text:p>
              </table:table-cell>
              <table:table-cell office:value-type="float" office:value="0.117499999701977">
                <text:p>0.117499999701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1499993801117">
                <text:p>0.331499993801117</text:p>
              </table:table-cell>
              <table:table-cell office:value-type="float" office:value="0.172499999403954">
                <text:p>0.172499999403954</text:p>
              </table:table-cell>
              <table:table-cell office:value-type="float" office:value="0.156499996781349">
                <text:p>0.156499996781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8500008583069">
                <text:p>0.478500008583069</text:p>
              </table:table-cell>
              <table:table-cell office:value-type="float" office:value="0.221499994397163">
                <text:p>0.221499994397163</text:p>
              </table:table-cell>
              <table:table-cell office:value-type="float" office:value="0.171000003814697">
                <text:p>0.171000003814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1999998092651">
                <text:p>0.601999998092651</text:p>
              </table:table-cell>
              <table:table-cell office:value-type="float" office:value="0.219500005245209">
                <text:p>0.219500005245209</text:p>
              </table:table-cell>
              <table:table-cell office:value-type="float" office:value="0.171499997377396">
                <text:p>0.171499997377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3499972820282">
                <text:p>0.703499972820282</text:p>
              </table:table-cell>
              <table:table-cell office:value-type="float" office:value="0.211500003933907">
                <text:p>0.211500003933907</text:p>
              </table:table-cell>
              <table:table-cell office:value-type="float" office:value="0.180500000715256">
                <text:p>0.180500000715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199999332428">
                <text:p>0.73199999332428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64000004529953">
                <text:p>0.164000004529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1499972343445">
                <text:p>0.791499972343445</text:p>
              </table:table-cell>
              <table:table-cell office:value-type="float" office:value="0.207000002264976">
                <text:p>0.207000002264976</text:p>
              </table:table-cell>
              <table:table-cell office:value-type="float" office:value="0.146999999880791">
                <text:p>0.14699999988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2499978542328">
                <text:p>0.772499978542328</text:p>
              </table:table-cell>
              <table:table-cell office:value-type="float" office:value="0.230499997735023">
                <text:p>0.230499997735023</text:p>
              </table:table-cell>
              <table:table-cell office:value-type="float" office:value="0.172000005841255">
                <text:p>0.172000005841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5499970912933">
                <text:p>0.805499970912933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156000003218651">
                <text:p>0.156000003218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0500025749206">
                <text:p>0.810500025749206</text:p>
              </table:table-cell>
              <table:table-cell office:value-type="float" office:value="0.232999995350838">
                <text:p>0.232999995350838</text:p>
              </table:table-cell>
              <table:table-cell office:value-type="float" office:value="0.168500006198883">
                <text:p>0.168500006198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4500024318695">
                <text:p>0.824500024318695</text:p>
              </table:table-cell>
              <table:table-cell office:value-type="float" office:value="0.230000004172325">
                <text:p>0.230000004172325</text:p>
              </table:table-cell>
              <table:table-cell office:value-type="float" office:value="0.144999995827675">
                <text:p>0.144999995827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1000010967254">
                <text:p>0.851000010967254</text:p>
              </table:table-cell>
              <table:table-cell office:value-type="float" office:value="0.218500003218651">
                <text:p>0.218500003218651</text:p>
              </table:table-cell>
              <table:table-cell office:value-type="float" office:value="0.19650000333786">
                <text:p>0.19650000333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1499981880188">
                <text:p>0.781499981880188</text:p>
              </table:table-cell>
              <table:table-cell office:value-type="float" office:value="0.215499997138977">
                <text:p>0.215499997138977</text:p>
              </table:table-cell>
              <table:table-cell office:value-type="float" office:value="0.202000007033348">
                <text:p>0.202000007033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7000002861023">
                <text:p>0.847000002861023</text:p>
              </table:table-cell>
              <table:table-cell office:value-type="float" office:value="0.235499992966652">
                <text:p>0.235499992966652</text:p>
              </table:table-cell>
              <table:table-cell office:value-type="float" office:value="0.174999997019768">
                <text:p>0.174999997019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3999991416931">
                <text:p>0.833999991416931</text:p>
              </table:table-cell>
              <table:table-cell office:value-type="float" office:value="0.214499995112419">
                <text:p>0.214499995112419</text:p>
              </table:table-cell>
              <table:table-cell office:value-type="float" office:value="0.225999996066093">
                <text:p>0.22599999606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2500021457672">
                <text:p>0.852500021457672</text:p>
              </table:table-cell>
              <table:table-cell office:value-type="float" office:value="0.271499991416931">
                <text:p>0.271499991416931</text:p>
              </table:table-cell>
              <table:table-cell office:value-type="float" office:value="0.217999994754791">
                <text:p>0.217999994754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500023365021">
                <text:p>0.875500023365021</text:p>
              </table:table-cell>
              <table:table-cell office:value-type="float" office:value="0.278499990701675">
                <text:p>0.278499990701675</text:p>
              </table:table-cell>
              <table:table-cell office:value-type="float" office:value="0.197500005364418">
                <text:p>0.197500005364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5">
                <text:p>0.875</text:p>
              </table:table-cell>
              <table:table-cell office:value-type="float" office:value="0.282999992370606">
                <text:p>0.282999992370606</text:p>
              </table:table-cell>
              <table:table-cell office:value-type="float" office:value="0.210999995470047">
                <text:p>0.21099999547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3499989509583">
                <text:p>0.873499989509583</text:p>
              </table:table-cell>
              <table:table-cell office:value-type="float" office:value="0.30349999666214">
                <text:p>0.30349999666214</text:p>
              </table:table-cell>
              <table:table-cell office:value-type="float" office:value="0.230499997735023">
                <text:p>0.230499997735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0.256000012159348">
                <text:p>0.256000012159348</text:p>
              </table:table-cell>
              <table:table-cell office:value-type="float" office:value="0.229000002145767">
                <text:p>0.229000002145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300000667572">
                <text:p>0.89300000667572</text:p>
              </table:table-cell>
              <table:table-cell office:value-type="float" office:value="0.353500008583069">
                <text:p>0.353500008583069</text:p>
              </table:table-cell>
              <table:table-cell office:value-type="float" office:value="0.208000004291534">
                <text:p>0.208000004291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8999998569489">
                <text:p>0.888999998569489</text:p>
              </table:table-cell>
              <table:table-cell office:value-type="float" office:value="0.329499989748001">
                <text:p>0.329499989748001</text:p>
              </table:table-cell>
              <table:table-cell office:value-type="float" office:value="0.215000003576279">
                <text:p>0.215000003576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4999980926514">
                <text:p>0.894999980926514</text:p>
              </table:table-cell>
              <table:table-cell office:value-type="float" office:value="0.367000013589859">
                <text:p>0.367000013589859</text:p>
              </table:table-cell>
              <table:table-cell office:value-type="float" office:value="0.23649999499321">
                <text:p>0.23649999499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6499981880188">
                <text:p>0.906499981880188</text:p>
              </table:table-cell>
              <table:table-cell office:value-type="float" office:value="0.381999999284744">
                <text:p>0.381999999284744</text:p>
              </table:table-cell>
              <table:table-cell office:value-type="float" office:value="0.234500005841255">
                <text:p>0.234500005841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8000011444092">
                <text:p>0.888000011444092</text:p>
              </table:table-cell>
              <table:table-cell office:value-type="float" office:value="0.34850001335144">
                <text:p>0.34850001335144</text:p>
              </table:table-cell>
              <table:table-cell office:value-type="float" office:value="0.212999999523163">
                <text:p>0.212999999523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5500013828278">
                <text:p>0.885500013828278</text:p>
              </table:table-cell>
              <table:table-cell office:value-type="float" office:value="0.374500006437302">
                <text:p>0.374500006437302</text:p>
              </table:table-cell>
              <table:table-cell office:value-type="float" office:value="0.224999994039536">
                <text:p>0.224999994039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949999332428">
                <text:p>0.91949999332428</text:p>
              </table:table-cell>
              <table:table-cell office:value-type="float" office:value="0.364499986171722">
                <text:p>0.364499986171722</text:p>
              </table:table-cell>
              <table:table-cell office:value-type="float" office:value="0.222000002861023">
                <text:p>0.22200000286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7000005245209">
                <text:p>0.907000005245209</text:p>
              </table:table-cell>
              <table:table-cell office:value-type="float" office:value="0.403499990701675">
                <text:p>0.403499990701675</text:p>
              </table:table-cell>
              <table:table-cell office:value-type="float" office:value="0.235499992966652">
                <text:p>0.235499992966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4500024318695">
                <text:p>0.824500024318695</text:p>
              </table:table-cell>
              <table:table-cell office:value-type="float" office:value="0.430999994277954">
                <text:p>0.430999994277954</text:p>
              </table:table-cell>
              <table:table-cell office:value-type="float" office:value="0.197500005364418">
                <text:p>0.197500005364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0499980449676">
                <text:p>0.920499980449676</text:p>
              </table:table-cell>
              <table:table-cell office:value-type="float" office:value="0.409500002861023">
                <text:p>0.409500002861023</text:p>
              </table:table-cell>
              <table:table-cell office:value-type="float" office:value="0.232500001788139">
                <text:p>0.232500001788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5499973297119">
                <text:p>0.865499973297119</text:p>
              </table:table-cell>
              <table:table-cell office:value-type="float" office:value="0.445499986410141">
                <text:p>0.445499986410141</text:p>
              </table:table-cell>
              <table:table-cell office:value-type="float" office:value="0.238499999046326">
                <text:p>0.238499999046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430999994277954">
                <text:p>0.430999994277954</text:p>
              </table:table-cell>
              <table:table-cell office:value-type="float" office:value="0.23649999499321">
                <text:p>0.23649999499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8000011444092">
                <text:p>0.888000011444092</text:p>
              </table:table-cell>
              <table:table-cell office:value-type="float" office:value="0.413500010967255">
                <text:p>0.413500010967255</text:p>
              </table:table-cell>
              <table:table-cell office:value-type="float" office:value="0.241500005125999">
                <text:p>0.241500005125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5999999046326">
                <text:p>0.925999999046326</text:p>
              </table:table-cell>
              <table:table-cell office:value-type="float" office:value="0.429500013589859">
                <text:p>0.429500013589859</text:p>
              </table:table-cell>
              <table:table-cell office:value-type="float" office:value="0.248999997973442">
                <text:p>0.248999997973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2500011920929">
                <text:p>0.862500011920929</text:p>
              </table:table-cell>
              <table:table-cell office:value-type="float" office:value="0.461499989032745">
                <text:p>0.461499989032745</text:p>
              </table:table-cell>
              <table:table-cell office:value-type="float" office:value="0.270500004291534">
                <text:p>0.2705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7500009536743">
                <text:p>0.927500009536743</text:p>
              </table:table-cell>
              <table:table-cell office:value-type="float" office:value="0.435499995946884">
                <text:p>0.435499995946884</text:p>
              </table:table-cell>
              <table:table-cell office:value-type="float" office:value="0.250499993562698">
                <text:p>0.250499993562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0499999523163">
                <text:p>0.900499999523163</text:p>
              </table:table-cell>
              <table:table-cell office:value-type="float" office:value="0.479000002145767">
                <text:p>0.479000002145767</text:p>
              </table:table-cell>
              <table:table-cell office:value-type="float" office:value="0.251500010490417">
                <text:p>0.251500010490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049998998642">
                <text:p>0.91049998998642</text:p>
              </table:table-cell>
              <table:table-cell office:value-type="float" office:value="0.476999998092651">
                <text:p>0.476999998092651</text:p>
              </table:table-cell>
              <table:table-cell office:value-type="float" office:value="0.234999999403954">
                <text:p>0.234999999403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049998998642">
                <text:p>0.91049998998642</text:p>
              </table:table-cell>
              <table:table-cell office:value-type="float" office:value="0.47350001335144">
                <text:p>0.47350001335144</text:p>
              </table:table-cell>
              <table:table-cell office:value-type="float" office:value="0.247500002384186">
                <text:p>0.247500002384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4499998092651">
                <text:p>0.914499998092651</text:p>
              </table:table-cell>
              <table:table-cell office:value-type="float" office:value="0.489499986171722">
                <text:p>0.489499986171722</text:p>
              </table:table-cell>
              <table:table-cell office:value-type="float" office:value="0.271499991416931">
                <text:p>0.271499991416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999998569489">
                <text:p>0.888999998569489</text:p>
              </table:table-cell>
              <table:table-cell office:value-type="float" office:value="0.489499986171722">
                <text:p>0.489499986171722</text:p>
              </table:table-cell>
              <table:table-cell office:value-type="float" office:value="0.279000014066696">
                <text:p>0.279000014066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6500022411346">
                <text:p>0.926500022411346</text:p>
              </table:table-cell>
              <table:table-cell office:value-type="float" office:value="0.500999987125397">
                <text:p>0.500999987125397</text:p>
              </table:table-cell>
              <table:table-cell office:value-type="float" office:value="0.275499999523163">
                <text:p>0.275499999523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4000024795532">
                <text:p>0.924000024795532</text:p>
              </table:table-cell>
              <table:table-cell office:value-type="float" office:value="0.510999977588654">
                <text:p>0.510999977588654</text:p>
              </table:table-cell>
              <table:table-cell office:value-type="float" office:value="0.301999986171722">
                <text:p>0.301999986171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900002002716">
                <text:p>0.92900002002716</text:p>
              </table:table-cell>
              <table:table-cell office:value-type="float" office:value="0.504499971866608">
                <text:p>0.504499971866608</text:p>
              </table:table-cell>
              <table:table-cell office:value-type="float" office:value="0.278499990701675">
                <text:p>0.278499990701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1499996185303">
                <text:p>0.891499996185303</text:p>
              </table:table-cell>
              <table:table-cell office:value-type="float" office:value="0.527999997138977">
                <text:p>0.527999997138977</text:p>
              </table:table-cell>
              <table:table-cell office:value-type="float" office:value="0.284999996423721">
                <text:p>0.284999996423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1000003814697">
                <text:p>0.921000003814697</text:p>
              </table:table-cell>
              <table:table-cell office:value-type="float" office:value="0.512000024318695">
                <text:p>0.512000024318695</text:p>
              </table:table-cell>
              <table:table-cell office:value-type="float" office:value="0.287999987602234">
                <text:p>0.287999987602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1999990940094">
                <text:p>0.921999990940094</text:p>
              </table:table-cell>
              <table:table-cell office:value-type="float" office:value="0.510500013828278">
                <text:p>0.510500013828278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2999978065491">
                <text:p>0.922999978065491</text:p>
              </table:table-cell>
              <table:table-cell office:value-type="float" office:value="0.555499970912933">
                <text:p>0.555499970912933</text:p>
              </table:table-cell>
              <table:table-cell office:value-type="float" office:value="0.279000014066696">
                <text:p>0.279000014066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7500009536743">
                <text:p>0.927500009536743</text:p>
              </table:table-cell>
              <table:table-cell office:value-type="float" office:value="0.507499992847443">
                <text:p>0.507499992847443</text:p>
              </table:table-cell>
              <table:table-cell office:value-type="float" office:value="0.287000000476837">
                <text:p>0.287000000476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6499981880188">
                <text:p>0.906499981880188</text:p>
              </table:table-cell>
              <table:table-cell office:value-type="float" office:value="0.514500021934509">
                <text:p>0.514500021934509</text:p>
              </table:table-cell>
              <table:table-cell office:value-type="float" office:value="0.29449999332428">
                <text:p>0.29449999332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6499972343445">
                <text:p>0.916499972343445</text:p>
              </table:table-cell>
              <table:table-cell office:value-type="float" office:value="0.542999982833862">
                <text:p>0.542999982833862</text:p>
              </table:table-cell>
              <table:table-cell office:value-type="float" office:value="0.316000014543533">
                <text:p>0.316000014543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6500022411346">
                <text:p>0.926500022411346</text:p>
              </table:table-cell>
              <table:table-cell office:value-type="float" office:value="0.522000014781952">
                <text:p>0.522000014781952</text:p>
              </table:table-cell>
              <table:table-cell office:value-type="float" office:value="0.309500008821487">
                <text:p>0.309500008821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9000017642975">
                <text:p>0.869000017642975</text:p>
              </table:table-cell>
              <table:table-cell office:value-type="float" office:value="0.527499973773956">
                <text:p>0.527499973773956</text:p>
              </table:table-cell>
              <table:table-cell office:value-type="float" office:value="0.287000000476837">
                <text:p>0.287000000476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5499975681305">
                <text:p>0.925499975681305</text:p>
              </table:table-cell>
              <table:table-cell office:value-type="float" office:value="0.528999984264374">
                <text:p>0.528999984264374</text:p>
              </table:table-cell>
              <table:table-cell office:value-type="float" office:value="0.299499988555908">
                <text:p>0.299499988555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4499988555908">
                <text:p>0.924499988555908</text:p>
              </table:table-cell>
              <table:table-cell office:value-type="float" office:value="0.512499988079071">
                <text:p>0.512499988079071</text:p>
              </table:table-cell>
              <table:table-cell office:value-type="float" office:value="0.28999999165535">
                <text:p>0.28999999165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1500017642975">
                <text:p>0.931500017642975</text:p>
              </table:table-cell>
              <table:table-cell office:value-type="float" office:value="0.531499981880188">
                <text:p>0.531499981880188</text:p>
              </table:table-cell>
              <table:table-cell office:value-type="float" office:value="0.315499991178513">
                <text:p>0.315499991178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4000024795532">
                <text:p>0.924000024795532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0.319499999284744">
                <text:p>0.319499999284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3500001430512">
                <text:p>0.923500001430512</text:p>
              </table:table-cell>
              <table:table-cell office:value-type="float" office:value="0.529500007629395">
                <text:p>0.529500007629395</text:p>
              </table:table-cell>
              <table:table-cell office:value-type="float" office:value="0.309500008821487">
                <text:p>0.3095000088214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0499980449676">
                <text:p>0.920499980449676</text:p>
              </table:table-cell>
              <table:table-cell office:value-type="float" office:value="0.516499996185303">
                <text:p>0.516499996185303</text:p>
              </table:table-cell>
              <table:table-cell office:value-type="float" office:value="0.296999990940094">
                <text:p>0.296999990940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8999979496002">
                <text:p>0.908999979496002</text:p>
              </table:table-cell>
              <table:table-cell office:value-type="float" office:value="0.514999985694885">
                <text:p>0.514999985694885</text:p>
              </table:table-cell>
              <table:table-cell office:value-type="float" office:value="0.324499994516373">
                <text:p>0.324499994516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528999984264374">
                <text:p>0.528999984264374</text:p>
              </table:table-cell>
              <table:table-cell office:value-type="float" office:value="0.352999985218048">
                <text:p>0.352999985218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529500007629395">
                <text:p>0.529500007629395</text:p>
              </table:table-cell>
              <table:table-cell office:value-type="float" office:value="0.328000009059906">
                <text:p>0.328000009059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6999976634979">
                <text:p>0.936999976634979</text:p>
              </table:table-cell>
              <table:table-cell office:value-type="float" office:value="0.524500012397766">
                <text:p>0.524500012397766</text:p>
              </table:table-cell>
              <table:table-cell office:value-type="float" office:value="0.361000001430511">
                <text:p>0.361000001430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493499994277954">
                <text:p>0.493499994277954</text:p>
              </table:table-cell>
              <table:table-cell office:value-type="float" office:value="0.326999992132187">
                <text:p>0.326999992132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4000024795532">
                <text:p>0.924000024795532</text:p>
              </table:table-cell>
              <table:table-cell office:value-type="float" office:value="0.527999997138977">
                <text:p>0.527999997138977</text:p>
              </table:table-cell>
              <table:table-cell office:value-type="float" office:value="0.307000011205673">
                <text:p>0.307000011205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6999986171722">
                <text:p>0.926999986171722</text:p>
              </table:table-cell>
              <table:table-cell office:value-type="float" office:value="0.541000008583069">
                <text:p>0.541000008583069</text:p>
              </table:table-cell>
              <table:table-cell office:value-type="float" office:value="0.325500011444092">
                <text:p>0.325500011444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5000021457672">
                <text:p>0.915000021457672</text:p>
              </table:table-cell>
              <table:table-cell office:value-type="float" office:value="0.546999990940094">
                <text:p>0.546999990940094</text:p>
              </table:table-cell>
              <table:table-cell office:value-type="float" office:value="0.326499998569488">
                <text:p>0.326499998569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400000333786">
                <text:p>0.88400000333786</text:p>
              </table:table-cell>
              <table:table-cell office:value-type="float" office:value="0.537000000476837">
                <text:p>0.537000000476837</text:p>
              </table:table-cell>
              <table:table-cell office:value-type="float" office:value="0.345999985933304">
                <text:p>0.345999985933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300000667572">
                <text:p>0.89300000667572</text:p>
              </table:table-cell>
              <table:table-cell office:value-type="float" office:value="0.551500022411346">
                <text:p>0.551500022411346</text:p>
              </table:table-cell>
              <table:table-cell office:value-type="float" office:value="0.355500012636185">
                <text:p>0.355500012636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1999971866608">
                <text:p>0.941999971866608</text:p>
              </table:table-cell>
              <table:table-cell office:value-type="float" office:value="0.544000029563904">
                <text:p>0.544000029563904</text:p>
              </table:table-cell>
              <table:table-cell office:value-type="float" office:value="0.319499999284744">
                <text:p>0.319499999284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1000022888184">
                <text:p>0.901000022888184</text:p>
              </table:table-cell>
              <table:table-cell office:value-type="float" office:value="0.574500024318695">
                <text:p>0.574500024318695</text:p>
              </table:table-cell>
              <table:table-cell office:value-type="float" office:value="0.340499997138977">
                <text:p>0.340499997138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5500025749206">
                <text:p>0.935500025749206</text:p>
              </table:table-cell>
              <table:table-cell office:value-type="float" office:value="0.557500004768372">
                <text:p>0.557500004768372</text:p>
              </table:table-cell>
              <table:table-cell office:value-type="float" office:value="0.350499987602234">
                <text:p>0.3504999876022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500004768372">
                <text:p>0.932500004768372</text:p>
              </table:table-cell>
              <table:table-cell office:value-type="float" office:value="0.524500012397766">
                <text:p>0.524500012397766</text:p>
              </table:table-cell>
              <table:table-cell office:value-type="float" office:value="0.319499999284744">
                <text:p>0.319499999284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552999973297119">
                <text:p>0.552999973297119</text:p>
              </table:table-cell>
              <table:table-cell office:value-type="float" office:value="0.33950001001358">
                <text:p>0.33950001001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9999997615814">
                <text:p>0.939999997615814</text:p>
              </table:table-cell>
              <table:table-cell office:value-type="float" office:value="0.543500006198883">
                <text:p>0.543500006198883</text:p>
              </table:table-cell>
              <table:table-cell office:value-type="float" office:value="0.319499999284744">
                <text:p>0.319499999284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6500022411346">
                <text:p>0.926500022411346</text:p>
              </table:table-cell>
              <table:table-cell office:value-type="float" office:value="0.566500008106232">
                <text:p>0.566500008106232</text:p>
              </table:table-cell>
              <table:table-cell office:value-type="float" office:value="0.305000007152557">
                <text:p>0.305000007152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1999981403351">
                <text:p>0.931999981403351</text:p>
              </table:table-cell>
              <table:table-cell office:value-type="float" office:value="0.551999986171722">
                <text:p>0.551999986171722</text:p>
              </table:table-cell>
              <table:table-cell office:value-type="float" office:value="0.290499985218048">
                <text:p>0.290499985218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8999979496002">
                <text:p>0.908999979496002</text:p>
              </table:table-cell>
              <table:table-cell office:value-type="float" office:value="0.541499972343445">
                <text:p>0.541499972343445</text:p>
              </table:table-cell>
              <table:table-cell office:value-type="float" office:value="0.33899998664856">
                <text:p>0.33899998664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0.55349999666214">
                <text:p>0.55349999666214</text:p>
              </table:table-cell>
              <table:table-cell office:value-type="float" office:value="0.345499992370606">
                <text:p>0.345499992370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586499989032745">
                <text:p>0.586499989032745</text:p>
              </table:table-cell>
              <table:table-cell office:value-type="float" office:value="0.323000013828278">
                <text:p>0.323000013828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0000007152557">
                <text:p>0.930000007152557</text:p>
              </table:table-cell>
              <table:table-cell office:value-type="float" office:value="0.569000005722046">
                <text:p>0.569000005722046</text:p>
              </table:table-cell>
              <table:table-cell office:value-type="float" office:value="0.346500009298325">
                <text:p>0.346500009298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5000002384186">
                <text:p>0.935000002384186</text:p>
              </table:table-cell>
              <table:table-cell office:value-type="float" office:value="0.55349999666214">
                <text:p>0.55349999666214</text:p>
              </table:table-cell>
              <table:table-cell office:value-type="float" office:value="0.340499997138977">
                <text:p>0.340499997138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561999976634979">
                <text:p>0.561999976634979</text:p>
              </table:table-cell>
              <table:table-cell office:value-type="float" office:value="0.324499994516373">
                <text:p>0.324499994516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0499970912933">
                <text:p>0.930499970912933</text:p>
              </table:table-cell>
              <table:table-cell office:value-type="float" office:value="0.561500012874603">
                <text:p>0.561500012874603</text:p>
              </table:table-cell>
              <table:table-cell office:value-type="float" office:value="0.345999985933304">
                <text:p>0.345999985933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0500020980835">
                <text:p>0.940500020980835</text:p>
              </table:table-cell>
              <table:table-cell office:value-type="float" office:value="0.559000015258789">
                <text:p>0.559000015258789</text:p>
              </table:table-cell>
              <table:table-cell office:value-type="float" office:value="0.333000004291534">
                <text:p>0.333000004291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1500027179718">
                <text:p>0.921500027179718</text:p>
              </table:table-cell>
              <table:table-cell office:value-type="float" office:value="0.544000029563904">
                <text:p>0.544000029563904</text:p>
              </table:table-cell>
              <table:table-cell office:value-type="float" office:value="0.33500000834465">
                <text:p>0.33500000834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0500020980835">
                <text:p>0.940500020980835</text:p>
              </table:table-cell>
              <table:table-cell office:value-type="float" office:value="0.566500008106232">
                <text:p>0.566500008106232</text:p>
              </table:table-cell>
              <table:table-cell office:value-type="float" office:value="0.34349998831749">
                <text:p>0.34349998831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0.34799998998642">
                <text:p>0.34799998998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900002002716">
                <text:p>0.92900002002716</text:p>
              </table:table-cell>
              <table:table-cell office:value-type="float" office:value="0.582499980926514">
                <text:p>0.582499980926514</text:p>
              </table:table-cell>
              <table:table-cell office:value-type="float" office:value="0.323500007390976">
                <text:p>0.323500007390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3500010967254">
                <text:p>0.913500010967254</text:p>
              </table:table-cell>
              <table:table-cell office:value-type="float" office:value="0.581499993801117">
                <text:p>0.581499993801117</text:p>
              </table:table-cell>
              <table:table-cell office:value-type="float" office:value="0.338499993085861">
                <text:p>0.338499993085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1999990940094">
                <text:p>0.921999990940094</text:p>
              </table:table-cell>
              <table:table-cell office:value-type="float" office:value="0.560000002384186">
                <text:p>0.560000002384186</text:p>
              </table:table-cell>
              <table:table-cell office:value-type="float" office:value="0.328999996185303">
                <text:p>0.328999996185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1500017642975">
                <text:p>0.931500017642975</text:p>
              </table:table-cell>
              <table:table-cell office:value-type="float" office:value="0.550999999046326">
                <text:p>0.550999999046326</text:p>
              </table:table-cell>
              <table:table-cell office:value-type="float" office:value="0.33050000667572">
                <text:p>0.33050000667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7152557">
                <text:p>0.930000007152557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317999988794327">
                <text:p>0.317999988794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3499991893768">
                <text:p>0.933499991893768</text:p>
              </table:table-cell>
              <table:table-cell office:value-type="float" office:value="0.578999996185303">
                <text:p>0.578999996185303</text:p>
              </table:table-cell>
              <table:table-cell office:value-type="float" office:value="0.333000004291534">
                <text:p>0.333000004291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500029087067">
                <text:p>0.944500029087067</text:p>
              </table:table-cell>
              <table:table-cell office:value-type="float" office:value="0.590499997138977">
                <text:p>0.590499997138977</text:p>
              </table:table-cell>
              <table:table-cell office:value-type="float" office:value="0.335999995470047">
                <text:p>0.335999995470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552500009536743">
                <text:p>0.552500009536743</text:p>
              </table:table-cell>
              <table:table-cell office:value-type="float" office:value="0.33899998664856">
                <text:p>0.338999986648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3499982357025">
                <text:p>0.943499982357025</text:p>
              </table:table-cell>
              <table:table-cell office:value-type="float" office:value="0.514500021934509">
                <text:p>0.514500021934509</text:p>
              </table:table-cell>
              <table:table-cell office:value-type="float" office:value="0.355500012636185">
                <text:p>0.355500012636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7999973297119">
                <text:p>0.927999973297119</text:p>
              </table:table-cell>
              <table:table-cell office:value-type="float" office:value="0.55400002002716">
                <text:p>0.55400002002716</text:p>
              </table:table-cell>
              <table:table-cell office:value-type="float" office:value="0.353500008583069">
                <text:p>0.353500008583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569999992847443">
                <text:p>0.569999992847443</text:p>
              </table:table-cell>
              <table:table-cell office:value-type="float" office:value="0.349000006914139">
                <text:p>0.349000006914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5500016212463">
                <text:p>0.945500016212463</text:p>
              </table:table-cell>
              <table:table-cell office:value-type="float" office:value="0.58899998664856">
                <text:p>0.58899998664856</text:p>
              </table:table-cell>
              <table:table-cell office:value-type="float" office:value="0.369500011205673">
                <text:p>0.369500011205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3000018596649">
                <text:p>0.943000018596649</text:p>
              </table:table-cell>
              <table:table-cell office:value-type="float" office:value="0.563499987125397">
                <text:p>0.563499987125397</text:p>
              </table:table-cell>
              <table:table-cell office:value-type="float" office:value="0.33950001001358">
                <text:p>0.33950001001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2499995231628">
                <text:p>0.942499995231628</text:p>
              </table:table-cell>
              <table:table-cell office:value-type="float" office:value="0.561999976634979">
                <text:p>0.561999976634979</text:p>
              </table:table-cell>
              <table:table-cell office:value-type="float" office:value="0.35249999165535">
                <text:p>0.35249999165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573499977588654">
                <text:p>0.573499977588654</text:p>
              </table:table-cell>
              <table:table-cell office:value-type="float" office:value="0.341500014066696">
                <text:p>0.341500014066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8499987125397">
                <text:p>0.938499987125397</text:p>
              </table:table-cell>
              <table:table-cell office:value-type="float" office:value="0.566999971866608">
                <text:p>0.566999971866608</text:p>
              </table:table-cell>
              <table:table-cell office:value-type="float" office:value="0.330000013113022">
                <text:p>0.330000013113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39999997615814">
                <text:p>0.939999997615814</text:p>
              </table:table-cell>
              <table:table-cell office:value-type="float" office:value="0.585500001907349">
                <text:p>0.585500001907349</text:p>
              </table:table-cell>
              <table:table-cell office:value-type="float" office:value="0.372999995946884">
                <text:p>0.372999995946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43000018596649">
                <text:p>0.943000018596649</text:p>
              </table:table-cell>
              <table:table-cell office:value-type="float" office:value="0.582000017166138">
                <text:p>0.582000017166138</text:p>
              </table:table-cell>
              <table:table-cell office:value-type="float" office:value="0.368499994277954">
                <text:p>0.368499994277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0999984741211">
                <text:p>0.940999984741211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0.358999997377396">
                <text:p>0.358999997377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587999999523163">
                <text:p>0.587999999523163</text:p>
              </table:table-cell>
              <table:table-cell office:value-type="float" office:value="0.359499990940094">
                <text:p>0.359499990940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3499982357025">
                <text:p>0.943499982357025</text:p>
              </table:table-cell>
              <table:table-cell office:value-type="float" office:value="0.59500002861023">
                <text:p>0.59500002861023</text:p>
              </table:table-cell>
              <table:table-cell office:value-type="float" office:value="0.373499989509583">
                <text:p>0.3734999895095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583000004291534">
                <text:p>0.583000004291534</text:p>
              </table:table-cell>
              <table:table-cell office:value-type="float" office:value="0.351999998092651">
                <text:p>0.351999998092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4499988555908">
                <text:p>0.924499988555908</text:p>
              </table:table-cell>
              <table:table-cell office:value-type="float" office:value="0.574999988079071">
                <text:p>0.574999988079071</text:p>
              </table:table-cell>
              <table:table-cell office:value-type="float" office:value="0.368499994277954">
                <text:p>0.3684999942779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4000005722046">
                <text:p>0.944000005722046</text:p>
              </table:table-cell>
              <table:table-cell office:value-type="float" office:value="0.58050000667572">
                <text:p>0.58050000667572</text:p>
              </table:table-cell>
              <table:table-cell office:value-type="float" office:value="0.342500001192093">
                <text:p>0.3425000011920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2900002002716">
                <text:p>0.92900002002716</text:p>
              </table:table-cell>
              <table:table-cell office:value-type="float" office:value="0.570999979972839">
                <text:p>0.570999979972839</text:p>
              </table:table-cell>
              <table:table-cell office:value-type="float" office:value="0.35249999165535">
                <text:p>0.35249999165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3000028133392">
                <text:p>0.933000028133392</text:p>
              </table:table-cell>
              <table:table-cell office:value-type="float" office:value="0.614499986171722">
                <text:p>0.614499986171722</text:p>
              </table:table-cell>
              <table:table-cell office:value-type="float" office:value="0.368999987840652">
                <text:p>0.368999987840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9000010490418">
                <text:p>0.939000010490418</text:p>
              </table:table-cell>
              <table:table-cell office:value-type="float" office:value="0.582499980926514">
                <text:p>0.582499980926514</text:p>
              </table:table-cell>
              <table:table-cell office:value-type="float" office:value="0.349999994039535">
                <text:p>0.349999994039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603999972343445">
                <text:p>0.603999972343445</text:p>
              </table:table-cell>
              <table:table-cell office:value-type="float" office:value="0.37049999833107">
                <text:p>0.37049999833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587999999523163">
                <text:p>0.587999999523163</text:p>
              </table:table-cell>
              <table:table-cell office:value-type="float" office:value="0.368000000715256">
                <text:p>0.368000000715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583999991416931">
                <text:p>0.583999991416931</text:p>
              </table:table-cell>
              <table:table-cell office:value-type="float" office:value="0.354999989271164">
                <text:p>0.354999989271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596000015735626">
                <text:p>0.596000015735626</text:p>
              </table:table-cell>
              <table:table-cell office:value-type="float" office:value="0.347000002861023">
                <text:p>0.3470000028610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0500020980835">
                <text:p>0.940500020980835</text:p>
              </table:table-cell>
              <table:table-cell office:value-type="float" office:value="0.592000007629395">
                <text:p>0.592000007629395</text:p>
              </table:table-cell>
              <table:table-cell office:value-type="float" office:value="0.359499990940094">
                <text:p>0.3594999909400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595499992370606">
                <text:p>0.595499992370606</text:p>
              </table:table-cell>
              <table:table-cell office:value-type="float" office:value="0.354000002145767">
                <text:p>0.3540000021457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569500029087067">
                <text:p>0.569500029087067</text:p>
              </table:table-cell>
              <table:table-cell office:value-type="float" office:value="0.357499986886978">
                <text:p>0.3574999868869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949999332428">
                <text:p>0.91949999332428</text:p>
              </table:table-cell>
              <table:table-cell office:value-type="float" office:value="0.604499995708466">
                <text:p>0.604499995708466</text:p>
              </table:table-cell>
              <table:table-cell office:value-type="float" office:value="0.354499995708466">
                <text:p>0.354499995708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600499987602234">
                <text:p>0.600499987602234</text:p>
              </table:table-cell>
              <table:table-cell office:value-type="float" office:value="0.37049999833107">
                <text:p>0.37049999833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600000023841858">
                <text:p>0.600000023841858</text:p>
              </table:table-cell>
              <table:table-cell office:value-type="float" office:value="0.365000009536743">
                <text:p>0.365000009536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606500029563904">
                <text:p>0.606500029563904</text:p>
              </table:table-cell>
              <table:table-cell office:value-type="float" office:value="0.370000004768372">
                <text:p>0.3700000047683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39999997615814">
                <text:p>0.939999997615814</text:p>
              </table:table-cell>
              <table:table-cell office:value-type="float" office:value="0.574999988079071">
                <text:p>0.574999988079071</text:p>
              </table:table-cell>
              <table:table-cell office:value-type="float" office:value="0.368499994277954">
                <text:p>0.3684999942779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15499985218048">
                <text:p>0.915499985218048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351500004529953">
                <text:p>0.351500004529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599500000476837">
                <text:p>0.599500000476837</text:p>
              </table:table-cell>
              <table:table-cell office:value-type="float" office:value="0.377499997615814">
                <text:p>0.3774999976158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39999997615814">
                <text:p>0.939999997615814</text:p>
              </table:table-cell>
              <table:table-cell office:value-type="float" office:value="0.575500011444092">
                <text:p>0.575500011444092</text:p>
              </table:table-cell>
              <table:table-cell office:value-type="float" office:value="0.372999995946884">
                <text:p>0.372999995946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597000002861023">
                <text:p>0.597000002861023</text:p>
              </table:table-cell>
              <table:table-cell office:value-type="float" office:value="0.328000009059906">
                <text:p>0.328000009059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592999994754791">
                <text:p>0.592999994754791</text:p>
              </table:table-cell>
              <table:table-cell office:value-type="float" office:value="0.382499992847443">
                <text:p>0.382499992847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584999978542328">
                <text:p>0.584999978542328</text:p>
              </table:table-cell>
              <table:table-cell office:value-type="float" office:value="0.361000001430511">
                <text:p>0.361000001430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605000019073486">
                <text:p>0.605000019073486</text:p>
              </table:table-cell>
              <table:table-cell office:value-type="float" office:value="0.368499994277954">
                <text:p>0.368499994277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8000023365021">
                <text:p>0.938000023365021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0.372000008821487">
                <text:p>0.372000008821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7500009536743">
                <text:p>0.927500009536743</text:p>
              </table:table-cell>
              <table:table-cell office:value-type="float" office:value="0.599500000476837">
                <text:p>0.599500000476837</text:p>
              </table:table-cell>
              <table:table-cell office:value-type="float" office:value="0.344500005245209">
                <text:p>0.344500005245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30999994277954">
                <text:p>0.930999994277954</text:p>
              </table:table-cell>
              <table:table-cell office:value-type="float" office:value="0.594500005245209">
                <text:p>0.594500005245209</text:p>
              </table:table-cell>
              <table:table-cell office:value-type="float" office:value="0.391999989748001">
                <text:p>0.391999989748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602500021457672">
                <text:p>0.602500021457672</text:p>
              </table:table-cell>
              <table:table-cell office:value-type="float" office:value="0.36599999666214">
                <text:p>0.365999996662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588500022888184">
                <text:p>0.588500022888184</text:p>
              </table:table-cell>
              <table:table-cell office:value-type="float" office:value="0.365500003099442">
                <text:p>0.365500003099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1499998569488">
                <text:p>0.951499998569488</text:p>
              </table:table-cell>
              <table:table-cell office:value-type="float" office:value="0.593500018119812">
                <text:p>0.593500018119812</text:p>
              </table:table-cell>
              <table:table-cell office:value-type="float" office:value="0.381000012159348">
                <text:p>0.381000012159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3499982357025">
                <text:p>0.943499982357025</text:p>
              </table:table-cell>
              <table:table-cell office:value-type="float" office:value="0.607999980449677">
                <text:p>0.607999980449677</text:p>
              </table:table-cell>
              <table:table-cell office:value-type="float" office:value="0.361000001430511">
                <text:p>0.3610000014305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583000004291534">
                <text:p>0.583000004291534</text:p>
              </table:table-cell>
              <table:table-cell office:value-type="float" office:value="0.359499990940094">
                <text:p>0.359499990940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0999994277954">
                <text:p>0.930999994277954</text:p>
              </table:table-cell>
              <table:table-cell office:value-type="float" office:value="0.580999970436096">
                <text:p>0.580999970436096</text:p>
              </table:table-cell>
              <table:table-cell office:value-type="float" office:value="0.372000008821487">
                <text:p>0.3720000088214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569999992847443">
                <text:p>0.569999992847443</text:p>
              </table:table-cell>
              <table:table-cell office:value-type="float" office:value="0.39750000834465">
                <text:p>0.39750000834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575999975204468">
                <text:p>0.575999975204468</text:p>
              </table:table-cell>
              <table:table-cell office:value-type="float" office:value="0.381000012159348">
                <text:p>0.381000012159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3999996185303">
                <text:p>0.953999996185303</text:p>
              </table:table-cell>
              <table:table-cell office:value-type="float" office:value="0.593500018119812">
                <text:p>0.593500018119812</text:p>
              </table:table-cell>
              <table:table-cell office:value-type="float" office:value="0.381999999284744">
                <text:p>0.381999999284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6500012874603">
                <text:p>0.936500012874603</text:p>
              </table:table-cell>
              <table:table-cell office:value-type="float" office:value="0.601000010967255">
                <text:p>0.601000010967255</text:p>
              </table:table-cell>
              <table:table-cell office:value-type="float" office:value="0.363999992609024">
                <text:p>0.363999992609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1499998569488">
                <text:p>0.951499998569488</text:p>
              </table:table-cell>
              <table:table-cell office:value-type="float" office:value="0.587000012397766">
                <text:p>0.587000012397766</text:p>
              </table:table-cell>
              <table:table-cell office:value-type="float" office:value="0.377499997615814">
                <text:p>0.377499997615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0.370999991893768">
                <text:p>0.370999991893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602999985218048">
                <text:p>0.602999985218048</text:p>
              </table:table-cell>
              <table:table-cell office:value-type="float" office:value="0.35699999332428">
                <text:p>0.35699999332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36149999499321">
                <text:p>0.361499994993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613499999046326">
                <text:p>0.613499999046326</text:p>
              </table:table-cell>
              <table:table-cell office:value-type="float" office:value="0.363000005483627">
                <text:p>0.3630000054836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576499998569489">
                <text:p>0.576499998569489</text:p>
              </table:table-cell>
              <table:table-cell office:value-type="float" office:value="0.377999991178513">
                <text:p>0.377999991178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4500029087067">
                <text:p>0.944500029087067</text:p>
              </table:table-cell>
              <table:table-cell office:value-type="float" office:value="0.596000015735626">
                <text:p>0.596000015735626</text:p>
              </table:table-cell>
              <table:table-cell office:value-type="float" office:value="0.375499993562698">
                <text:p>0.375499993562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3499991893768">
                <text:p>0.933499991893768</text:p>
              </table:table-cell>
              <table:table-cell office:value-type="float" office:value="0.574999988079071">
                <text:p>0.574999988079071</text:p>
              </table:table-cell>
              <table:table-cell office:value-type="float" office:value="0.381000012159348">
                <text:p>0.3810000121593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601000010967255">
                <text:p>0.601000010967255</text:p>
              </table:table-cell>
              <table:table-cell office:value-type="float" office:value="0.377999991178513">
                <text:p>0.3779999911785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35500025749206">
                <text:p>0.935500025749206</text:p>
              </table:table-cell>
              <table:table-cell office:value-type="float" office:value="0.587000012397766">
                <text:p>0.587000012397766</text:p>
              </table:table-cell>
              <table:table-cell office:value-type="float" office:value="0.386000007390976">
                <text:p>0.386000007390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04499995708466">
                <text:p>0.604499995708466</text:p>
              </table:table-cell>
              <table:table-cell office:value-type="float" office:value="0.363499999046326">
                <text:p>0.3634999990463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39499974250793">
                <text:p>0.939499974250793</text:p>
              </table:table-cell>
              <table:table-cell office:value-type="float" office:value="0.601499974727631">
                <text:p>0.601499974727631</text:p>
              </table:table-cell>
              <table:table-cell office:value-type="float" office:value="0.395999997854233">
                <text:p>0.3959999978542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601000010967255">
                <text:p>0.601000010967255</text:p>
              </table:table-cell>
              <table:table-cell office:value-type="float" office:value="0.362500011920929">
                <text:p>0.362500011920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600000023841858">
                <text:p>0.600000023841858</text:p>
              </table:table-cell>
              <table:table-cell office:value-type="float" office:value="0.363999992609024">
                <text:p>0.363999992609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565999984741211">
                <text:p>0.565999984741211</text:p>
              </table:table-cell>
              <table:table-cell office:value-type="float" office:value="0.358500003814697">
                <text:p>0.358500003814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597500026226044">
                <text:p>0.597500026226044</text:p>
              </table:table-cell>
              <table:table-cell office:value-type="float" office:value="0.377999991178513">
                <text:p>0.3779999911785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602500021457672">
                <text:p>0.602500021457672</text:p>
              </table:table-cell>
              <table:table-cell office:value-type="float" office:value="0.368999987840652">
                <text:p>0.368999987840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597500026226044">
                <text:p>0.597500026226044</text:p>
              </table:table-cell>
              <table:table-cell office:value-type="float" office:value="0.33050000667572">
                <text:p>0.330500006675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39999997615814">
                <text:p>0.939999997615814</text:p>
              </table:table-cell>
              <table:table-cell office:value-type="float" office:value="0.597000002861023">
                <text:p>0.597000002861023</text:p>
              </table:table-cell>
              <table:table-cell office:value-type="float" office:value="0.384499996900559">
                <text:p>0.3844999969005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596000015735626">
                <text:p>0.596000015735626</text:p>
              </table:table-cell>
              <table:table-cell office:value-type="float" office:value="0.375499993562698">
                <text:p>0.375499993562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609499990940094">
                <text:p>0.609499990940094</text:p>
              </table:table-cell>
              <table:table-cell office:value-type="float" office:value="0.369500011205673">
                <text:p>0.369500011205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51499998569488">
                <text:p>0.951499998569488</text:p>
              </table:table-cell>
              <table:table-cell office:value-type="float" office:value="0.579500019550324">
                <text:p>0.579500019550324</text:p>
              </table:table-cell>
              <table:table-cell office:value-type="float" office:value="0.371499985456467">
                <text:p>0.3714999854564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39499974250793">
                <text:p>0.939499974250793</text:p>
              </table:table-cell>
              <table:table-cell office:value-type="float" office:value="0.597500026226044">
                <text:p>0.597500026226044</text:p>
              </table:table-cell>
              <table:table-cell office:value-type="float" office:value="0.349999994039535">
                <text:p>0.3499999940395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592499971389771">
                <text:p>0.592499971389771</text:p>
              </table:table-cell>
              <table:table-cell office:value-type="float" office:value="0.384999990463257">
                <text:p>0.3849999904632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604499995708466">
                <text:p>0.604499995708466</text:p>
              </table:table-cell>
              <table:table-cell office:value-type="float" office:value="0.360000014305115">
                <text:p>0.360000014305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592000007629395">
                <text:p>0.592000007629395</text:p>
              </table:table-cell>
              <table:table-cell office:value-type="float" office:value="0.381000012159348">
                <text:p>0.381000012159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14000022411346">
                <text:p>0.614000022411346</text:p>
              </table:table-cell>
              <table:table-cell office:value-type="float" office:value="0.358999997377396">
                <text:p>0.358999997377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0.378500014543533">
                <text:p>0.3785000145435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582000017166138">
                <text:p>0.582000017166138</text:p>
              </table:table-cell>
              <table:table-cell office:value-type="float" office:value="0.368999987840652">
                <text:p>0.368999987840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59850001335144">
                <text:p>0.59850001335144</text:p>
              </table:table-cell>
              <table:table-cell office:value-type="float" office:value="0.369500011205673">
                <text:p>0.3695000112056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598999977111816">
                <text:p>0.598999977111816</text:p>
              </table:table-cell>
              <table:table-cell office:value-type="float" office:value="0.371499985456467">
                <text:p>0.371499985456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602999985218048">
                <text:p>0.602999985218048</text:p>
              </table:table-cell>
              <table:table-cell office:value-type="float" office:value="0.384999990463257">
                <text:p>0.3849999904632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582499980926514">
                <text:p>0.582499980926514</text:p>
              </table:table-cell>
              <table:table-cell office:value-type="float" office:value="0.388000011444092">
                <text:p>0.3880000114440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578999996185303">
                <text:p>0.578999996185303</text:p>
              </table:table-cell>
              <table:table-cell office:value-type="float" office:value="0.364499986171722">
                <text:p>0.3644999861717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613499999046326">
                <text:p>0.613499999046326</text:p>
              </table:table-cell>
              <table:table-cell office:value-type="float" office:value="0.386999994516373">
                <text:p>0.3869999945163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578999996185303">
                <text:p>0.578999996185303</text:p>
              </table:table-cell>
              <table:table-cell office:value-type="float" office:value="0.372000008821487">
                <text:p>0.372000008821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53499972820282">
                <text:p>0.953499972820282</text:p>
              </table:table-cell>
              <table:table-cell office:value-type="float" office:value="0.619000017642975">
                <text:p>0.619000017642975</text:p>
              </table:table-cell>
              <table:table-cell office:value-type="float" office:value="0.356499999761581">
                <text:p>0.3564999997615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596499979496002">
                <text:p>0.596499979496002</text:p>
              </table:table-cell>
              <table:table-cell office:value-type="float" office:value="0.386500000953674">
                <text:p>0.386500000953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376500010490417">
                <text:p>0.3765000104904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591000020503998">
                <text:p>0.591000020503998</text:p>
              </table:table-cell>
              <table:table-cell office:value-type="float" office:value="0.378500014543533">
                <text:p>0.3785000145435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616999983787537">
                <text:p>0.616999983787537</text:p>
              </table:table-cell>
              <table:table-cell office:value-type="float" office:value="0.375499993562698">
                <text:p>0.375499993562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617500007152557">
                <text:p>0.617500007152557</text:p>
              </table:table-cell>
              <table:table-cell office:value-type="float" office:value="0.384499996900559">
                <text:p>0.3844999969005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624499976634979">
                <text:p>0.624499976634979</text:p>
              </table:table-cell>
              <table:table-cell office:value-type="float" office:value="0.375499993562698">
                <text:p>0.3754999935626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612500011920929">
                <text:p>0.612500011920929</text:p>
              </table:table-cell>
              <table:table-cell office:value-type="float" office:value="0.363499999046326">
                <text:p>0.363499999046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596499979496002">
                <text:p>0.596499979496002</text:p>
              </table:table-cell>
              <table:table-cell office:value-type="float" office:value="0.369500011205673">
                <text:p>0.3695000112056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612999975681305">
                <text:p>0.612999975681305</text:p>
              </table:table-cell>
              <table:table-cell office:value-type="float" office:value="0.384999990463257">
                <text:p>0.3849999904632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610000014305115">
                <text:p>0.610000014305115</text:p>
              </table:table-cell>
              <table:table-cell office:value-type="float" office:value="0.369500011205673">
                <text:p>0.369500011205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600499987602234">
                <text:p>0.600499987602234</text:p>
              </table:table-cell>
              <table:table-cell office:value-type="float" office:value="0.372500002384186">
                <text:p>0.372500002384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3499972820282">
                <text:p>0.953499972820282</text:p>
              </table:table-cell>
              <table:table-cell office:value-type="float" office:value="0.600000023841858">
                <text:p>0.600000023841858</text:p>
              </table:table-cell>
              <table:table-cell office:value-type="float" office:value="0.381999999284744">
                <text:p>0.381999999284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597000002861023">
                <text:p>0.597000002861023</text:p>
              </table:table-cell>
              <table:table-cell office:value-type="float" office:value="0.375499993562698">
                <text:p>0.3754999935626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615000009536743">
                <text:p>0.615000009536743</text:p>
              </table:table-cell>
              <table:table-cell office:value-type="float" office:value="0.351000010967255">
                <text:p>0.351000010967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01000010967255">
                <text:p>0.601000010967255</text:p>
              </table:table-cell>
              <table:table-cell office:value-type="float" office:value="0.358000010251999">
                <text:p>0.358000010251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